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0.9083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PageStyle_5f_ads1118_5f_SPI_5f_01">
      <style:table-properties table:display="true" style:writing-mode="lr-tb"/>
    </style:style>
    <number:number-style style:name="N5061" number:language="en" number:country="US">
      <number:scientific-number number:decimal-places="2" number:min-integer-digits="1" number:min-exponent-digits="2"/>
    </number:number-style>
    <style:style style:name="ce1" style:family="table-cell" style:parent-style-name="Default" style:data-style-name="N5061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ds1118_SPI_0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2" table:number-columns-repeated="5" table:default-cell-style-name="Default"/>
        <table:table-column table:style-name="co1" table:number-columns-repeated="1014" table:default-cell-style-name="Default"/>
        <table:table-row table:style-name="ro1">
          <table:table-cell office:value-type="string">
            <text:p>Time [s]</text:p>
          </table:table-cell>
          <table:table-cell office:value-type="string">
            <text:p>Packet ID</text:p>
          </table:table-cell>
          <table:table-cell office:value-type="string">
            <text:p>Xfer Num</text:p>
          </table:table-cell>
          <table:table-cell office:value-type="string">
            <text:p>MOSI</text:p>
          </table:table-cell>
          <table:table-cell office:value-type="string">
            <text:p>MISO</text:p>
          </table:table-cell>
          <table:table-cell table:number-columns-repeated="3"/>
          <table:table-cell office:value-type="string">
            <text:p>MOSI Binary</text:p>
          </table:table-cell>
          <table:table-cell office:value-type="string">
            <text:p>MISO Binary</text:p>
          </table:table-cell>
          <table:table-cell table:number-columns-repeated="1014"/>
        </table:table-row>
        <table:table-row table:style-name="ro2">
          <table:table-cell table:style-name="ce1" office:value-type="float" office:value="0.0000435">
            <text:p>4.35E-05</text:p>
          </table:table-cell>
          <table:table-cell office:value-type="float" office:value="0">
            <text:p>0</text:p>
          </table:table-cell>
          <table:table-cell table:formula="of:=IF([.B2]=[.B1];[.C1]+1;1)" office:value-type="float" office:value="1">
            <text:p>1</text:p>
          </table:table-cell>
          <table:table-cell office:value-type="string">
            <text:p>0xBB</text:p>
          </table:table-cell>
          <table:table-cell office:value-type="string">
            <text:p>0x0A</text:p>
          </table:table-cell>
          <table:table-cell table:formula="of:=IF(ISODD([.$C2]);&quot;SEND&quot;;IF([.$C2]=2;&quot;DATA&quot;;&quot;GET&quot;))" office:value-type="string" office:string-value="SEND">
            <text:p>SEND</text:p>
          </table:table-cell>
          <table:table-cell table:formula="of:=IF(ISODD([.$C2]);[.$D2];[.$E1])" office:value-type="string" office:string-value="0xBB">
            <text:p>0xBB</text:p>
          </table:table-cell>
          <table:table-cell table:formula="of:=IF(ISODD([.$C2]);[.$D3];[.$E2])" office:value-type="string" office:string-value="0x0B">
            <text:p>0x0B</text:p>
          </table:table-cell>
          <table:table-cell table:formula="of:=HEX2BIN(RIGHT([.D2];2);8)" office:value-type="string" office:string-value="10111011">
            <text:p>10111011</text:p>
          </table:table-cell>
          <table:table-cell table:formula="of:=HEX2BIN(RIGHT([.E2];2);8)" office:value-type="string" office:string-value="00001010">
            <text:p>00001010</text:p>
          </table:table-cell>
          <table:table-cell table:number-columns-repeated="1014"/>
        </table:table-row>
        <table:table-row table:style-name="ro2">
          <table:table-cell office:value-type="float" office:value="0.00046754">
            <text:p>0.00046754</text:p>
          </table:table-cell>
          <table:table-cell office:value-type="float" office:value="0">
            <text:p>0</text:p>
          </table:table-cell>
          <table:table-cell table:formula="of:=IF([.B3]=[.B2];[.C2]+1;1)" office:value-type="float" office:value="2">
            <text:p>2</text:p>
          </table:table-cell>
          <table:table-cell office:value-type="string">
            <text:p>0x0B</text:p>
          </table:table-cell>
          <table:table-cell office:value-type="string">
            <text:p>0xD8</text:p>
          </table:table-cell>
          <table:table-cell table:formula="of:=IF(ISODD([.$C3]);&quot;SEND&quot;;IF([.$C3]=2;&quot;DATA&quot;;&quot;GET&quot;))" office:value-type="string" office:string-value="DATA">
            <text:p>DATA</text:p>
          </table:table-cell>
          <table:table-cell table:formula="of:=IF(ISODD([.$C3]);[.$D3];[.$E2])" office:value-type="string" office:string-value="0x0A">
            <text:p>0x0A</text:p>
          </table:table-cell>
          <table:table-cell table:formula="of:=IF(ISODD([.$C3]);[.$D4];[.$E3])" office:value-type="string" office:string-value="0xD8">
            <text:p>0xD8</text:p>
          </table:table-cell>
          <table:table-cell table:formula="of:=HEX2BIN(RIGHT([.D3];2);8)" office:value-type="string" office:string-value="00001011">
            <text:p>00001011</text:p>
          </table:table-cell>
          <table:table-cell table:formula="of:=HEX2BIN(RIGHT([.E3];2);8)" office:value-type="string" office:string-value="11011000">
            <text:p>11011000</text:p>
          </table:table-cell>
          <table:table-cell table:number-columns-repeated="1014"/>
        </table:table-row>
        <table:table-row table:style-name="ro2">
          <table:table-cell office:value-type="float" office:value="0.00089556">
            <text:p>0.00089556</text:p>
          </table:table-cell>
          <table:table-cell office:value-type="float" office:value="0">
            <text:p>0</text:p>
          </table:table-cell>
          <table:table-cell table:formula="of:=IF([.B4]=[.B3];[.C3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IF(ISODD([.$C4]);&quot;SEND&quot;;IF([.$C4]=2;&quot;DATA&quot;;&quot;GET&quot;))" office:value-type="string" office:string-value="SEND">
            <text:p>SEND</text:p>
          </table:table-cell>
          <table:table-cell table:formula="of:=IF(ISODD([.$C4]);[.$D4];[.$E3])" office:value-type="string" office:string-value="0xFF">
            <text:p>0xFF</text:p>
          </table:table-cell>
          <table:table-cell table:formula="of:=IF(ISODD([.$C4]);[.$D5];[.$E4])" office:value-type="string" office:string-value="0xFF">
            <text:p>0xFF</text:p>
          </table:table-cell>
          <table:table-cell table:formula="of:=HEX2BIN(RIGHT([.D4];2);8)" office:value-type="string" office:string-value="11111111">
            <text:p>11111111</text:p>
          </table:table-cell>
          <table:table-cell table:formula="of:=HEX2BIN(RIGHT([.E4];2);8)" office:value-type="string" office:string-value="00111011">
            <text:p>00111011</text:p>
          </table:table-cell>
          <table:table-cell table:number-columns-repeated="1014"/>
        </table:table-row>
        <table:table-row table:style-name="ro2">
          <table:table-cell office:value-type="float" office:value="0.00133132">
            <text:p>0.00133132</text:p>
          </table:table-cell>
          <table:table-cell office:value-type="float" office:value="0">
            <text:p>0</text:p>
          </table:table-cell>
          <table:table-cell table:formula="of:=IF([.B5]=[.B4];[.C4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0D</text:p>
          </table:table-cell>
          <table:table-cell table:formula="of:=IF(ISODD([.$C5]);&quot;SEND&quot;;IF([.$C5]=2;&quot;DATA&quot;;&quot;GET&quot;))" office:value-type="string" office:string-value="GET">
            <text:p>GET</text:p>
          </table:table-cell>
          <table:table-cell table:formula="of:=IF(ISODD([.$C5]);[.$D5];[.$E4])" office:value-type="string" office:string-value="0x3B">
            <text:p>0x3B</text:p>
          </table:table-cell>
          <table:table-cell table:formula="of:=IF(ISODD([.$C5]);[.$D6];[.$E5])" office:value-type="string" office:string-value="0x0D">
            <text:p>0x0D</text:p>
          </table:table-cell>
          <table:table-cell table:formula="of:=HEX2BIN(RIGHT([.D5];2);8)" office:value-type="string" office:string-value="11111111">
            <text:p>11111111</text:p>
          </table:table-cell>
          <table:table-cell table:formula="of:=HEX2BIN(RIGHT([.E5];2);8)" office:value-type="string" office:string-value="00001101">
            <text:p>00001101</text:p>
          </table:table-cell>
          <table:table-cell table:number-columns-repeated="1014"/>
        </table:table-row>
        <table:table-row table:style-name="ro2">
          <table:table-cell office:value-type="float" office:value="0.14805826">
            <text:p>0.14805826</text:p>
          </table:table-cell>
          <table:table-cell office:value-type="float" office:value="1">
            <text:p>1</text:p>
          </table:table-cell>
          <table:table-cell table:formula="of:=IF([.B6]=[.B5];[.C5]+1;1)" office:value-type="float" office:value="1">
            <text:p>1</text:p>
          </table:table-cell>
          <table:table-cell table:number-columns-repeated="2" office:value-type="string">
            <text:p>0xFF</text:p>
          </table:table-cell>
          <table:table-cell table:formula="of:=IF(ISODD([.$C6]);&quot;SEND&quot;;IF([.$C6]=2;&quot;DATA&quot;;&quot;GET&quot;))" office:value-type="string" office:string-value="SEND">
            <text:p>SEND</text:p>
          </table:table-cell>
          <table:table-cell table:formula="of:=IF(ISODD([.$C6]);[.$D6];[.$E5])" office:value-type="string" office:string-value="0xFF">
            <text:p>0xFF</text:p>
          </table:table-cell>
          <table:table-cell table:formula="of:=IF(ISODD([.$C6]);[.$D7];[.$E6])" office:value-type="string" office:string-value="0xFF">
            <text:p>0xFF</text:p>
          </table:table-cell>
          <table:table-cell table:formula="of:=HEX2BIN(RIGHT([.D6];2);8)" office:value-type="string" office:string-value="11111111">
            <text:p>11111111</text:p>
          </table:table-cell>
          <table:table-cell table:formula="of:=HEX2BIN(RIGHT([.E6];2);8)" office:value-type="string" office:string-value="11111111">
            <text:p>11111111</text:p>
          </table:table-cell>
          <table:table-cell table:number-columns-repeated="1014"/>
        </table:table-row>
        <table:table-row table:style-name="ro2">
          <table:table-cell office:value-type="float" office:value="0.14849404">
            <text:p>0.14849404</text:p>
          </table:table-cell>
          <table:table-cell office:value-type="float" office:value="1">
            <text:p>1</text:p>
          </table:table-cell>
          <table:table-cell table:formula="of:=IF([.B7]=[.B6];[.C6]+1;1)" office:value-type="float" office:value="2">
            <text:p>2</text:p>
          </table:table-cell>
          <table:table-cell office:value-type="string">
            <text:p>0xFF</text:p>
          </table:table-cell>
          <table:table-cell office:value-type="string">
            <text:p>0xF9</text:p>
          </table:table-cell>
          <table:table-cell table:formula="of:=IF(ISODD([.$C7]);&quot;SEND&quot;;IF([.$C7]=2;&quot;DATA&quot;;&quot;GET&quot;))" office:value-type="string" office:string-value="DATA">
            <text:p>DATA</text:p>
          </table:table-cell>
          <table:table-cell table:formula="of:=IF(ISODD([.$C7]);[.$D7];[.$E6])" office:value-type="string" office:string-value="0xFF">
            <text:p>0xFF</text:p>
          </table:table-cell>
          <table:table-cell table:formula="of:=IF(ISODD([.$C7]);[.$D8];[.$E7])" office:value-type="string" office:string-value="0xF9">
            <text:p>0xF9</text:p>
          </table:table-cell>
          <table:table-cell table:formula="of:=HEX2BIN(RIGHT([.D7];2);8)" office:value-type="string" office:string-value="11111111">
            <text:p>11111111</text:p>
          </table:table-cell>
          <table:table-cell table:formula="of:=HEX2BIN(RIGHT([.E7];2);8)" office:value-type="string" office:string-value="11111001">
            <text:p>11111001</text:p>
          </table:table-cell>
          <table:table-cell table:number-columns-repeated="1014"/>
        </table:table-row>
        <table:table-row table:style-name="ro2">
          <table:table-cell office:value-type="float" office:value="0.14892982">
            <text:p>0.14892982</text:p>
          </table:table-cell>
          <table:table-cell office:value-type="float" office:value="1">
            <text:p>1</text:p>
          </table:table-cell>
          <table:table-cell table:formula="of:=IF([.B8]=[.B7];[.C7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IF(ISODD([.$C8]);&quot;SEND&quot;;IF([.$C8]=2;&quot;DATA&quot;;&quot;GET&quot;))" office:value-type="string" office:string-value="SEND">
            <text:p>SEND</text:p>
          </table:table-cell>
          <table:table-cell table:formula="of:=IF(ISODD([.$C8]);[.$D8];[.$E7])" office:value-type="string" office:string-value="0xFF">
            <text:p>0xFF</text:p>
          </table:table-cell>
          <table:table-cell table:formula="of:=IF(ISODD([.$C8]);[.$D9];[.$E8])" office:value-type="string" office:string-value="0xFF">
            <text:p>0xFF</text:p>
          </table:table-cell>
          <table:table-cell table:formula="of:=HEX2BIN(RIGHT([.D8];2);8)" office:value-type="string" office:string-value="11111111">
            <text:p>11111111</text:p>
          </table:table-cell>
          <table:table-cell table:formula="of:=HEX2BIN(RIGHT([.E8];2);8)" office:value-type="string" office:string-value="00111011">
            <text:p>00111011</text:p>
          </table:table-cell>
          <table:table-cell table:number-columns-repeated="1014"/>
        </table:table-row>
        <table:table-row table:style-name="ro2">
          <table:table-cell office:value-type="float" office:value="0.1493656">
            <text:p>0.1493656</text:p>
          </table:table-cell>
          <table:table-cell office:value-type="float" office:value="1">
            <text:p>1</text:p>
          </table:table-cell>
          <table:table-cell table:formula="of:=IF([.B9]=[.B8];[.C8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0B</text:p>
          </table:table-cell>
          <table:table-cell table:formula="of:=IF(ISODD([.$C9]);&quot;SEND&quot;;IF([.$C9]=2;&quot;DATA&quot;;&quot;GET&quot;))" office:value-type="string" office:string-value="GET">
            <text:p>GET</text:p>
          </table:table-cell>
          <table:table-cell table:formula="of:=IF(ISODD([.$C9]);[.$D9];[.$E8])" office:value-type="string" office:string-value="0x3B">
            <text:p>0x3B</text:p>
          </table:table-cell>
          <table:table-cell table:formula="of:=IF(ISODD([.$C9]);[.$D10];[.$E9])" office:value-type="string" office:string-value="0x0B">
            <text:p>0x0B</text:p>
          </table:table-cell>
          <table:table-cell table:formula="of:=HEX2BIN(RIGHT([.D9];2);8)" office:value-type="string" office:string-value="11111111">
            <text:p>11111111</text:p>
          </table:table-cell>
          <table:table-cell table:formula="of:=HEX2BIN(RIGHT([.E9];2);8)" office:value-type="string" office:string-value="00001011">
            <text:p>00001011</text:p>
          </table:table-cell>
          <table:table-cell table:number-columns-repeated="1014"/>
        </table:table-row>
        <table:table-row table:style-name="ro2">
          <table:table-cell office:value-type="float" office:value="0.17605618">
            <text:p>0.17605618</text:p>
          </table:table-cell>
          <table:table-cell office:value-type="float" office:value="2">
            <text:p>2</text:p>
          </table:table-cell>
          <table:table-cell table:formula="of:=IF([.B10]=[.B9];[.C9]+1;1)" office:value-type="float" office:value="1">
            <text:p>1</text:p>
          </table:table-cell>
          <table:table-cell office:value-type="string">
            <text:p>0xBB</text:p>
          </table:table-cell>
          <table:table-cell office:value-type="string">
            <text:p>0xFF</text:p>
          </table:table-cell>
          <table:table-cell table:formula="of:=IF(ISODD([.$C10]);&quot;SEND&quot;;IF([.$C10]=2;&quot;DATA&quot;;&quot;GET&quot;))" office:value-type="string" office:string-value="SEND">
            <text:p>SEND</text:p>
          </table:table-cell>
          <table:table-cell table:formula="of:=IF(ISODD([.$C10]);[.$D10];[.$E9])" office:value-type="string" office:string-value="0xBB">
            <text:p>0xBB</text:p>
          </table:table-cell>
          <table:table-cell table:formula="of:=IF(ISODD([.$C10]);[.$D11];[.$E10])" office:value-type="string" office:string-value="0x1B">
            <text:p>0x1B</text:p>
          </table:table-cell>
          <table:table-cell table:formula="of:=HEX2BIN(RIGHT([.D10];2);8)" office:value-type="string" office:string-value="10111011">
            <text:p>10111011</text:p>
          </table:table-cell>
          <table:table-cell table:formula="of:=HEX2BIN(RIGHT([.E10];2);8)" office:value-type="string" office:string-value="11111111">
            <text:p>11111111</text:p>
          </table:table-cell>
          <table:table-cell table:number-columns-repeated="1014"/>
        </table:table-row>
        <table:table-row table:style-name="ro2">
          <table:table-cell office:value-type="float" office:value="0.1764802">
            <text:p>0.1764802</text:p>
          </table:table-cell>
          <table:table-cell office:value-type="float" office:value="2">
            <text:p>2</text:p>
          </table:table-cell>
          <table:table-cell table:formula="of:=IF([.B11]=[.B10];[.C10]+1;1)" office:value-type="float" office:value="2">
            <text:p>2</text:p>
          </table:table-cell>
          <table:table-cell office:value-type="string">
            <text:p>0x1B</text:p>
          </table:table-cell>
          <table:table-cell office:value-type="string">
            <text:p>0xF9</text:p>
          </table:table-cell>
          <table:table-cell table:formula="of:=IF(ISODD([.$C11]);&quot;SEND&quot;;IF([.$C11]=2;&quot;DATA&quot;;&quot;GET&quot;))" office:value-type="string" office:string-value="DATA">
            <text:p>DATA</text:p>
          </table:table-cell>
          <table:table-cell table:formula="of:=IF(ISODD([.$C11]);[.$D11];[.$E10])" office:value-type="string" office:string-value="0xFF">
            <text:p>0xFF</text:p>
          </table:table-cell>
          <table:table-cell table:formula="of:=IF(ISODD([.$C11]);[.$D12];[.$E11])" office:value-type="string" office:string-value="0xF9">
            <text:p>0xF9</text:p>
          </table:table-cell>
          <table:table-cell table:formula="of:=HEX2BIN(RIGHT([.D11];2);8)" office:value-type="string" office:string-value="00011011">
            <text:p>00011011</text:p>
          </table:table-cell>
          <table:table-cell table:formula="of:=HEX2BIN(RIGHT([.E11];2);8)" office:value-type="string" office:string-value="11111001">
            <text:p>11111001</text:p>
          </table:table-cell>
          <table:table-cell table:number-columns-repeated="1014"/>
        </table:table-row>
        <table:table-row table:style-name="ro2">
          <table:table-cell office:value-type="float" office:value="0.17690822">
            <text:p>0.17690822</text:p>
          </table:table-cell>
          <table:table-cell office:value-type="float" office:value="2">
            <text:p>2</text:p>
          </table:table-cell>
          <table:table-cell table:formula="of:=IF([.B12]=[.B11];[.C11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IF(ISODD([.$C12]);&quot;SEND&quot;;IF([.$C12]=2;&quot;DATA&quot;;&quot;GET&quot;))" office:value-type="string" office:string-value="SEND">
            <text:p>SEND</text:p>
          </table:table-cell>
          <table:table-cell table:formula="of:=IF(ISODD([.$C12]);[.$D12];[.$E11])" office:value-type="string" office:string-value="0xFF">
            <text:p>0xFF</text:p>
          </table:table-cell>
          <table:table-cell table:formula="of:=IF(ISODD([.$C12]);[.$D13];[.$E12])" office:value-type="string" office:string-value="0xFF">
            <text:p>0xFF</text:p>
          </table:table-cell>
          <table:table-cell table:formula="of:=HEX2BIN(RIGHT([.D12];2);8)" office:value-type="string" office:string-value="11111111">
            <text:p>11111111</text:p>
          </table:table-cell>
          <table:table-cell table:formula="of:=HEX2BIN(RIGHT([.E12];2);8)" office:value-type="string" office:string-value="00111011">
            <text:p>00111011</text:p>
          </table:table-cell>
          <table:table-cell table:number-columns-repeated="1014"/>
        </table:table-row>
        <table:table-row table:style-name="ro2">
          <table:table-cell office:value-type="float" office:value="0.177344">
            <text:p>0.177344</text:p>
          </table:table-cell>
          <table:table-cell office:value-type="float" office:value="2">
            <text:p>2</text:p>
          </table:table-cell>
          <table:table-cell table:formula="of:=IF([.B13]=[.B12];[.C12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1B</text:p>
          </table:table-cell>
          <table:table-cell table:formula="of:=IF(ISODD([.$C13]);&quot;SEND&quot;;IF([.$C13]=2;&quot;DATA&quot;;&quot;GET&quot;))" office:value-type="string" office:string-value="GET">
            <text:p>GET</text:p>
          </table:table-cell>
          <table:table-cell table:formula="of:=IF(ISODD([.$C13]);[.$D13];[.$E12])" office:value-type="string" office:string-value="0x3B">
            <text:p>0x3B</text:p>
          </table:table-cell>
          <table:table-cell table:formula="of:=IF(ISODD([.$C13]);[.$D14];[.$E13])" office:value-type="string" office:string-value="0x1B">
            <text:p>0x1B</text:p>
          </table:table-cell>
          <table:table-cell table:formula="of:=HEX2BIN(RIGHT([.D13];2);8)" office:value-type="string" office:string-value="11111111">
            <text:p>11111111</text:p>
          </table:table-cell>
          <table:table-cell table:formula="of:=HEX2BIN(RIGHT([.E13];2);8)" office:value-type="string" office:string-value="00011011">
            <text:p>00011011</text:p>
          </table:table-cell>
          <table:table-cell table:number-columns-repeated="1014"/>
        </table:table-row>
        <table:table-row table:style-name="ro2">
          <table:table-cell office:value-type="float" office:value="0.32807116">
            <text:p>0.32807116</text:p>
          </table:table-cell>
          <table:table-cell office:value-type="float" office:value="3">
            <text:p>3</text:p>
          </table:table-cell>
          <table:table-cell table:formula="of:=IF([.B14]=[.B13];[.C13]+1;1)" office:value-type="float" office:value="1">
            <text:p>1</text:p>
          </table:table-cell>
          <table:table-cell office:value-type="string">
            <text:p>0xFF</text:p>
          </table:table-cell>
          <table:table-cell office:value-type="string">
            <text:p>0x0A</text:p>
          </table:table-cell>
          <table:table-cell table:formula="of:=IF(ISODD([.$C14]);&quot;SEND&quot;;IF([.$C14]=2;&quot;DATA&quot;;&quot;GET&quot;))" office:value-type="string" office:string-value="SEND">
            <text:p>SEND</text:p>
          </table:table-cell>
          <table:table-cell table:formula="of:=IF(ISODD([.$C14]);[.$D14];[.$E13])" office:value-type="string" office:string-value="0xFF">
            <text:p>0xFF</text:p>
          </table:table-cell>
          <table:table-cell table:formula="of:=IF(ISODD([.$C14]);[.$D15];[.$E14])" office:value-type="string" office:string-value="0xFF">
            <text:p>0xFF</text:p>
          </table:table-cell>
          <table:table-cell table:formula="of:=HEX2BIN(RIGHT([.D14];2);8)" office:value-type="string" office:string-value="11111111">
            <text:p>11111111</text:p>
          </table:table-cell>
          <table:table-cell table:formula="of:=HEX2BIN(RIGHT([.E14];2);8)" office:value-type="string" office:string-value="00001010">
            <text:p>00001010</text:p>
          </table:table-cell>
          <table:table-cell table:number-columns-repeated="1014"/>
        </table:table-row>
        <table:table-row table:style-name="ro2">
          <table:table-cell office:value-type="float" office:value="0.32850696">
            <text:p>0.32850696</text:p>
          </table:table-cell>
          <table:table-cell office:value-type="float" office:value="3">
            <text:p>3</text:p>
          </table:table-cell>
          <table:table-cell table:formula="of:=IF([.B15]=[.B14];[.C14]+1;1)" office:value-type="float" office:value="2">
            <text:p>2</text:p>
          </table:table-cell>
          <table:table-cell office:value-type="string">
            <text:p>0xFF</text:p>
          </table:table-cell>
          <table:table-cell office:value-type="string">
            <text:p>0x64</text:p>
          </table:table-cell>
          <table:table-cell table:formula="of:=IF(ISODD([.$C15]);&quot;SEND&quot;;IF([.$C15]=2;&quot;DATA&quot;;&quot;GET&quot;))" office:value-type="string" office:string-value="DATA">
            <text:p>DATA</text:p>
          </table:table-cell>
          <table:table-cell table:formula="of:=IF(ISODD([.$C15]);[.$D15];[.$E14])" office:value-type="string" office:string-value="0x0A">
            <text:p>0x0A</text:p>
          </table:table-cell>
          <table:table-cell table:formula="of:=IF(ISODD([.$C15]);[.$D16];[.$E15])" office:value-type="string" office:string-value="0x64">
            <text:p>0x64</text:p>
          </table:table-cell>
          <table:table-cell table:formula="of:=HEX2BIN(RIGHT([.D15];2);8)" office:value-type="string" office:string-value="11111111">
            <text:p>11111111</text:p>
          </table:table-cell>
          <table:table-cell table:formula="of:=HEX2BIN(RIGHT([.E15];2);8)" office:value-type="string" office:string-value="01100100">
            <text:p>01100100</text:p>
          </table:table-cell>
          <table:table-cell table:number-columns-repeated="1014"/>
        </table:table-row>
        <table:table-row table:style-name="ro2">
          <table:table-cell office:value-type="float" office:value="0.32894272">
            <text:p>0.32894272</text:p>
          </table:table-cell>
          <table:table-cell office:value-type="float" office:value="3">
            <text:p>3</text:p>
          </table:table-cell>
          <table:table-cell table:formula="of:=IF([.B16]=[.B15];[.C15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IF(ISODD([.$C16]);&quot;SEND&quot;;IF([.$C16]=2;&quot;DATA&quot;;&quot;GET&quot;))" office:value-type="string" office:string-value="SEND">
            <text:p>SEND</text:p>
          </table:table-cell>
          <table:table-cell table:formula="of:=IF(ISODD([.$C16]);[.$D16];[.$E15])" office:value-type="string" office:string-value="0xFF">
            <text:p>0xFF</text:p>
          </table:table-cell>
          <table:table-cell table:formula="of:=IF(ISODD([.$C16]);[.$D17];[.$E16])" office:value-type="string" office:string-value="0xFF">
            <text:p>0xFF</text:p>
          </table:table-cell>
          <table:table-cell table:formula="of:=HEX2BIN(RIGHT([.D16];2);8)" office:value-type="string" office:string-value="11111111">
            <text:p>11111111</text:p>
          </table:table-cell>
          <table:table-cell table:formula="of:=HEX2BIN(RIGHT([.E16];2);8)" office:value-type="string" office:string-value="00111011">
            <text:p>00111011</text:p>
          </table:table-cell>
          <table:table-cell table:number-columns-repeated="1014"/>
        </table:table-row>
        <table:table-row table:style-name="ro2">
          <table:table-cell office:value-type="float" office:value="0.3293785">
            <text:p>0.3293785</text:p>
          </table:table-cell>
          <table:table-cell office:value-type="float" office:value="3">
            <text:p>3</text:p>
          </table:table-cell>
          <table:table-cell table:formula="of:=IF([.B17]=[.B16];[.C16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1B</text:p>
          </table:table-cell>
          <table:table-cell table:formula="of:=IF(ISODD([.$C17]);&quot;SEND&quot;;IF([.$C17]=2;&quot;DATA&quot;;&quot;GET&quot;))" office:value-type="string" office:string-value="GET">
            <text:p>GET</text:p>
          </table:table-cell>
          <table:table-cell table:formula="of:=IF(ISODD([.$C17]);[.$D17];[.$E16])" office:value-type="string" office:string-value="0x3B">
            <text:p>0x3B</text:p>
          </table:table-cell>
          <table:table-cell table:formula="of:=IF(ISODD([.$C17]);[.$D18];[.$E17])" office:value-type="string" office:string-value="0x1B">
            <text:p>0x1B</text:p>
          </table:table-cell>
          <table:table-cell table:formula="of:=HEX2BIN(RIGHT([.D17];2);8)" office:value-type="string" office:string-value="11111111">
            <text:p>11111111</text:p>
          </table:table-cell>
          <table:table-cell table:formula="of:=HEX2BIN(RIGHT([.E17];2);8)" office:value-type="string" office:string-value="00011011">
            <text:p>00011011</text:p>
          </table:table-cell>
          <table:table-cell table:number-columns-repeated="1014"/>
        </table:table-row>
        <table:table-row table:style-name="ro2">
          <table:table-cell office:value-type="float" office:value="0.4480753">
            <text:p>0.4480753</text:p>
          </table:table-cell>
          <table:table-cell office:value-type="float" office:value="4">
            <text:p>4</text:p>
          </table:table-cell>
          <table:table-cell table:formula="of:=IF([.B18]=[.B17];[.C17]+1;1)" office:value-type="float" office:value="1">
            <text:p>1</text:p>
          </table:table-cell>
          <table:table-cell office:value-type="string">
            <text:p>0xBB</text:p>
          </table:table-cell>
          <table:table-cell office:value-type="string">
            <text:p>0x0A</text:p>
          </table:table-cell>
          <table:table-cell table:formula="of:=IF(ISODD([.$C18]);&quot;SEND&quot;;IF([.$C18]=2;&quot;DATA&quot;;&quot;GET&quot;))" office:value-type="string" office:string-value="SEND">
            <text:p>SEND</text:p>
          </table:table-cell>
          <table:table-cell table:formula="of:=IF(ISODD([.$C18]);[.$D18];[.$E17])" office:value-type="string" office:string-value="0xBB">
            <text:p>0xBB</text:p>
          </table:table-cell>
          <table:table-cell table:formula="of:=IF(ISODD([.$C18]);[.$D19];[.$E18])" office:value-type="string" office:string-value="0x0B">
            <text:p>0x0B</text:p>
          </table:table-cell>
          <table:table-cell table:formula="of:=HEX2BIN(RIGHT([.D18];2);8)" office:value-type="string" office:string-value="10111011">
            <text:p>10111011</text:p>
          </table:table-cell>
          <table:table-cell table:formula="of:=HEX2BIN(RIGHT([.E18];2);8)" office:value-type="string" office:string-value="00001010">
            <text:p>00001010</text:p>
          </table:table-cell>
          <table:table-cell table:number-columns-repeated="1014"/>
        </table:table-row>
        <table:table-row table:style-name="ro2">
          <table:table-cell office:value-type="float" office:value="0.44849932">
            <text:p>0.44849932</text:p>
          </table:table-cell>
          <table:table-cell office:value-type="float" office:value="4">
            <text:p>4</text:p>
          </table:table-cell>
          <table:table-cell table:formula="of:=IF([.B19]=[.B18];[.C18]+1;1)" office:value-type="float" office:value="2">
            <text:p>2</text:p>
          </table:table-cell>
          <table:table-cell office:value-type="string">
            <text:p>0x0B</text:p>
          </table:table-cell>
          <table:table-cell office:value-type="string">
            <text:p>0x64</text:p>
          </table:table-cell>
          <table:table-cell table:formula="of:=IF(ISODD([.$C19]);&quot;SEND&quot;;IF([.$C19]=2;&quot;DATA&quot;;&quot;GET&quot;))" office:value-type="string" office:string-value="DATA">
            <text:p>DATA</text:p>
          </table:table-cell>
          <table:table-cell table:formula="of:=IF(ISODD([.$C19]);[.$D19];[.$E18])" office:value-type="string" office:string-value="0x0A">
            <text:p>0x0A</text:p>
          </table:table-cell>
          <table:table-cell table:formula="of:=IF(ISODD([.$C19]);[.$D20];[.$E19])" office:value-type="string" office:string-value="0x64">
            <text:p>0x64</text:p>
          </table:table-cell>
          <table:table-cell table:formula="of:=HEX2BIN(RIGHT([.D19];2);8)" office:value-type="string" office:string-value="00001011">
            <text:p>00001011</text:p>
          </table:table-cell>
          <table:table-cell table:formula="of:=HEX2BIN(RIGHT([.E19];2);8)" office:value-type="string" office:string-value="01100100">
            <text:p>01100100</text:p>
          </table:table-cell>
          <table:table-cell table:number-columns-repeated="1014"/>
        </table:table-row>
        <table:table-row table:style-name="ro2">
          <table:table-cell office:value-type="float" office:value="0.44885808">
            <text:p>0.44885808</text:p>
          </table:table-cell>
          <table:table-cell office:value-type="float" office:value="4">
            <text:p>4</text:p>
          </table:table-cell>
          <table:table-cell table:formula="of:=IF([.B20]=[.B19];[.C19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1D</text:p>
          </table:table-cell>
          <table:table-cell table:formula="of:=IF(ISODD([.$C20]);&quot;SEND&quot;;IF([.$C20]=2;&quot;DATA&quot;;&quot;GET&quot;))" office:value-type="string" office:string-value="SEND">
            <text:p>SEND</text:p>
          </table:table-cell>
          <table:table-cell table:formula="of:=IF(ISODD([.$C20]);[.$D20];[.$E19])" office:value-type="string" office:string-value="0xFF">
            <text:p>0xFF</text:p>
          </table:table-cell>
          <table:table-cell table:formula="of:=IF(ISODD([.$C20]);[.$D21];[.$E20])" office:value-type="string" office:string-value="0xFF">
            <text:p>0xFF</text:p>
          </table:table-cell>
          <table:table-cell table:formula="of:=HEX2BIN(RIGHT([.D20];2);8)" office:value-type="string" office:string-value="11111111">
            <text:p>11111111</text:p>
          </table:table-cell>
          <table:table-cell table:formula="of:=HEX2BIN(RIGHT([.E20];2);8)" office:value-type="string" office:string-value="00011101">
            <text:p>00011101</text:p>
          </table:table-cell>
          <table:table-cell table:number-columns-repeated="1014"/>
        </table:table-row>
        <table:table-row table:style-name="ro2">
          <table:table-cell office:value-type="float" office:value="0.4492861">
            <text:p>0.4492861</text:p>
          </table:table-cell>
          <table:table-cell office:value-type="float" office:value="4">
            <text:p>4</text:p>
          </table:table-cell>
          <table:table-cell table:formula="of:=IF([.B21]=[.B20];[.C20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84</text:p>
          </table:table-cell>
          <table:table-cell table:formula="of:=IF(ISODD([.$C21]);&quot;SEND&quot;;IF([.$C21]=2;&quot;DATA&quot;;&quot;GET&quot;))" office:value-type="string" office:string-value="GET">
            <text:p>GET</text:p>
          </table:table-cell>
          <table:table-cell table:formula="of:=IF(ISODD([.$C21]);[.$D21];[.$E20])" office:value-type="string" office:string-value="0x1D">
            <text:p>0x1D</text:p>
          </table:table-cell>
          <table:table-cell table:formula="of:=IF(ISODD([.$C21]);[.$D22];[.$E21])" office:value-type="string" office:string-value="0x84">
            <text:p>0x84</text:p>
          </table:table-cell>
          <table:table-cell table:formula="of:=HEX2BIN(RIGHT([.D21];2);8)" office:value-type="string" office:string-value="11111111">
            <text:p>11111111</text:p>
          </table:table-cell>
          <table:table-cell table:formula="of:=HEX2BIN(RIGHT([.E21];2);8)" office:value-type="string" office:string-value="10000100">
            <text:p>10000100</text:p>
          </table:table-cell>
          <table:table-cell table:number-columns-repeated="1014"/>
        </table:table-row>
        <table:table-row table:style-name="ro2">
          <table:table-cell office:value-type="float" office:value="0.60009054">
            <text:p>0.60009054</text:p>
          </table:table-cell>
          <table:table-cell office:value-type="float" office:value="5">
            <text:p>5</text:p>
          </table:table-cell>
          <table:table-cell table:formula="of:=IF([.B22]=[.B21];[.C21]+1;1)" office:value-type="float" office:value="1">
            <text:p>1</text:p>
          </table:table-cell>
          <table:table-cell table:number-columns-repeated="2" office:value-type="string">
            <text:p>0xFF</text:p>
          </table:table-cell>
          <table:table-cell table:formula="of:=IF(ISODD([.$C22]);&quot;SEND&quot;;IF([.$C22]=2;&quot;DATA&quot;;&quot;GET&quot;))" office:value-type="string" office:string-value="SEND">
            <text:p>SEND</text:p>
          </table:table-cell>
          <table:table-cell table:formula="of:=IF(ISODD([.$C22]);[.$D22];[.$E21])" office:value-type="string" office:string-value="0xFF">
            <text:p>0xFF</text:p>
          </table:table-cell>
          <table:table-cell table:formula="of:=IF(ISODD([.$C22]);[.$D23];[.$E22])" office:value-type="string" office:string-value="0xFF">
            <text:p>0xFF</text:p>
          </table:table-cell>
          <table:table-cell table:formula="of:=HEX2BIN(RIGHT([.D22];2);8)" office:value-type="string" office:string-value="11111111">
            <text:p>11111111</text:p>
          </table:table-cell>
          <table:table-cell table:formula="of:=HEX2BIN(RIGHT([.E22];2);8)" office:value-type="string" office:string-value="11111111">
            <text:p>11111111</text:p>
          </table:table-cell>
          <table:table-cell table:number-columns-repeated="1014"/>
        </table:table-row>
        <table:table-row table:style-name="ro2">
          <table:table-cell office:value-type="float" office:value="0.6005263">
            <text:p>0.6005263</text:p>
          </table:table-cell>
          <table:table-cell office:value-type="float" office:value="5">
            <text:p>5</text:p>
          </table:table-cell>
          <table:table-cell table:formula="of:=IF([.B23]=[.B22];[.C22]+1;1)" office:value-type="float" office:value="2">
            <text:p>2</text:p>
          </table:table-cell>
          <table:table-cell office:value-type="string">
            <text:p>0xFF</text:p>
          </table:table-cell>
          <table:table-cell office:value-type="string">
            <text:p>0xF9</text:p>
          </table:table-cell>
          <table:table-cell table:formula="of:=IF(ISODD([.$C23]);&quot;SEND&quot;;IF([.$C23]=2;&quot;DATA&quot;;&quot;GET&quot;))" office:value-type="string" office:string-value="DATA">
            <text:p>DATA</text:p>
          </table:table-cell>
          <table:table-cell table:formula="of:=IF(ISODD([.$C23]);[.$D23];[.$E22])" office:value-type="string" office:string-value="0xFF">
            <text:p>0xFF</text:p>
          </table:table-cell>
          <table:table-cell table:formula="of:=IF(ISODD([.$C23]);[.$D24];[.$E23])" office:value-type="string" office:string-value="0xF9">
            <text:p>0xF9</text:p>
          </table:table-cell>
          <table:table-cell table:formula="of:=HEX2BIN(RIGHT([.D23];2);8)" office:value-type="string" office:string-value="11111111">
            <text:p>11111111</text:p>
          </table:table-cell>
          <table:table-cell table:formula="of:=HEX2BIN(RIGHT([.E23];2);8)" office:value-type="string" office:string-value="11111001">
            <text:p>11111001</text:p>
          </table:table-cell>
          <table:table-cell table:number-columns-repeated="1014"/>
        </table:table-row>
        <table:table-row table:style-name="ro2">
          <table:table-cell office:value-type="float" office:value="0.60096204">
            <text:p>0.60096204</text:p>
          </table:table-cell>
          <table:table-cell office:value-type="float" office:value="5">
            <text:p>5</text:p>
          </table:table-cell>
          <table:table-cell table:formula="of:=IF([.B24]=[.B23];[.C23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9D</text:p>
          </table:table-cell>
          <table:table-cell table:formula="of:=IF(ISODD([.$C24]);&quot;SEND&quot;;IF([.$C24]=2;&quot;DATA&quot;;&quot;GET&quot;))" office:value-type="string" office:string-value="SEND">
            <text:p>SEND</text:p>
          </table:table-cell>
          <table:table-cell table:formula="of:=IF(ISODD([.$C24]);[.$D24];[.$E23])" office:value-type="string" office:string-value="0xFF">
            <text:p>0xFF</text:p>
          </table:table-cell>
          <table:table-cell table:formula="of:=IF(ISODD([.$C24]);[.$D25];[.$E24])" office:value-type="string" office:string-value="0xFF">
            <text:p>0xFF</text:p>
          </table:table-cell>
          <table:table-cell table:formula="of:=HEX2BIN(RIGHT([.D24];2);8)" office:value-type="string" office:string-value="11111111">
            <text:p>11111111</text:p>
          </table:table-cell>
          <table:table-cell table:formula="of:=HEX2BIN(RIGHT([.E24];2);8)" office:value-type="string" office:string-value="10011101">
            <text:p>10011101</text:p>
          </table:table-cell>
          <table:table-cell table:number-columns-repeated="1014"/>
        </table:table-row>
        <table:table-row table:style-name="ro2">
          <table:table-cell office:value-type="float" office:value="0.60132086">
            <text:p>0.60132086</text:p>
          </table:table-cell>
          <table:table-cell office:value-type="float" office:value="5">
            <text:p>5</text:p>
          </table:table-cell>
          <table:table-cell table:formula="of:=IF([.B25]=[.B24];[.C24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85</text:p>
          </table:table-cell>
          <table:table-cell table:formula="of:=IF(ISODD([.$C25]);&quot;SEND&quot;;IF([.$C25]=2;&quot;DATA&quot;;&quot;GET&quot;))" office:value-type="string" office:string-value="GET">
            <text:p>GET</text:p>
          </table:table-cell>
          <table:table-cell table:formula="of:=IF(ISODD([.$C25]);[.$D25];[.$E24])" office:value-type="string" office:string-value="0x9D">
            <text:p>0x9D</text:p>
          </table:table-cell>
          <table:table-cell table:formula="of:=IF(ISODD([.$C25]);[.$D26];[.$E25])" office:value-type="string" office:string-value="0x85">
            <text:p>0x85</text:p>
          </table:table-cell>
          <table:table-cell table:formula="of:=HEX2BIN(RIGHT([.D25];2);8)" office:value-type="string" office:string-value="11111111">
            <text:p>11111111</text:p>
          </table:table-cell>
          <table:table-cell table:formula="of:=HEX2BIN(RIGHT([.E25];2);8)" office:value-type="string" office:string-value="10000101">
            <text:p>10000101</text:p>
          </table:table-cell>
          <table:table-cell table:number-columns-repeated="1014"/>
        </table:table-row>
        <table:table-row table:style-name="ro2">
          <table:table-cell office:value-type="float" office:value="0.6280902">
            <text:p>0.6280902</text:p>
          </table:table-cell>
          <table:table-cell office:value-type="float" office:value="6">
            <text:p>6</text:p>
          </table:table-cell>
          <table:table-cell table:formula="of:=IF([.B26]=[.B25];[.C25]+1;1)" office:value-type="float" office:value="1">
            <text:p>1</text:p>
          </table:table-cell>
          <table:table-cell office:value-type="string">
            <text:p>0xBB</text:p>
          </table:table-cell>
          <table:table-cell office:value-type="string">
            <text:p>0xFF</text:p>
          </table:table-cell>
          <table:table-cell table:formula="of:=IF(ISODD([.$C26]);&quot;SEND&quot;;IF([.$C26]=2;&quot;DATA&quot;;&quot;GET&quot;))" office:value-type="string" office:string-value="SEND">
            <text:p>SEND</text:p>
          </table:table-cell>
          <table:table-cell table:formula="of:=IF(ISODD([.$C26]);[.$D26];[.$E25])" office:value-type="string" office:string-value="0xBB">
            <text:p>0xBB</text:p>
          </table:table-cell>
          <table:table-cell table:formula="of:=IF(ISODD([.$C26]);[.$D27];[.$E26])" office:value-type="string" office:string-value="0x1B">
            <text:p>0x1B</text:p>
          </table:table-cell>
          <table:table-cell table:formula="of:=HEX2BIN(RIGHT([.D26];2);8)" office:value-type="string" office:string-value="10111011">
            <text:p>10111011</text:p>
          </table:table-cell>
          <table:table-cell table:formula="of:=HEX2BIN(RIGHT([.E26];2);8)" office:value-type="string" office:string-value="11111111">
            <text:p>11111111</text:p>
          </table:table-cell>
          <table:table-cell table:number-columns-repeated="1014"/>
        </table:table-row>
        <table:table-row table:style-name="ro2">
          <table:table-cell office:value-type="float" office:value="0.62851422">
            <text:p>0.62851422</text:p>
          </table:table-cell>
          <table:table-cell office:value-type="float" office:value="6">
            <text:p>6</text:p>
          </table:table-cell>
          <table:table-cell table:formula="of:=IF([.B27]=[.B26];[.C26]+1;1)" office:value-type="float" office:value="2">
            <text:p>2</text:p>
          </table:table-cell>
          <table:table-cell office:value-type="string">
            <text:p>0x1B</text:p>
          </table:table-cell>
          <table:table-cell office:value-type="string">
            <text:p>0xF9</text:p>
          </table:table-cell>
          <table:table-cell table:formula="of:=IF(ISODD([.$C27]);&quot;SEND&quot;;IF([.$C27]=2;&quot;DATA&quot;;&quot;GET&quot;))" office:value-type="string" office:string-value="DATA">
            <text:p>DATA</text:p>
          </table:table-cell>
          <table:table-cell table:formula="of:=IF(ISODD([.$C27]);[.$D27];[.$E26])" office:value-type="string" office:string-value="0xFF">
            <text:p>0xFF</text:p>
          </table:table-cell>
          <table:table-cell table:formula="of:=IF(ISODD([.$C27]);[.$D28];[.$E27])" office:value-type="string" office:string-value="0xF9">
            <text:p>0xF9</text:p>
          </table:table-cell>
          <table:table-cell table:formula="of:=HEX2BIN(RIGHT([.D27];2);8)" office:value-type="string" office:string-value="00011011">
            <text:p>00011011</text:p>
          </table:table-cell>
          <table:table-cell table:formula="of:=HEX2BIN(RIGHT([.E27];2);8)" office:value-type="string" office:string-value="11111001">
            <text:p>11111001</text:p>
          </table:table-cell>
          <table:table-cell table:number-columns-repeated="1014"/>
        </table:table-row>
        <table:table-row table:style-name="ro2">
          <table:table-cell office:value-type="float" office:value="0.62894224">
            <text:p>0.62894224</text:p>
          </table:table-cell>
          <table:table-cell office:value-type="float" office:value="6">
            <text:p>6</text:p>
          </table:table-cell>
          <table:table-cell table:formula="of:=IF([.B28]=[.B27];[.C27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IF(ISODD([.$C28]);&quot;SEND&quot;;IF([.$C28]=2;&quot;DATA&quot;;&quot;GET&quot;))" office:value-type="string" office:string-value="SEND">
            <text:p>SEND</text:p>
          </table:table-cell>
          <table:table-cell table:formula="of:=IF(ISODD([.$C28]);[.$D28];[.$E27])" office:value-type="string" office:string-value="0xFF">
            <text:p>0xFF</text:p>
          </table:table-cell>
          <table:table-cell table:formula="of:=IF(ISODD([.$C28]);[.$D29];[.$E28])" office:value-type="string" office:string-value="0xFF">
            <text:p>0xFF</text:p>
          </table:table-cell>
          <table:table-cell table:formula="of:=HEX2BIN(RIGHT([.D28];2);8)" office:value-type="string" office:string-value="11111111">
            <text:p>11111111</text:p>
          </table:table-cell>
          <table:table-cell table:formula="of:=HEX2BIN(RIGHT([.E28];2);8)" office:value-type="string" office:string-value="00111011">
            <text:p>00111011</text:p>
          </table:table-cell>
          <table:table-cell table:number-columns-repeated="1014"/>
        </table:table-row>
        <table:table-row table:style-name="ro2">
          <table:table-cell office:value-type="float" office:value="0.62937802">
            <text:p>0.62937802</text:p>
          </table:table-cell>
          <table:table-cell office:value-type="float" office:value="6">
            <text:p>6</text:p>
          </table:table-cell>
          <table:table-cell table:formula="of:=IF([.B29]=[.B28];[.C28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1B</text:p>
          </table:table-cell>
          <table:table-cell table:formula="of:=IF(ISODD([.$C29]);&quot;SEND&quot;;IF([.$C29]=2;&quot;DATA&quot;;&quot;GET&quot;))" office:value-type="string" office:string-value="GET">
            <text:p>GET</text:p>
          </table:table-cell>
          <table:table-cell table:formula="of:=IF(ISODD([.$C29]);[.$D29];[.$E28])" office:value-type="string" office:string-value="0x3B">
            <text:p>0x3B</text:p>
          </table:table-cell>
          <table:table-cell table:formula="of:=IF(ISODD([.$C29]);[.$D30];[.$E29])" office:value-type="string" office:string-value="0x1B">
            <text:p>0x1B</text:p>
          </table:table-cell>
          <table:table-cell table:formula="of:=HEX2BIN(RIGHT([.D29];2);8)" office:value-type="string" office:string-value="11111111">
            <text:p>11111111</text:p>
          </table:table-cell>
          <table:table-cell table:formula="of:=HEX2BIN(RIGHT([.E29];2);8)" office:value-type="string" office:string-value="00011011">
            <text:p>00011011</text:p>
          </table:table-cell>
          <table:table-cell table:number-columns-repeated="1014"/>
        </table:table-row>
        <table:table-row table:style-name="ro2">
          <table:table-cell office:value-type="float" office:value="0.78010344">
            <text:p>0.78010344</text:p>
          </table:table-cell>
          <table:table-cell office:value-type="float" office:value="7">
            <text:p>7</text:p>
          </table:table-cell>
          <table:table-cell table:formula="of:=IF([.B30]=[.B29];[.C29]+1;1)" office:value-type="float" office:value="1">
            <text:p>1</text:p>
          </table:table-cell>
          <table:table-cell office:value-type="string">
            <text:p>0xFF</text:p>
          </table:table-cell>
          <table:table-cell office:value-type="string">
            <text:p>0x0A</text:p>
          </table:table-cell>
          <table:table-cell table:formula="of:=IF(ISODD([.$C30]);&quot;SEND&quot;;IF([.$C30]=2;&quot;DATA&quot;;&quot;GET&quot;))" office:value-type="string" office:string-value="SEND">
            <text:p>SEND</text:p>
          </table:table-cell>
          <table:table-cell table:formula="of:=IF(ISODD([.$C30]);[.$D30];[.$E29])" office:value-type="string" office:string-value="0xFF">
            <text:p>0xFF</text:p>
          </table:table-cell>
          <table:table-cell table:formula="of:=IF(ISODD([.$C30]);[.$D31];[.$E30])" office:value-type="string" office:string-value="0xFF">
            <text:p>0xFF</text:p>
          </table:table-cell>
          <table:table-cell table:formula="of:=HEX2BIN(RIGHT([.D30];2);8)" office:value-type="string" office:string-value="11111111">
            <text:p>11111111</text:p>
          </table:table-cell>
          <table:table-cell table:formula="of:=HEX2BIN(RIGHT([.E30];2);8)" office:value-type="string" office:string-value="00001010">
            <text:p>00001010</text:p>
          </table:table-cell>
          <table:table-cell table:number-columns-repeated="1014"/>
        </table:table-row>
        <table:table-row table:style-name="ro2">
          <table:table-cell office:value-type="float" office:value="0.78053922">
            <text:p>0.78053922</text:p>
          </table:table-cell>
          <table:table-cell office:value-type="float" office:value="7">
            <text:p>7</text:p>
          </table:table-cell>
          <table:table-cell table:formula="of:=IF([.B31]=[.B30];[.C30]+1;1)" office:value-type="float" office:value="2">
            <text:p>2</text:p>
          </table:table-cell>
          <table:table-cell office:value-type="string">
            <text:p>0xFF</text:p>
          </table:table-cell>
          <table:table-cell office:value-type="string">
            <text:p>0x64</text:p>
          </table:table-cell>
          <table:table-cell table:formula="of:=IF(ISODD([.$C31]);&quot;SEND&quot;;IF([.$C31]=2;&quot;DATA&quot;;&quot;GET&quot;))" office:value-type="string" office:string-value="DATA">
            <text:p>DATA</text:p>
          </table:table-cell>
          <table:table-cell table:formula="of:=IF(ISODD([.$C31]);[.$D31];[.$E30])" office:value-type="string" office:string-value="0x0A">
            <text:p>0x0A</text:p>
          </table:table-cell>
          <table:table-cell table:formula="of:=IF(ISODD([.$C31]);[.$D32];[.$E31])" office:value-type="string" office:string-value="0x64">
            <text:p>0x64</text:p>
          </table:table-cell>
          <table:table-cell table:formula="of:=HEX2BIN(RIGHT([.D31];2);8)" office:value-type="string" office:string-value="11111111">
            <text:p>11111111</text:p>
          </table:table-cell>
          <table:table-cell table:formula="of:=HEX2BIN(RIGHT([.E31];2);8)" office:value-type="string" office:string-value="01100100">
            <text:p>01100100</text:p>
          </table:table-cell>
          <table:table-cell table:number-columns-repeated="1014"/>
        </table:table-row>
        <table:table-row table:style-name="ro2">
          <table:table-cell office:value-type="float" office:value="0.780975">
            <text:p>0.780975</text:p>
          </table:table-cell>
          <table:table-cell office:value-type="float" office:value="7">
            <text:p>7</text:p>
          </table:table-cell>
          <table:table-cell table:formula="of:=IF([.B32]=[.B31];[.C31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IF(ISODD([.$C32]);&quot;SEND&quot;;IF([.$C32]=2;&quot;DATA&quot;;&quot;GET&quot;))" office:value-type="string" office:string-value="SEND">
            <text:p>SEND</text:p>
          </table:table-cell>
          <table:table-cell table:formula="of:=IF(ISODD([.$C32]);[.$D32];[.$E31])" office:value-type="string" office:string-value="0xFF">
            <text:p>0xFF</text:p>
          </table:table-cell>
          <table:table-cell table:formula="of:=IF(ISODD([.$C32]);[.$D33];[.$E32])" office:value-type="string" office:string-value="0xFF">
            <text:p>0xFF</text:p>
          </table:table-cell>
          <table:table-cell table:formula="of:=HEX2BIN(RIGHT([.D32];2);8)" office:value-type="string" office:string-value="11111111">
            <text:p>11111111</text:p>
          </table:table-cell>
          <table:table-cell table:formula="of:=HEX2BIN(RIGHT([.E32];2);8)" office:value-type="string" office:string-value="00111011">
            <text:p>00111011</text:p>
          </table:table-cell>
          <table:table-cell table:number-columns-repeated="1014"/>
        </table:table-row>
        <table:table-row table:style-name="ro2">
          <table:table-cell office:value-type="float" office:value="0.78141078">
            <text:p>0.78141078</text:p>
          </table:table-cell>
          <table:table-cell office:value-type="float" office:value="7">
            <text:p>7</text:p>
          </table:table-cell>
          <table:table-cell table:formula="of:=IF([.B33]=[.B32];[.C32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1B</text:p>
          </table:table-cell>
          <table:table-cell table:formula="of:=IF(ISODD([.$C33]);&quot;SEND&quot;;IF([.$C33]=2;&quot;DATA&quot;;&quot;GET&quot;))" office:value-type="string" office:string-value="GET">
            <text:p>GET</text:p>
          </table:table-cell>
          <table:table-cell table:formula="of:=IF(ISODD([.$C33]);[.$D33];[.$E32])" office:value-type="string" office:string-value="0x3B">
            <text:p>0x3B</text:p>
          </table:table-cell>
          <table:table-cell table:formula="of:=IF(ISODD([.$C33]);[.$D34];[.$E33])" office:value-type="string" office:string-value="0x1B">
            <text:p>0x1B</text:p>
          </table:table-cell>
          <table:table-cell table:formula="of:=HEX2BIN(RIGHT([.D33];2);8)" office:value-type="string" office:string-value="11111111">
            <text:p>11111111</text:p>
          </table:table-cell>
          <table:table-cell table:formula="of:=HEX2BIN(RIGHT([.E33];2);8)" office:value-type="string" office:string-value="00011011">
            <text:p>00011011</text:p>
          </table:table-cell>
          <table:table-cell table:number-columns-repeated="1014"/>
        </table:table-row>
        <table:table-row table:style-name="ro2">
          <table:table-cell office:value-type="float" office:value="0.9001073">
            <text:p>0.9001073</text:p>
          </table:table-cell>
          <table:table-cell office:value-type="float" office:value="8">
            <text:p>8</text:p>
          </table:table-cell>
          <table:table-cell table:formula="of:=IF([.B34]=[.B33];[.C33]+1;1)" office:value-type="float" office:value="1">
            <text:p>1</text:p>
          </table:table-cell>
          <table:table-cell office:value-type="string">
            <text:p>0xBB</text:p>
          </table:table-cell>
          <table:table-cell office:value-type="string">
            <text:p>0x0A</text:p>
          </table:table-cell>
          <table:table-cell table:formula="of:=IF(ISODD([.$C34]);&quot;SEND&quot;;IF([.$C34]=2;&quot;DATA&quot;;&quot;GET&quot;))" office:value-type="string" office:string-value="SEND">
            <text:p>SEND</text:p>
          </table:table-cell>
          <table:table-cell table:formula="of:=IF(ISODD([.$C34]);[.$D34];[.$E33])" office:value-type="string" office:string-value="0xBB">
            <text:p>0xBB</text:p>
          </table:table-cell>
          <table:table-cell table:formula="of:=IF(ISODD([.$C34]);[.$D35];[.$E34])" office:value-type="string" office:string-value="0x09">
            <text:p>0x09</text:p>
          </table:table-cell>
          <table:table-cell table:formula="of:=HEX2BIN(RIGHT([.D34];2);8)" office:value-type="string" office:string-value="10111011">
            <text:p>10111011</text:p>
          </table:table-cell>
          <table:table-cell table:formula="of:=HEX2BIN(RIGHT([.E34];2);8)" office:value-type="string" office:string-value="00001010">
            <text:p>00001010</text:p>
          </table:table-cell>
          <table:table-cell table:number-columns-repeated="1014"/>
        </table:table-row>
        <table:table-row table:style-name="ro2">
          <table:table-cell office:value-type="float" office:value="0.90053132">
            <text:p>0.90053132</text:p>
          </table:table-cell>
          <table:table-cell office:value-type="float" office:value="8">
            <text:p>8</text:p>
          </table:table-cell>
          <table:table-cell table:formula="of:=IF([.B35]=[.B34];[.C34]+1;1)" office:value-type="float" office:value="2">
            <text:p>2</text:p>
          </table:table-cell>
          <table:table-cell office:value-type="string">
            <text:p>0x09</text:p>
          </table:table-cell>
          <table:table-cell office:value-type="string">
            <text:p>0x62</text:p>
          </table:table-cell>
          <table:table-cell table:formula="of:=IF(ISODD([.$C35]);&quot;SEND&quot;;IF([.$C35]=2;&quot;DATA&quot;;&quot;GET&quot;))" office:value-type="string" office:string-value="DATA">
            <text:p>DATA</text:p>
          </table:table-cell>
          <table:table-cell table:formula="of:=IF(ISODD([.$C35]);[.$D35];[.$E34])" office:value-type="string" office:string-value="0x0A">
            <text:p>0x0A</text:p>
          </table:table-cell>
          <table:table-cell table:formula="of:=IF(ISODD([.$C35]);[.$D36];[.$E35])" office:value-type="string" office:string-value="0x62">
            <text:p>0x62</text:p>
          </table:table-cell>
          <table:table-cell table:formula="of:=HEX2BIN(RIGHT([.D35];2);8)" office:value-type="string" office:string-value="00001001">
            <text:p>00001001</text:p>
          </table:table-cell>
          <table:table-cell table:formula="of:=HEX2BIN(RIGHT([.E35];2);8)" office:value-type="string" office:string-value="01100010">
            <text:p>01100010</text:p>
          </table:table-cell>
          <table:table-cell table:number-columns-repeated="1014"/>
        </table:table-row>
        <table:table-row table:style-name="ro2">
          <table:table-cell office:value-type="float" office:value="0.90089008">
            <text:p>0.90089008</text:p>
          </table:table-cell>
          <table:table-cell office:value-type="float" office:value="8">
            <text:p>8</text:p>
          </table:table-cell>
          <table:table-cell table:formula="of:=IF([.B36]=[.B35];[.C35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1D</text:p>
          </table:table-cell>
          <table:table-cell table:formula="of:=IF(ISODD([.$C36]);&quot;SEND&quot;;IF([.$C36]=2;&quot;DATA&quot;;&quot;GET&quot;))" office:value-type="string" office:string-value="SEND">
            <text:p>SEND</text:p>
          </table:table-cell>
          <table:table-cell table:formula="of:=IF(ISODD([.$C36]);[.$D36];[.$E35])" office:value-type="string" office:string-value="0xFF">
            <text:p>0xFF</text:p>
          </table:table-cell>
          <table:table-cell table:formula="of:=IF(ISODD([.$C36]);[.$D37];[.$E36])" office:value-type="string" office:string-value="0xFF">
            <text:p>0xFF</text:p>
          </table:table-cell>
          <table:table-cell table:formula="of:=HEX2BIN(RIGHT([.D36];2);8)" office:value-type="string" office:string-value="11111111">
            <text:p>11111111</text:p>
          </table:table-cell>
          <table:table-cell table:formula="of:=HEX2BIN(RIGHT([.E36];2);8)" office:value-type="string" office:string-value="00011101">
            <text:p>00011101</text:p>
          </table:table-cell>
          <table:table-cell table:number-columns-repeated="1014"/>
        </table:table-row>
        <table:table-row table:style-name="ro2">
          <table:table-cell office:value-type="float" office:value="0.90131812">
            <text:p>0.90131812</text:p>
          </table:table-cell>
          <table:table-cell office:value-type="float" office:value="8">
            <text:p>8</text:p>
          </table:table-cell>
          <table:table-cell table:formula="of:=IF([.B37]=[.B36];[.C36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85</text:p>
          </table:table-cell>
          <table:table-cell table:formula="of:=IF(ISODD([.$C37]);&quot;SEND&quot;;IF([.$C37]=2;&quot;DATA&quot;;&quot;GET&quot;))" office:value-type="string" office:string-value="GET">
            <text:p>GET</text:p>
          </table:table-cell>
          <table:table-cell table:formula="of:=IF(ISODD([.$C37]);[.$D37];[.$E36])" office:value-type="string" office:string-value="0x1D">
            <text:p>0x1D</text:p>
          </table:table-cell>
          <table:table-cell table:formula="of:=IF(ISODD([.$C37]);[.$D38];[.$E37])" office:value-type="string" office:string-value="0x85">
            <text:p>0x85</text:p>
          </table:table-cell>
          <table:table-cell table:formula="of:=HEX2BIN(RIGHT([.D37];2);8)" office:value-type="string" office:string-value="11111111">
            <text:p>11111111</text:p>
          </table:table-cell>
          <table:table-cell table:formula="of:=HEX2BIN(RIGHT([.E37];2);8)" office:value-type="string" office:string-value="10000101">
            <text:p>10000101</text:p>
          </table:table-cell>
          <table:table-cell table:number-columns-repeated="1014"/>
        </table:table-row>
        <table:table-row table:style-name="ro2">
          <table:table-cell office:value-type="float" office:value="1.05212256">
            <text:p>1.05212256</text:p>
          </table:table-cell>
          <table:table-cell office:value-type="float" office:value="9">
            <text:p>9</text:p>
          </table:table-cell>
          <table:table-cell table:formula="of:=IF([.B38]=[.B37];[.C37]+1;1)" office:value-type="float" office:value="1">
            <text:p>1</text:p>
          </table:table-cell>
          <table:table-cell table:number-columns-repeated="2" office:value-type="string">
            <text:p>0xFF</text:p>
          </table:table-cell>
          <table:table-cell table:formula="of:=IF(ISODD([.$C38]);&quot;SEND&quot;;IF([.$C38]=2;&quot;DATA&quot;;&quot;GET&quot;))" office:value-type="string" office:string-value="SEND">
            <text:p>SEND</text:p>
          </table:table-cell>
          <table:table-cell table:formula="of:=IF(ISODD([.$C38]);[.$D38];[.$E37])" office:value-type="string" office:string-value="0xFF">
            <text:p>0xFF</text:p>
          </table:table-cell>
          <table:table-cell table:formula="of:=IF(ISODD([.$C38]);[.$D39];[.$E38])" office:value-type="string" office:string-value="0xFF">
            <text:p>0xFF</text:p>
          </table:table-cell>
          <table:table-cell table:formula="of:=HEX2BIN(RIGHT([.D38];2);8)" office:value-type="string" office:string-value="11111111">
            <text:p>11111111</text:p>
          </table:table-cell>
          <table:table-cell table:formula="of:=HEX2BIN(RIGHT([.E38];2);8)" office:value-type="string" office:string-value="11111111">
            <text:p>11111111</text:p>
          </table:table-cell>
          <table:table-cell table:number-columns-repeated="1014"/>
        </table:table-row>
        <table:table-row table:style-name="ro2">
          <table:table-cell office:value-type="float" office:value="1.05255834">
            <text:p>1.05255834</text:p>
          </table:table-cell>
          <table:table-cell office:value-type="float" office:value="9">
            <text:p>9</text:p>
          </table:table-cell>
          <table:table-cell table:formula="of:=IF([.B39]=[.B38];[.C38]+1;1)" office:value-type="float" office:value="2">
            <text:p>2</text:p>
          </table:table-cell>
          <table:table-cell office:value-type="string">
            <text:p>0xFF</text:p>
          </table:table-cell>
          <table:table-cell office:value-type="string">
            <text:p>0xF9</text:p>
          </table:table-cell>
          <table:table-cell table:formula="of:=IF(ISODD([.$C39]);&quot;SEND&quot;;IF([.$C39]=2;&quot;DATA&quot;;&quot;GET&quot;))" office:value-type="string" office:string-value="DATA">
            <text:p>DATA</text:p>
          </table:table-cell>
          <table:table-cell table:formula="of:=IF(ISODD([.$C39]);[.$D39];[.$E38])" office:value-type="string" office:string-value="0xFF">
            <text:p>0xFF</text:p>
          </table:table-cell>
          <table:table-cell table:formula="of:=IF(ISODD([.$C39]);[.$D40];[.$E39])" office:value-type="string" office:string-value="0xF9">
            <text:p>0xF9</text:p>
          </table:table-cell>
          <table:table-cell table:formula="of:=HEX2BIN(RIGHT([.D39];2);8)" office:value-type="string" office:string-value="11111111">
            <text:p>11111111</text:p>
          </table:table-cell>
          <table:table-cell table:formula="of:=HEX2BIN(RIGHT([.E39];2);8)" office:value-type="string" office:string-value="11111001">
            <text:p>11111001</text:p>
          </table:table-cell>
          <table:table-cell table:number-columns-repeated="1014"/>
        </table:table-row>
        <table:table-row table:style-name="ro2">
          <table:table-cell office:value-type="float" office:value="1.0529941">
            <text:p>1.0529941</text:p>
          </table:table-cell>
          <table:table-cell office:value-type="float" office:value="9">
            <text:p>9</text:p>
          </table:table-cell>
          <table:table-cell table:formula="of:=IF([.B40]=[.B39];[.C39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IF(ISODD([.$C40]);&quot;SEND&quot;;IF([.$C40]=2;&quot;DATA&quot;;&quot;GET&quot;))" office:value-type="string" office:string-value="SEND">
            <text:p>SEND</text:p>
          </table:table-cell>
          <table:table-cell table:formula="of:=IF(ISODD([.$C40]);[.$D40];[.$E39])" office:value-type="string" office:string-value="0xFF">
            <text:p>0xFF</text:p>
          </table:table-cell>
          <table:table-cell table:formula="of:=IF(ISODD([.$C40]);[.$D41];[.$E40])" office:value-type="string" office:string-value="0xFF">
            <text:p>0xFF</text:p>
          </table:table-cell>
          <table:table-cell table:formula="of:=HEX2BIN(RIGHT([.D40];2);8)" office:value-type="string" office:string-value="11111111">
            <text:p>11111111</text:p>
          </table:table-cell>
          <table:table-cell table:formula="of:=HEX2BIN(RIGHT([.E40];2);8)" office:value-type="string" office:string-value="00111011">
            <text:p>00111011</text:p>
          </table:table-cell>
          <table:table-cell table:number-columns-repeated="1014"/>
        </table:table-row>
        <table:table-row table:style-name="ro2">
          <table:table-cell office:value-type="float" office:value="1.05342988">
            <text:p>1.05342988</text:p>
          </table:table-cell>
          <table:table-cell office:value-type="float" office:value="9">
            <text:p>9</text:p>
          </table:table-cell>
          <table:table-cell table:formula="of:=IF([.B41]=[.B40];[.C40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0B</text:p>
          </table:table-cell>
          <table:table-cell table:formula="of:=IF(ISODD([.$C41]);&quot;SEND&quot;;IF([.$C41]=2;&quot;DATA&quot;;&quot;GET&quot;))" office:value-type="string" office:string-value="GET">
            <text:p>GET</text:p>
          </table:table-cell>
          <table:table-cell table:formula="of:=IF(ISODD([.$C41]);[.$D41];[.$E40])" office:value-type="string" office:string-value="0x3B">
            <text:p>0x3B</text:p>
          </table:table-cell>
          <table:table-cell table:formula="of:=IF(ISODD([.$C41]);[.$D42];[.$E41])" office:value-type="string" office:string-value="0x0B">
            <text:p>0x0B</text:p>
          </table:table-cell>
          <table:table-cell table:formula="of:=HEX2BIN(RIGHT([.D41];2);8)" office:value-type="string" office:string-value="11111111">
            <text:p>11111111</text:p>
          </table:table-cell>
          <table:table-cell table:formula="of:=HEX2BIN(RIGHT([.E41];2);8)" office:value-type="string" office:string-value="00001011">
            <text:p>00001011</text:p>
          </table:table-cell>
          <table:table-cell table:number-columns-repeated="1014"/>
        </table:table-row>
        <table:table-row table:style-name="ro2">
          <table:table-cell office:value-type="float" office:value="1.06411926">
            <text:p>1.06411926</text:p>
          </table:table-cell>
          <table:table-cell office:value-type="float" office:value="10">
            <text:p>10</text:p>
          </table:table-cell>
          <table:table-cell table:formula="of:=IF([.B42]=[.B41];[.C41]+1;1)" office:value-type="float" office:value="1">
            <text:p>1</text:p>
          </table:table-cell>
          <table:table-cell office:value-type="string">
            <text:p>0xBB</text:p>
          </table:table-cell>
          <table:table-cell office:value-type="string">
            <text:p>0xFF</text:p>
          </table:table-cell>
          <table:table-cell table:formula="of:=IF(ISODD([.$C42]);&quot;SEND&quot;;IF([.$C42]=2;&quot;DATA&quot;;&quot;GET&quot;))" office:value-type="string" office:string-value="SEND">
            <text:p>SEND</text:p>
          </table:table-cell>
          <table:table-cell table:formula="of:=IF(ISODD([.$C42]);[.$D42];[.$E41])" office:value-type="string" office:string-value="0xBB">
            <text:p>0xBB</text:p>
          </table:table-cell>
          <table:table-cell table:formula="of:=IF(ISODD([.$C42]);[.$D43];[.$E42])" office:value-type="string" office:string-value="0x1B">
            <text:p>0x1B</text:p>
          </table:table-cell>
          <table:table-cell table:formula="of:=HEX2BIN(RIGHT([.D42];2);8)" office:value-type="string" office:string-value="10111011">
            <text:p>10111011</text:p>
          </table:table-cell>
          <table:table-cell table:formula="of:=HEX2BIN(RIGHT([.E42];2);8)" office:value-type="string" office:string-value="11111111">
            <text:p>11111111</text:p>
          </table:table-cell>
          <table:table-cell table:number-columns-repeated="1014"/>
        </table:table-row>
        <table:table-row table:style-name="ro2">
          <table:table-cell office:value-type="float" office:value="1.0645433">
            <text:p>1.0645433</text:p>
          </table:table-cell>
          <table:table-cell office:value-type="float" office:value="10">
            <text:p>10</text:p>
          </table:table-cell>
          <table:table-cell table:formula="of:=IF([.B43]=[.B42];[.C42]+1;1)" office:value-type="float" office:value="2">
            <text:p>2</text:p>
          </table:table-cell>
          <table:table-cell office:value-type="string">
            <text:p>0x1B</text:p>
          </table:table-cell>
          <table:table-cell office:value-type="string">
            <text:p>0xF9</text:p>
          </table:table-cell>
          <table:table-cell table:formula="of:=IF(ISODD([.$C43]);&quot;SEND&quot;;IF([.$C43]=2;&quot;DATA&quot;;&quot;GET&quot;))" office:value-type="string" office:string-value="DATA">
            <text:p>DATA</text:p>
          </table:table-cell>
          <table:table-cell table:formula="of:=IF(ISODD([.$C43]);[.$D43];[.$E42])" office:value-type="string" office:string-value="0xFF">
            <text:p>0xFF</text:p>
          </table:table-cell>
          <table:table-cell table:formula="of:=IF(ISODD([.$C43]);[.$D44];[.$E43])" office:value-type="string" office:string-value="0xF9">
            <text:p>0xF9</text:p>
          </table:table-cell>
          <table:table-cell table:formula="of:=HEX2BIN(RIGHT([.D43];2);8)" office:value-type="string" office:string-value="00011011">
            <text:p>00011011</text:p>
          </table:table-cell>
          <table:table-cell table:formula="of:=HEX2BIN(RIGHT([.E43];2);8)" office:value-type="string" office:string-value="11111001">
            <text:p>11111001</text:p>
          </table:table-cell>
          <table:table-cell table:number-columns-repeated="1014"/>
        </table:table-row>
        <table:table-row table:style-name="ro2">
          <table:table-cell office:value-type="float" office:value="1.06497132">
            <text:p>1.06497132</text:p>
          </table:table-cell>
          <table:table-cell office:value-type="float" office:value="10">
            <text:p>10</text:p>
          </table:table-cell>
          <table:table-cell table:formula="of:=IF([.B44]=[.B43];[.C43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D</text:p>
          </table:table-cell>
          <table:table-cell table:formula="of:=IF(ISODD([.$C44]);&quot;SEND&quot;;IF([.$C44]=2;&quot;DATA&quot;;&quot;GET&quot;))" office:value-type="string" office:string-value="SEND">
            <text:p>SEND</text:p>
          </table:table-cell>
          <table:table-cell table:formula="of:=IF(ISODD([.$C44]);[.$D44];[.$E43])" office:value-type="string" office:string-value="0xFF">
            <text:p>0xFF</text:p>
          </table:table-cell>
          <table:table-cell table:formula="of:=IF(ISODD([.$C44]);[.$D45];[.$E44])" office:value-type="string" office:string-value="0xFF">
            <text:p>0xFF</text:p>
          </table:table-cell>
          <table:table-cell table:formula="of:=HEX2BIN(RIGHT([.D44];2);8)" office:value-type="string" office:string-value="11111111">
            <text:p>11111111</text:p>
          </table:table-cell>
          <table:table-cell table:formula="of:=HEX2BIN(RIGHT([.E44];2);8)" office:value-type="string" office:string-value="00111101">
            <text:p>00111101</text:p>
          </table:table-cell>
          <table:table-cell table:number-columns-repeated="1014"/>
        </table:table-row>
        <table:table-row table:style-name="ro2">
          <table:table-cell office:value-type="float" office:value="1.06533004">
            <text:p>1.06533004</text:p>
          </table:table-cell>
          <table:table-cell office:value-type="float" office:value="10">
            <text:p>10</text:p>
          </table:table-cell>
          <table:table-cell table:formula="of:=IF([.B45]=[.B44];[.C44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C6</text:p>
          </table:table-cell>
          <table:table-cell table:formula="of:=IF(ISODD([.$C45]);&quot;SEND&quot;;IF([.$C45]=2;&quot;DATA&quot;;&quot;GET&quot;))" office:value-type="string" office:string-value="GET">
            <text:p>GET</text:p>
          </table:table-cell>
          <table:table-cell table:formula="of:=IF(ISODD([.$C45]);[.$D45];[.$E44])" office:value-type="string" office:string-value="0x3D">
            <text:p>0x3D</text:p>
          </table:table-cell>
          <table:table-cell table:formula="of:=IF(ISODD([.$C45]);[.$D46];[.$E45])" office:value-type="string" office:string-value="0xC6">
            <text:p>0xC6</text:p>
          </table:table-cell>
          <table:table-cell table:formula="of:=HEX2BIN(RIGHT([.D45];2);8)" office:value-type="string" office:string-value="11111111">
            <text:p>11111111</text:p>
          </table:table-cell>
          <table:table-cell table:formula="of:=HEX2BIN(RIGHT([.E45];2);8)" office:value-type="string" office:string-value="11000110">
            <text:p>11000110</text:p>
          </table:table-cell>
          <table:table-cell table:number-columns-repeated="1014"/>
        </table:table-row>
        <table:table-row table:style-name="ro2">
          <table:table-cell office:value-type="float" office:value="1.21613426">
            <text:p>1.21613426</text:p>
          </table:table-cell>
          <table:table-cell office:value-type="float" office:value="11">
            <text:p>11</text:p>
          </table:table-cell>
          <table:table-cell table:formula="of:=IF([.B46]=[.B45];[.C45]+1;1)" office:value-type="float" office:value="1">
            <text:p>1</text:p>
          </table:table-cell>
          <table:table-cell office:value-type="string">
            <text:p>0xFF</text:p>
          </table:table-cell>
          <table:table-cell office:value-type="string">
            <text:p>0x0A</text:p>
          </table:table-cell>
          <table:table-cell table:formula="of:=IF(ISODD([.$C46]);&quot;SEND&quot;;IF([.$C46]=2;&quot;DATA&quot;;&quot;GET&quot;))" office:value-type="string" office:string-value="SEND">
            <text:p>SEND</text:p>
          </table:table-cell>
          <table:table-cell table:formula="of:=IF(ISODD([.$C46]);[.$D46];[.$E45])" office:value-type="string" office:string-value="0xFF">
            <text:p>0xFF</text:p>
          </table:table-cell>
          <table:table-cell table:formula="of:=IF(ISODD([.$C46]);[.$D47];[.$E46])" office:value-type="string" office:string-value="0xFF">
            <text:p>0xFF</text:p>
          </table:table-cell>
          <table:table-cell table:formula="of:=HEX2BIN(RIGHT([.D46];2);8)" office:value-type="string" office:string-value="11111111">
            <text:p>11111111</text:p>
          </table:table-cell>
          <table:table-cell table:formula="of:=HEX2BIN(RIGHT([.E46];2);8)" office:value-type="string" office:string-value="00001010">
            <text:p>00001010</text:p>
          </table:table-cell>
          <table:table-cell table:number-columns-repeated="1014"/>
        </table:table-row>
        <table:table-row table:style-name="ro2">
          <table:table-cell office:value-type="float" office:value="1.21657004">
            <text:p>1.21657004</text:p>
          </table:table-cell>
          <table:table-cell office:value-type="float" office:value="11">
            <text:p>11</text:p>
          </table:table-cell>
          <table:table-cell table:formula="of:=IF([.B47]=[.B46];[.C46]+1;1)" office:value-type="float" office:value="2">
            <text:p>2</text:p>
          </table:table-cell>
          <table:table-cell office:value-type="string">
            <text:p>0xFF</text:p>
          </table:table-cell>
          <table:table-cell office:value-type="string">
            <text:p>0x64</text:p>
          </table:table-cell>
          <table:table-cell table:formula="of:=IF(ISODD([.$C47]);&quot;SEND&quot;;IF([.$C47]=2;&quot;DATA&quot;;&quot;GET&quot;))" office:value-type="string" office:string-value="DATA">
            <text:p>DATA</text:p>
          </table:table-cell>
          <table:table-cell table:formula="of:=IF(ISODD([.$C47]);[.$D47];[.$E46])" office:value-type="string" office:string-value="0x0A">
            <text:p>0x0A</text:p>
          </table:table-cell>
          <table:table-cell table:formula="of:=IF(ISODD([.$C47]);[.$D48];[.$E47])" office:value-type="string" office:string-value="0x64">
            <text:p>0x64</text:p>
          </table:table-cell>
          <table:table-cell table:formula="of:=HEX2BIN(RIGHT([.D47];2);8)" office:value-type="string" office:string-value="11111111">
            <text:p>11111111</text:p>
          </table:table-cell>
          <table:table-cell table:formula="of:=HEX2BIN(RIGHT([.E47];2);8)" office:value-type="string" office:string-value="01100100">
            <text:p>01100100</text:p>
          </table:table-cell>
          <table:table-cell table:number-columns-repeated="1014"/>
        </table:table-row>
        <table:table-row table:style-name="ro2">
          <table:table-cell office:value-type="float" office:value="1.21700582">
            <text:p>1.21700582</text:p>
          </table:table-cell>
          <table:table-cell office:value-type="float" office:value="11">
            <text:p>11</text:p>
          </table:table-cell>
          <table:table-cell table:formula="of:=IF([.B48]=[.B47];[.C47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IF(ISODD([.$C48]);&quot;SEND&quot;;IF([.$C48]=2;&quot;DATA&quot;;&quot;GET&quot;))" office:value-type="string" office:string-value="SEND">
            <text:p>SEND</text:p>
          </table:table-cell>
          <table:table-cell table:formula="of:=IF(ISODD([.$C48]);[.$D48];[.$E47])" office:value-type="string" office:string-value="0xFF">
            <text:p>0xFF</text:p>
          </table:table-cell>
          <table:table-cell table:formula="of:=IF(ISODD([.$C48]);[.$D49];[.$E48])" office:value-type="string" office:string-value="0xFF">
            <text:p>0xFF</text:p>
          </table:table-cell>
          <table:table-cell table:formula="of:=HEX2BIN(RIGHT([.D48];2);8)" office:value-type="string" office:string-value="11111111">
            <text:p>11111111</text:p>
          </table:table-cell>
          <table:table-cell table:formula="of:=HEX2BIN(RIGHT([.E48];2);8)" office:value-type="string" office:string-value="00111011">
            <text:p>00111011</text:p>
          </table:table-cell>
          <table:table-cell table:number-columns-repeated="1014"/>
        </table:table-row>
        <table:table-row table:style-name="ro2">
          <table:table-cell office:value-type="float" office:value="1.2174416">
            <text:p>1.2174416</text:p>
          </table:table-cell>
          <table:table-cell office:value-type="float" office:value="11">
            <text:p>11</text:p>
          </table:table-cell>
          <table:table-cell table:formula="of:=IF([.B49]=[.B48];[.C48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1B</text:p>
          </table:table-cell>
          <table:table-cell table:formula="of:=IF(ISODD([.$C49]);&quot;SEND&quot;;IF([.$C49]=2;&quot;DATA&quot;;&quot;GET&quot;))" office:value-type="string" office:string-value="GET">
            <text:p>GET</text:p>
          </table:table-cell>
          <table:table-cell table:formula="of:=IF(ISODD([.$C49]);[.$D49];[.$E48])" office:value-type="string" office:string-value="0x3B">
            <text:p>0x3B</text:p>
          </table:table-cell>
          <table:table-cell table:formula="of:=IF(ISODD([.$C49]);[.$D50];[.$E49])" office:value-type="string" office:string-value="0x1B">
            <text:p>0x1B</text:p>
          </table:table-cell>
          <table:table-cell table:formula="of:=HEX2BIN(RIGHT([.D49];2);8)" office:value-type="string" office:string-value="11111111">
            <text:p>11111111</text:p>
          </table:table-cell>
          <table:table-cell table:formula="of:=HEX2BIN(RIGHT([.E49];2);8)" office:value-type="string" office:string-value="00011011">
            <text:p>00011011</text:p>
          </table:table-cell>
          <table:table-cell table:number-columns-repeated="1014"/>
        </table:table-row>
        <table:table-row table:style-name="ro2">
          <table:table-cell office:value-type="float" office:value="1.33613838">
            <text:p>1.33613838</text:p>
          </table:table-cell>
          <table:table-cell office:value-type="float" office:value="12">
            <text:p>12</text:p>
          </table:table-cell>
          <table:table-cell table:formula="of:=IF([.B50]=[.B49];[.C49]+1;1)" office:value-type="float" office:value="1">
            <text:p>1</text:p>
          </table:table-cell>
          <table:table-cell office:value-type="string">
            <text:p>0xBB</text:p>
          </table:table-cell>
          <table:table-cell office:value-type="string">
            <text:p>0x0A</text:p>
          </table:table-cell>
          <table:table-cell table:formula="of:=IF(ISODD([.$C50]);&quot;SEND&quot;;IF([.$C50]=2;&quot;DATA&quot;;&quot;GET&quot;))" office:value-type="string" office:string-value="SEND">
            <text:p>SEND</text:p>
          </table:table-cell>
          <table:table-cell table:formula="of:=IF(ISODD([.$C50]);[.$D50];[.$E49])" office:value-type="string" office:string-value="0xBB">
            <text:p>0xBB</text:p>
          </table:table-cell>
          <table:table-cell table:formula="of:=IF(ISODD([.$C50]);[.$D51];[.$E50])" office:value-type="string" office:string-value="0x0B">
            <text:p>0x0B</text:p>
          </table:table-cell>
          <table:table-cell table:formula="of:=HEX2BIN(RIGHT([.D50];2);8)" office:value-type="string" office:string-value="10111011">
            <text:p>10111011</text:p>
          </table:table-cell>
          <table:table-cell table:formula="of:=HEX2BIN(RIGHT([.E50];2);8)" office:value-type="string" office:string-value="00001010">
            <text:p>00001010</text:p>
          </table:table-cell>
          <table:table-cell table:number-columns-repeated="1014"/>
        </table:table-row>
        <table:table-row table:style-name="ro2">
          <table:table-cell office:value-type="float" office:value="1.3365624">
            <text:p>1.3365624</text:p>
          </table:table-cell>
          <table:table-cell office:value-type="float" office:value="12">
            <text:p>12</text:p>
          </table:table-cell>
          <table:table-cell table:formula="of:=IF([.B51]=[.B50];[.C50]+1;1)" office:value-type="float" office:value="2">
            <text:p>2</text:p>
          </table:table-cell>
          <table:table-cell office:value-type="string">
            <text:p>0x0B</text:p>
          </table:table-cell>
          <table:table-cell office:value-type="string">
            <text:p>0x64</text:p>
          </table:table-cell>
          <table:table-cell table:formula="of:=IF(ISODD([.$C51]);&quot;SEND&quot;;IF([.$C51]=2;&quot;DATA&quot;;&quot;GET&quot;))" office:value-type="string" office:string-value="DATA">
            <text:p>DATA</text:p>
          </table:table-cell>
          <table:table-cell table:formula="of:=IF(ISODD([.$C51]);[.$D51];[.$E50])" office:value-type="string" office:string-value="0x0A">
            <text:p>0x0A</text:p>
          </table:table-cell>
          <table:table-cell table:formula="of:=IF(ISODD([.$C51]);[.$D52];[.$E51])" office:value-type="string" office:string-value="0x64">
            <text:p>0x64</text:p>
          </table:table-cell>
          <table:table-cell table:formula="of:=HEX2BIN(RIGHT([.D51];2);8)" office:value-type="string" office:string-value="00001011">
            <text:p>00001011</text:p>
          </table:table-cell>
          <table:table-cell table:formula="of:=HEX2BIN(RIGHT([.E51];2);8)" office:value-type="string" office:string-value="01100100">
            <text:p>01100100</text:p>
          </table:table-cell>
          <table:table-cell table:number-columns-repeated="1014"/>
        </table:table-row>
        <table:table-row table:style-name="ro2">
          <table:table-cell office:value-type="float" office:value="1.33699042">
            <text:p>1.33699042</text:p>
          </table:table-cell>
          <table:table-cell office:value-type="float" office:value="12">
            <text:p>12</text:p>
          </table:table-cell>
          <table:table-cell table:formula="of:=IF([.B52]=[.B51];[.C51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IF(ISODD([.$C52]);&quot;SEND&quot;;IF([.$C52]=2;&quot;DATA&quot;;&quot;GET&quot;))" office:value-type="string" office:string-value="SEND">
            <text:p>SEND</text:p>
          </table:table-cell>
          <table:table-cell table:formula="of:=IF(ISODD([.$C52]);[.$D52];[.$E51])" office:value-type="string" office:string-value="0xFF">
            <text:p>0xFF</text:p>
          </table:table-cell>
          <table:table-cell table:formula="of:=IF(ISODD([.$C52]);[.$D53];[.$E52])" office:value-type="string" office:string-value="0xFF">
            <text:p>0xFF</text:p>
          </table:table-cell>
          <table:table-cell table:formula="of:=HEX2BIN(RIGHT([.D52];2);8)" office:value-type="string" office:string-value="11111111">
            <text:p>11111111</text:p>
          </table:table-cell>
          <table:table-cell table:formula="of:=HEX2BIN(RIGHT([.E52];2);8)" office:value-type="string" office:string-value="00111011">
            <text:p>00111011</text:p>
          </table:table-cell>
          <table:table-cell table:number-columns-repeated="1014"/>
        </table:table-row>
        <table:table-row table:style-name="ro2">
          <table:table-cell office:value-type="float" office:value="1.3374262">
            <text:p>1.3374262</text:p>
          </table:table-cell>
          <table:table-cell office:value-type="float" office:value="12">
            <text:p>12</text:p>
          </table:table-cell>
          <table:table-cell table:formula="of:=IF([.B53]=[.B52];[.C52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0B</text:p>
          </table:table-cell>
          <table:table-cell table:formula="of:=IF(ISODD([.$C53]);&quot;SEND&quot;;IF([.$C53]=2;&quot;DATA&quot;;&quot;GET&quot;))" office:value-type="string" office:string-value="GET">
            <text:p>GET</text:p>
          </table:table-cell>
          <table:table-cell table:formula="of:=IF(ISODD([.$C53]);[.$D53];[.$E52])" office:value-type="string" office:string-value="0x3B">
            <text:p>0x3B</text:p>
          </table:table-cell>
          <table:table-cell table:formula="of:=IF(ISODD([.$C53]);[.$D54];[.$E53])" office:value-type="string" office:string-value="0x0B">
            <text:p>0x0B</text:p>
          </table:table-cell>
          <table:table-cell table:formula="of:=HEX2BIN(RIGHT([.D53];2);8)" office:value-type="string" office:string-value="11111111">
            <text:p>11111111</text:p>
          </table:table-cell>
          <table:table-cell table:formula="of:=HEX2BIN(RIGHT([.E53];2);8)" office:value-type="string" office:string-value="00001011">
            <text:p>00001011</text:p>
          </table:table-cell>
          <table:table-cell table:number-columns-repeated="1014"/>
        </table:table-row>
        <table:table-row table:style-name="ro2">
          <table:table-cell office:value-type="float" office:value="1.48815336">
            <text:p>1.48815336</text:p>
          </table:table-cell>
          <table:table-cell office:value-type="float" office:value="13">
            <text:p>13</text:p>
          </table:table-cell>
          <table:table-cell table:formula="of:=IF([.B54]=[.B53];[.C53]+1;1)" office:value-type="float" office:value="1">
            <text:p>1</text:p>
          </table:table-cell>
          <table:table-cell table:number-columns-repeated="2" office:value-type="string">
            <text:p>0xFF</text:p>
          </table:table-cell>
          <table:table-cell table:formula="of:=IF(ISODD([.$C54]);&quot;SEND&quot;;IF([.$C54]=2;&quot;DATA&quot;;&quot;GET&quot;))" office:value-type="string" office:string-value="SEND">
            <text:p>SEND</text:p>
          </table:table-cell>
          <table:table-cell table:formula="of:=IF(ISODD([.$C54]);[.$D54];[.$E53])" office:value-type="string" office:string-value="0xFF">
            <text:p>0xFF</text:p>
          </table:table-cell>
          <table:table-cell table:formula="of:=IF(ISODD([.$C54]);[.$D55];[.$E54])" office:value-type="string" office:string-value="0xFF">
            <text:p>0xFF</text:p>
          </table:table-cell>
          <table:table-cell table:formula="of:=HEX2BIN(RIGHT([.D54];2);8)" office:value-type="string" office:string-value="11111111">
            <text:p>11111111</text:p>
          </table:table-cell>
          <table:table-cell table:formula="of:=HEX2BIN(RIGHT([.E54];2);8)" office:value-type="string" office:string-value="11111111">
            <text:p>11111111</text:p>
          </table:table-cell>
          <table:table-cell table:number-columns-repeated="1014"/>
        </table:table-row>
        <table:table-row table:style-name="ro2">
          <table:table-cell office:value-type="float" office:value="1.48858916">
            <text:p>1.48858916</text:p>
          </table:table-cell>
          <table:table-cell office:value-type="float" office:value="13">
            <text:p>13</text:p>
          </table:table-cell>
          <table:table-cell table:formula="of:=IF([.B55]=[.B54];[.C54]+1;1)" office:value-type="float" office:value="2">
            <text:p>2</text:p>
          </table:table-cell>
          <table:table-cell office:value-type="string">
            <text:p>0xFF</text:p>
          </table:table-cell>
          <table:table-cell office:value-type="string">
            <text:p>0xF9</text:p>
          </table:table-cell>
          <table:table-cell table:formula="of:=IF(ISODD([.$C55]);&quot;SEND&quot;;IF([.$C55]=2;&quot;DATA&quot;;&quot;GET&quot;))" office:value-type="string" office:string-value="DATA">
            <text:p>DATA</text:p>
          </table:table-cell>
          <table:table-cell table:formula="of:=IF(ISODD([.$C55]);[.$D55];[.$E54])" office:value-type="string" office:string-value="0xFF">
            <text:p>0xFF</text:p>
          </table:table-cell>
          <table:table-cell table:formula="of:=IF(ISODD([.$C55]);[.$D56];[.$E55])" office:value-type="string" office:string-value="0xF9">
            <text:p>0xF9</text:p>
          </table:table-cell>
          <table:table-cell table:formula="of:=HEX2BIN(RIGHT([.D55];2);8)" office:value-type="string" office:string-value="11111111">
            <text:p>11111111</text:p>
          </table:table-cell>
          <table:table-cell table:formula="of:=HEX2BIN(RIGHT([.E55];2);8)" office:value-type="string" office:string-value="11111001">
            <text:p>11111001</text:p>
          </table:table-cell>
          <table:table-cell table:number-columns-repeated="1014"/>
        </table:table-row>
        <table:table-row table:style-name="ro2">
          <table:table-cell office:value-type="float" office:value="1.48902492">
            <text:p>1.48902492</text:p>
          </table:table-cell>
          <table:table-cell office:value-type="float" office:value="13">
            <text:p>13</text:p>
          </table:table-cell>
          <table:table-cell table:formula="of:=IF([.B56]=[.B55];[.C55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IF(ISODD([.$C56]);&quot;SEND&quot;;IF([.$C56]=2;&quot;DATA&quot;;&quot;GET&quot;))" office:value-type="string" office:string-value="SEND">
            <text:p>SEND</text:p>
          </table:table-cell>
          <table:table-cell table:formula="of:=IF(ISODD([.$C56]);[.$D56];[.$E55])" office:value-type="string" office:string-value="0xFF">
            <text:p>0xFF</text:p>
          </table:table-cell>
          <table:table-cell table:formula="of:=IF(ISODD([.$C56]);[.$D57];[.$E56])" office:value-type="string" office:string-value="0xFF">
            <text:p>0xFF</text:p>
          </table:table-cell>
          <table:table-cell table:formula="of:=HEX2BIN(RIGHT([.D56];2);8)" office:value-type="string" office:string-value="11111111">
            <text:p>11111111</text:p>
          </table:table-cell>
          <table:table-cell table:formula="of:=HEX2BIN(RIGHT([.E56];2);8)" office:value-type="string" office:string-value="00111011">
            <text:p>00111011</text:p>
          </table:table-cell>
          <table:table-cell table:number-columns-repeated="1014"/>
        </table:table-row>
        <table:table-row table:style-name="ro2">
          <table:table-cell office:value-type="float" office:value="1.4894607">
            <text:p>1.4894607</text:p>
          </table:table-cell>
          <table:table-cell office:value-type="float" office:value="13">
            <text:p>13</text:p>
          </table:table-cell>
          <table:table-cell table:formula="of:=IF([.B57]=[.B56];[.C56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0B</text:p>
          </table:table-cell>
          <table:table-cell table:formula="of:=IF(ISODD([.$C57]);&quot;SEND&quot;;IF([.$C57]=2;&quot;DATA&quot;;&quot;GET&quot;))" office:value-type="string" office:string-value="GET">
            <text:p>GET</text:p>
          </table:table-cell>
          <table:table-cell table:formula="of:=IF(ISODD([.$C57]);[.$D57];[.$E56])" office:value-type="string" office:string-value="0x3B">
            <text:p>0x3B</text:p>
          </table:table-cell>
          <table:table-cell table:formula="of:=IF(ISODD([.$C57]);[.$D58];[.$E57])" office:value-type="string" office:string-value="0x0B">
            <text:p>0x0B</text:p>
          </table:table-cell>
          <table:table-cell table:formula="of:=HEX2BIN(RIGHT([.D57];2);8)" office:value-type="string" office:string-value="11111111">
            <text:p>11111111</text:p>
          </table:table-cell>
          <table:table-cell table:formula="of:=HEX2BIN(RIGHT([.E57];2);8)" office:value-type="string" office:string-value="00001011">
            <text:p>00001011</text:p>
          </table:table-cell>
          <table:table-cell table:number-columns-repeated="1014"/>
        </table:table-row>
        <table:table-row table:style-name="ro2">
          <table:table-cell office:value-type="float" office:value="1.50415008">
            <text:p>1.50415008</text:p>
          </table:table-cell>
          <table:table-cell office:value-type="float" office:value="14">
            <text:p>14</text:p>
          </table:table-cell>
          <table:table-cell table:formula="of:=IF([.B58]=[.B57];[.C57]+1;1)" office:value-type="float" office:value="1">
            <text:p>1</text:p>
          </table:table-cell>
          <table:table-cell office:value-type="string">
            <text:p>0xBB</text:p>
          </table:table-cell>
          <table:table-cell office:value-type="string">
            <text:p>0xFF</text:p>
          </table:table-cell>
          <table:table-cell table:formula="of:=IF(ISODD([.$C58]);&quot;SEND&quot;;IF([.$C58]=2;&quot;DATA&quot;;&quot;GET&quot;))" office:value-type="string" office:string-value="SEND">
            <text:p>SEND</text:p>
          </table:table-cell>
          <table:table-cell table:formula="of:=IF(ISODD([.$C58]);[.$D58];[.$E57])" office:value-type="string" office:string-value="0xBB">
            <text:p>0xBB</text:p>
          </table:table-cell>
          <table:table-cell table:formula="of:=IF(ISODD([.$C58]);[.$D59];[.$E58])" office:value-type="string" office:string-value="0x0D">
            <text:p>0x0D</text:p>
          </table:table-cell>
          <table:table-cell table:formula="of:=HEX2BIN(RIGHT([.D58];2);8)" office:value-type="string" office:string-value="10111011">
            <text:p>10111011</text:p>
          </table:table-cell>
          <table:table-cell table:formula="of:=HEX2BIN(RIGHT([.E58];2);8)" office:value-type="string" office:string-value="11111111">
            <text:p>11111111</text:p>
          </table:table-cell>
          <table:table-cell table:number-columns-repeated="1014"/>
        </table:table-row>
        <table:table-row table:style-name="ro2">
          <table:table-cell office:value-type="float" office:value="1.5045741">
            <text:p>1.5045741</text:p>
          </table:table-cell>
          <table:table-cell office:value-type="float" office:value="14">
            <text:p>14</text:p>
          </table:table-cell>
          <table:table-cell table:formula="of:=IF([.B59]=[.B58];[.C58]+1;1)" office:value-type="float" office:value="2">
            <text:p>2</text:p>
          </table:table-cell>
          <table:table-cell office:value-type="string">
            <text:p>0x0D</text:p>
          </table:table-cell>
          <table:table-cell office:value-type="string">
            <text:p>0xFC</text:p>
          </table:table-cell>
          <table:table-cell table:formula="of:=IF(ISODD([.$C59]);&quot;SEND&quot;;IF([.$C59]=2;&quot;DATA&quot;;&quot;GET&quot;))" office:value-type="string" office:string-value="DATA">
            <text:p>DATA</text:p>
          </table:table-cell>
          <table:table-cell table:formula="of:=IF(ISODD([.$C59]);[.$D59];[.$E58])" office:value-type="string" office:string-value="0xFF">
            <text:p>0xFF</text:p>
          </table:table-cell>
          <table:table-cell table:formula="of:=IF(ISODD([.$C59]);[.$D60];[.$E59])" office:value-type="string" office:string-value="0xFC">
            <text:p>0xFC</text:p>
          </table:table-cell>
          <table:table-cell table:formula="of:=HEX2BIN(RIGHT([.D59];2);8)" office:value-type="string" office:string-value="00001101">
            <text:p>00001101</text:p>
          </table:table-cell>
          <table:table-cell table:formula="of:=HEX2BIN(RIGHT([.E59];2);8)" office:value-type="string" office:string-value="11111100">
            <text:p>11111100</text:p>
          </table:table-cell>
          <table:table-cell table:number-columns-repeated="1014"/>
        </table:table-row>
        <table:table-row table:style-name="ro2">
          <table:table-cell office:value-type="float" office:value="1.50493288">
            <text:p>1.50493288</text:p>
          </table:table-cell>
          <table:table-cell office:value-type="float" office:value="14">
            <text:p>14</text:p>
          </table:table-cell>
          <table:table-cell table:formula="of:=IF([.B60]=[.B59];[.C59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9D</text:p>
          </table:table-cell>
          <table:table-cell table:formula="of:=IF(ISODD([.$C60]);&quot;SEND&quot;;IF([.$C60]=2;&quot;DATA&quot;;&quot;GET&quot;))" office:value-type="string" office:string-value="SEND">
            <text:p>SEND</text:p>
          </table:table-cell>
          <table:table-cell table:formula="of:=IF(ISODD([.$C60]);[.$D60];[.$E59])" office:value-type="string" office:string-value="0xFF">
            <text:p>0xFF</text:p>
          </table:table-cell>
          <table:table-cell table:formula="of:=IF(ISODD([.$C60]);[.$D61];[.$E60])" office:value-type="string" office:string-value="0xFF">
            <text:p>0xFF</text:p>
          </table:table-cell>
          <table:table-cell table:formula="of:=HEX2BIN(RIGHT([.D60];2);8)" office:value-type="string" office:string-value="11111111">
            <text:p>11111111</text:p>
          </table:table-cell>
          <table:table-cell table:formula="of:=HEX2BIN(RIGHT([.E60];2);8)" office:value-type="string" office:string-value="10011101">
            <text:p>10011101</text:p>
          </table:table-cell>
          <table:table-cell table:number-columns-repeated="1014"/>
        </table:table-row>
        <table:table-row table:style-name="ro2">
          <table:table-cell office:value-type="float" office:value="1.5053609">
            <text:p>1.5053609</text:p>
          </table:table-cell>
          <table:table-cell office:value-type="float" office:value="14">
            <text:p>14</text:p>
          </table:table-cell>
          <table:table-cell table:formula="of:=IF([.B61]=[.B60];[.C60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8D</text:p>
          </table:table-cell>
          <table:table-cell table:formula="of:=IF(ISODD([.$C61]);&quot;SEND&quot;;IF([.$C61]=2;&quot;DATA&quot;;&quot;GET&quot;))" office:value-type="string" office:string-value="GET">
            <text:p>GET</text:p>
          </table:table-cell>
          <table:table-cell table:formula="of:=IF(ISODD([.$C61]);[.$D61];[.$E60])" office:value-type="string" office:string-value="0x9D">
            <text:p>0x9D</text:p>
          </table:table-cell>
          <table:table-cell table:formula="of:=IF(ISODD([.$C61]);[.$D62];[.$E61])" office:value-type="string" office:string-value="0x8D">
            <text:p>0x8D</text:p>
          </table:table-cell>
          <table:table-cell table:formula="of:=HEX2BIN(RIGHT([.D61];2);8)" office:value-type="string" office:string-value="11111111">
            <text:p>11111111</text:p>
          </table:table-cell>
          <table:table-cell table:formula="of:=HEX2BIN(RIGHT([.E61];2);8)" office:value-type="string" office:string-value="10001101">
            <text:p>10001101</text:p>
          </table:table-cell>
          <table:table-cell table:number-columns-repeated="1014"/>
        </table:table-row>
        <table:table-row table:style-name="ro2">
          <table:table-cell office:value-type="float" office:value="1.65616532">
            <text:p>1.65616532</text:p>
          </table:table-cell>
          <table:table-cell office:value-type="float" office:value="15">
            <text:p>15</text:p>
          </table:table-cell>
          <table:table-cell table:formula="of:=IF([.B62]=[.B61];[.C61]+1;1)" office:value-type="float" office:value="1">
            <text:p>1</text:p>
          </table:table-cell>
          <table:table-cell office:value-type="string">
            <text:p>0xFF</text:p>
          </table:table-cell>
          <table:table-cell office:value-type="string">
            <text:p>0x05</text:p>
          </table:table-cell>
          <table:table-cell table:formula="of:=IF(ISODD([.$C62]);&quot;SEND&quot;;IF([.$C62]=2;&quot;DATA&quot;;&quot;GET&quot;))" office:value-type="string" office:string-value="SEND">
            <text:p>SEND</text:p>
          </table:table-cell>
          <table:table-cell table:formula="of:=IF(ISODD([.$C62]);[.$D62];[.$E61])" office:value-type="string" office:string-value="0xFF">
            <text:p>0xFF</text:p>
          </table:table-cell>
          <table:table-cell table:formula="of:=IF(ISODD([.$C62]);[.$D63];[.$E62])" office:value-type="string" office:string-value="0xFF">
            <text:p>0xFF</text:p>
          </table:table-cell>
          <table:table-cell table:formula="of:=HEX2BIN(RIGHT([.D62];2);8)" office:value-type="string" office:string-value="11111111">
            <text:p>11111111</text:p>
          </table:table-cell>
          <table:table-cell table:formula="of:=HEX2BIN(RIGHT([.E62];2);8)" office:value-type="string" office:string-value="00000101">
            <text:p>00000101</text:p>
          </table:table-cell>
          <table:table-cell table:number-columns-repeated="1014"/>
        </table:table-row>
        <table:table-row table:style-name="ro2">
          <table:table-cell office:value-type="float" office:value="1.6565241">
            <text:p>1.6565241</text:p>
          </table:table-cell>
          <table:table-cell office:value-type="float" office:value="15">
            <text:p>15</text:p>
          </table:table-cell>
          <table:table-cell table:formula="of:=IF([.B63]=[.B62];[.C62]+1;1)" office:value-type="float" office:value="2">
            <text:p>2</text:p>
          </table:table-cell>
          <table:table-cell office:value-type="string">
            <text:p>0xFF</text:p>
          </table:table-cell>
          <table:table-cell office:value-type="string">
            <text:p>0x32</text:p>
          </table:table-cell>
          <table:table-cell table:formula="of:=IF(ISODD([.$C63]);&quot;SEND&quot;;IF([.$C63]=2;&quot;DATA&quot;;&quot;GET&quot;))" office:value-type="string" office:string-value="DATA">
            <text:p>DATA</text:p>
          </table:table-cell>
          <table:table-cell table:formula="of:=IF(ISODD([.$C63]);[.$D63];[.$E62])" office:value-type="string" office:string-value="0x05">
            <text:p>0x05</text:p>
          </table:table-cell>
          <table:table-cell table:formula="of:=IF(ISODD([.$C63]);[.$D64];[.$E63])" office:value-type="string" office:string-value="0x32">
            <text:p>0x32</text:p>
          </table:table-cell>
          <table:table-cell table:formula="of:=HEX2BIN(RIGHT([.D63];2);8)" office:value-type="string" office:string-value="11111111">
            <text:p>11111111</text:p>
          </table:table-cell>
          <table:table-cell table:formula="of:=HEX2BIN(RIGHT([.E63];2);8)" office:value-type="string" office:string-value="00110010">
            <text:p>00110010</text:p>
          </table:table-cell>
          <table:table-cell table:number-columns-repeated="1014"/>
        </table:table-row>
        <table:table-row table:style-name="ro2">
          <table:table-cell office:value-type="float" office:value="1.65695988">
            <text:p>1.65695988</text:p>
          </table:table-cell>
          <table:table-cell office:value-type="float" office:value="15">
            <text:p>15</text:p>
          </table:table-cell>
          <table:table-cell table:formula="of:=IF([.B64]=[.B63];[.C63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1D</text:p>
          </table:table-cell>
          <table:table-cell table:formula="of:=IF(ISODD([.$C64]);&quot;SEND&quot;;IF([.$C64]=2;&quot;DATA&quot;;&quot;GET&quot;))" office:value-type="string" office:string-value="SEND">
            <text:p>SEND</text:p>
          </table:table-cell>
          <table:table-cell table:formula="of:=IF(ISODD([.$C64]);[.$D64];[.$E63])" office:value-type="string" office:string-value="0xFF">
            <text:p>0xFF</text:p>
          </table:table-cell>
          <table:table-cell table:formula="of:=IF(ISODD([.$C64]);[.$D65];[.$E64])" office:value-type="string" office:string-value="0xFF">
            <text:p>0xFF</text:p>
          </table:table-cell>
          <table:table-cell table:formula="of:=HEX2BIN(RIGHT([.D64];2);8)" office:value-type="string" office:string-value="11111111">
            <text:p>11111111</text:p>
          </table:table-cell>
          <table:table-cell table:formula="of:=HEX2BIN(RIGHT([.E64];2);8)" office:value-type="string" office:string-value="00011101">
            <text:p>00011101</text:p>
          </table:table-cell>
          <table:table-cell table:number-columns-repeated="1014"/>
        </table:table-row>
        <table:table-row table:style-name="ro2">
          <table:table-cell office:value-type="float" office:value="1.65739564">
            <text:p>1.65739564</text:p>
          </table:table-cell>
          <table:table-cell office:value-type="float" office:value="15">
            <text:p>15</text:p>
          </table:table-cell>
          <table:table-cell table:formula="of:=IF([.B65]=[.B64];[.C64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8D</text:p>
          </table:table-cell>
          <table:table-cell table:formula="of:=IF(ISODD([.$C65]);&quot;SEND&quot;;IF([.$C65]=2;&quot;DATA&quot;;&quot;GET&quot;))" office:value-type="string" office:string-value="GET">
            <text:p>GET</text:p>
          </table:table-cell>
          <table:table-cell table:formula="of:=IF(ISODD([.$C65]);[.$D65];[.$E64])" office:value-type="string" office:string-value="0x1D">
            <text:p>0x1D</text:p>
          </table:table-cell>
          <table:table-cell table:formula="of:=IF(ISODD([.$C65]);[.$D66];[.$E65])" office:value-type="string" office:string-value="0x8D">
            <text:p>0x8D</text:p>
          </table:table-cell>
          <table:table-cell table:formula="of:=HEX2BIN(RIGHT([.D65];2);8)" office:value-type="string" office:string-value="11111111">
            <text:p>11111111</text:p>
          </table:table-cell>
          <table:table-cell table:formula="of:=HEX2BIN(RIGHT([.E65];2);8)" office:value-type="string" office:string-value="10001101">
            <text:p>10001101</text:p>
          </table:table-cell>
          <table:table-cell table:number-columns-repeated="1014"/>
        </table:table-row>
        <table:table-row table:style-name="ro2">
          <table:table-cell office:value-type="float" office:value="1.78016966">
            <text:p>1.78016966</text:p>
          </table:table-cell>
          <table:table-cell office:value-type="float" office:value="16">
            <text:p>16</text:p>
          </table:table-cell>
          <table:table-cell table:formula="of:=IF([.B66]=[.B65];[.C65]+1;1)" office:value-type="float" office:value="1">
            <text:p>1</text:p>
          </table:table-cell>
          <table:table-cell office:value-type="string">
            <text:p>0xBB</text:p>
          </table:table-cell>
          <table:table-cell office:value-type="string">
            <text:p>0x0A</text:p>
          </table:table-cell>
          <table:table-cell table:formula="of:=IF(ISODD([.$C66]);&quot;SEND&quot;;IF([.$C66]=2;&quot;DATA&quot;;&quot;GET&quot;))" office:value-type="string" office:string-value="SEND">
            <text:p>SEND</text:p>
          </table:table-cell>
          <table:table-cell table:formula="of:=IF(ISODD([.$C66]);[.$D66];[.$E65])" office:value-type="string" office:string-value="0xBB">
            <text:p>0xBB</text:p>
          </table:table-cell>
          <table:table-cell table:formula="of:=IF(ISODD([.$C66]);[.$D67];[.$E66])" office:value-type="string" office:string-value="0x0B">
            <text:p>0x0B</text:p>
          </table:table-cell>
          <table:table-cell table:formula="of:=HEX2BIN(RIGHT([.D66];2);8)" office:value-type="string" office:string-value="10111011">
            <text:p>10111011</text:p>
          </table:table-cell>
          <table:table-cell table:formula="of:=HEX2BIN(RIGHT([.E66];2);8)" office:value-type="string" office:string-value="00001010">
            <text:p>00001010</text:p>
          </table:table-cell>
          <table:table-cell table:number-columns-repeated="1014"/>
        </table:table-row>
        <table:table-row table:style-name="ro2">
          <table:table-cell office:value-type="float" office:value="1.7805937">
            <text:p>1.7805937</text:p>
          </table:table-cell>
          <table:table-cell office:value-type="float" office:value="16">
            <text:p>16</text:p>
          </table:table-cell>
          <table:table-cell table:formula="of:=IF([.B67]=[.B66];[.C66]+1;1)" office:value-type="float" office:value="2">
            <text:p>2</text:p>
          </table:table-cell>
          <table:table-cell office:value-type="string">
            <text:p>0x0B</text:p>
          </table:table-cell>
          <table:table-cell office:value-type="string">
            <text:p>0x64</text:p>
          </table:table-cell>
          <table:table-cell table:formula="of:=IF(ISODD([.$C67]);&quot;SEND&quot;;IF([.$C67]=2;&quot;DATA&quot;;&quot;GET&quot;))" office:value-type="string" office:string-value="DATA">
            <text:p>DATA</text:p>
          </table:table-cell>
          <table:table-cell table:formula="of:=IF(ISODD([.$C67]);[.$D67];[.$E66])" office:value-type="string" office:string-value="0x0A">
            <text:p>0x0A</text:p>
          </table:table-cell>
          <table:table-cell table:formula="of:=IF(ISODD([.$C67]);[.$D68];[.$E67])" office:value-type="string" office:string-value="0x64">
            <text:p>0x64</text:p>
          </table:table-cell>
          <table:table-cell table:formula="of:=HEX2BIN(RIGHT([.D67];2);8)" office:value-type="string" office:string-value="00001011">
            <text:p>00001011</text:p>
          </table:table-cell>
          <table:table-cell table:formula="of:=HEX2BIN(RIGHT([.E67];2);8)" office:value-type="string" office:string-value="01100100">
            <text:p>01100100</text:p>
          </table:table-cell>
          <table:table-cell table:number-columns-repeated="1014"/>
        </table:table-row>
        <table:table-row table:style-name="ro2">
          <table:table-cell office:value-type="float" office:value="1.78102172">
            <text:p>1.78102172</text:p>
          </table:table-cell>
          <table:table-cell office:value-type="float" office:value="16">
            <text:p>16</text:p>
          </table:table-cell>
          <table:table-cell table:formula="of:=IF([.B68]=[.B67];[.C67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IF(ISODD([.$C68]);&quot;SEND&quot;;IF([.$C68]=2;&quot;DATA&quot;;&quot;GET&quot;))" office:value-type="string" office:string-value="SEND">
            <text:p>SEND</text:p>
          </table:table-cell>
          <table:table-cell table:formula="of:=IF(ISODD([.$C68]);[.$D68];[.$E67])" office:value-type="string" office:string-value="0xFF">
            <text:p>0xFF</text:p>
          </table:table-cell>
          <table:table-cell table:formula="of:=IF(ISODD([.$C68]);[.$D69];[.$E68])" office:value-type="string" office:string-value="0xFF">
            <text:p>0xFF</text:p>
          </table:table-cell>
          <table:table-cell table:formula="of:=HEX2BIN(RIGHT([.D68];2);8)" office:value-type="string" office:string-value="11111111">
            <text:p>11111111</text:p>
          </table:table-cell>
          <table:table-cell table:formula="of:=HEX2BIN(RIGHT([.E68];2);8)" office:value-type="string" office:string-value="00111011">
            <text:p>00111011</text:p>
          </table:table-cell>
          <table:table-cell table:number-columns-repeated="1014"/>
        </table:table-row>
        <table:table-row table:style-name="ro2">
          <table:table-cell office:value-type="float" office:value="1.7814575">
            <text:p>1.7814575</text:p>
          </table:table-cell>
          <table:table-cell office:value-type="float" office:value="16">
            <text:p>16</text:p>
          </table:table-cell>
          <table:table-cell table:formula="of:=IF([.B69]=[.B68];[.C68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0B</text:p>
          </table:table-cell>
          <table:table-cell table:formula="of:=IF(ISODD([.$C69]);&quot;SEND&quot;;IF([.$C69]=2;&quot;DATA&quot;;&quot;GET&quot;))" office:value-type="string" office:string-value="GET">
            <text:p>GET</text:p>
          </table:table-cell>
          <table:table-cell table:formula="of:=IF(ISODD([.$C69]);[.$D69];[.$E68])" office:value-type="string" office:string-value="0x3B">
            <text:p>0x3B</text:p>
          </table:table-cell>
          <table:table-cell table:formula="of:=IF(ISODD([.$C69]);[.$D70];[.$E69])" office:value-type="string" office:string-value="0x0B">
            <text:p>0x0B</text:p>
          </table:table-cell>
          <table:table-cell table:formula="of:=HEX2BIN(RIGHT([.D69];2);8)" office:value-type="string" office:string-value="11111111">
            <text:p>11111111</text:p>
          </table:table-cell>
          <table:table-cell table:formula="of:=HEX2BIN(RIGHT([.E69];2);8)" office:value-type="string" office:string-value="00001011">
            <text:p>00001011</text:p>
          </table:table-cell>
          <table:table-cell table:number-columns-repeated="1014"/>
        </table:table-row>
        <table:table-row table:style-name="ro2">
          <table:table-cell office:value-type="float" office:value="1.92818794">
            <text:p>1.92818794</text:p>
          </table:table-cell>
          <table:table-cell office:value-type="float" office:value="17">
            <text:p>17</text:p>
          </table:table-cell>
          <table:table-cell table:formula="of:=IF([.B70]=[.B69];[.C69]+1;1)" office:value-type="float" office:value="1">
            <text:p>1</text:p>
          </table:table-cell>
          <table:table-cell table:number-columns-repeated="2" office:value-type="string">
            <text:p>0xFF</text:p>
          </table:table-cell>
          <table:table-cell table:formula="of:=IF(ISODD([.$C70]);&quot;SEND&quot;;IF([.$C70]=2;&quot;DATA&quot;;&quot;GET&quot;))" office:value-type="string" office:string-value="SEND">
            <text:p>SEND</text:p>
          </table:table-cell>
          <table:table-cell table:formula="of:=IF(ISODD([.$C70]);[.$D70];[.$E69])" office:value-type="string" office:string-value="0xFF">
            <text:p>0xFF</text:p>
          </table:table-cell>
          <table:table-cell table:formula="of:=IF(ISODD([.$C70]);[.$D71];[.$E70])" office:value-type="string" office:string-value="0xFF">
            <text:p>0xFF</text:p>
          </table:table-cell>
          <table:table-cell table:formula="of:=HEX2BIN(RIGHT([.D70];2);8)" office:value-type="string" office:string-value="11111111">
            <text:p>11111111</text:p>
          </table:table-cell>
          <table:table-cell table:formula="of:=HEX2BIN(RIGHT([.E70];2);8)" office:value-type="string" office:string-value="11111111">
            <text:p>11111111</text:p>
          </table:table-cell>
          <table:table-cell table:number-columns-repeated="1014"/>
        </table:table-row>
        <table:table-row table:style-name="ro2">
          <table:table-cell office:value-type="float" office:value="1.9286237">
            <text:p>1.9286237</text:p>
          </table:table-cell>
          <table:table-cell office:value-type="float" office:value="17">
            <text:p>17</text:p>
          </table:table-cell>
          <table:table-cell table:formula="of:=IF([.B71]=[.B70];[.C70]+1;1)" office:value-type="float" office:value="2">
            <text:p>2</text:p>
          </table:table-cell>
          <table:table-cell office:value-type="string">
            <text:p>0xFF</text:p>
          </table:table-cell>
          <table:table-cell office:value-type="string">
            <text:p>0xF9</text:p>
          </table:table-cell>
          <table:table-cell table:formula="of:=IF(ISODD([.$C71]);&quot;SEND&quot;;IF([.$C71]=2;&quot;DATA&quot;;&quot;GET&quot;))" office:value-type="string" office:string-value="DATA">
            <text:p>DATA</text:p>
          </table:table-cell>
          <table:table-cell table:formula="of:=IF(ISODD([.$C71]);[.$D71];[.$E70])" office:value-type="string" office:string-value="0xFF">
            <text:p>0xFF</text:p>
          </table:table-cell>
          <table:table-cell table:formula="of:=IF(ISODD([.$C71]);[.$D72];[.$E71])" office:value-type="string" office:string-value="0xF9">
            <text:p>0xF9</text:p>
          </table:table-cell>
          <table:table-cell table:formula="of:=HEX2BIN(RIGHT([.D71];2);8)" office:value-type="string" office:string-value="11111111">
            <text:p>11111111</text:p>
          </table:table-cell>
          <table:table-cell table:formula="of:=HEX2BIN(RIGHT([.E71];2);8)" office:value-type="string" office:string-value="11111001">
            <text:p>11111001</text:p>
          </table:table-cell>
          <table:table-cell table:number-columns-repeated="1014"/>
        </table:table-row>
        <table:table-row table:style-name="ro2">
          <table:table-cell office:value-type="float" office:value="1.92905948">
            <text:p>1.92905948</text:p>
          </table:table-cell>
          <table:table-cell office:value-type="float" office:value="17">
            <text:p>17</text:p>
          </table:table-cell>
          <table:table-cell table:formula="of:=IF([.B72]=[.B71];[.C71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IF(ISODD([.$C72]);&quot;SEND&quot;;IF([.$C72]=2;&quot;DATA&quot;;&quot;GET&quot;))" office:value-type="string" office:string-value="SEND">
            <text:p>SEND</text:p>
          </table:table-cell>
          <table:table-cell table:formula="of:=IF(ISODD([.$C72]);[.$D72];[.$E71])" office:value-type="string" office:string-value="0xFF">
            <text:p>0xFF</text:p>
          </table:table-cell>
          <table:table-cell table:formula="of:=IF(ISODD([.$C72]);[.$D73];[.$E72])" office:value-type="string" office:string-value="0xFF">
            <text:p>0xFF</text:p>
          </table:table-cell>
          <table:table-cell table:formula="of:=HEX2BIN(RIGHT([.D72];2);8)" office:value-type="string" office:string-value="11111111">
            <text:p>11111111</text:p>
          </table:table-cell>
          <table:table-cell table:formula="of:=HEX2BIN(RIGHT([.E72];2);8)" office:value-type="string" office:string-value="00111011">
            <text:p>00111011</text:p>
          </table:table-cell>
          <table:table-cell table:number-columns-repeated="1014"/>
        </table:table-row>
        <table:table-row table:style-name="ro2">
          <table:table-cell office:value-type="float" office:value="1.92949526">
            <text:p>1.92949526</text:p>
          </table:table-cell>
          <table:table-cell office:value-type="float" office:value="17">
            <text:p>17</text:p>
          </table:table-cell>
          <table:table-cell table:formula="of:=IF([.B73]=[.B72];[.C72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0B</text:p>
          </table:table-cell>
          <table:table-cell table:formula="of:=IF(ISODD([.$C73]);&quot;SEND&quot;;IF([.$C73]=2;&quot;DATA&quot;;&quot;GET&quot;))" office:value-type="string" office:string-value="GET">
            <text:p>GET</text:p>
          </table:table-cell>
          <table:table-cell table:formula="of:=IF(ISODD([.$C73]);[.$D73];[.$E72])" office:value-type="string" office:string-value="0x3B">
            <text:p>0x3B</text:p>
          </table:table-cell>
          <table:table-cell table:formula="of:=IF(ISODD([.$C73]);[.$D74];[.$E73])" office:value-type="string" office:string-value="0x0B">
            <text:p>0x0B</text:p>
          </table:table-cell>
          <table:table-cell table:formula="of:=HEX2BIN(RIGHT([.D73];2);8)" office:value-type="string" office:string-value="11111111">
            <text:p>11111111</text:p>
          </table:table-cell>
          <table:table-cell table:formula="of:=HEX2BIN(RIGHT([.E73];2);8)" office:value-type="string" office:string-value="00001011">
            <text:p>00001011</text:p>
          </table:table-cell>
          <table:table-cell table:number-columns-repeated="1014"/>
        </table:table-row>
        <table:table-row table:style-name="ro2">
          <table:table-cell office:value-type="float" office:value="1.95618234">
            <text:p>1.95618234</text:p>
          </table:table-cell>
          <table:table-cell office:value-type="float" office:value="18">
            <text:p>18</text:p>
          </table:table-cell>
          <table:table-cell table:formula="of:=IF([.B74]=[.B73];[.C73]+1;1)" office:value-type="float" office:value="1">
            <text:p>1</text:p>
          </table:table-cell>
          <table:table-cell office:value-type="string">
            <text:p>0xBB</text:p>
          </table:table-cell>
          <table:table-cell office:value-type="string">
            <text:p>0xFF</text:p>
          </table:table-cell>
          <table:table-cell table:formula="of:=IF(ISODD([.$C74]);&quot;SEND&quot;;IF([.$C74]=2;&quot;DATA&quot;;&quot;GET&quot;))" office:value-type="string" office:string-value="SEND">
            <text:p>SEND</text:p>
          </table:table-cell>
          <table:table-cell table:formula="of:=IF(ISODD([.$C74]);[.$D74];[.$E73])" office:value-type="string" office:string-value="0xBB">
            <text:p>0xBB</text:p>
          </table:table-cell>
          <table:table-cell table:formula="of:=IF(ISODD([.$C74]);[.$D75];[.$E74])" office:value-type="string" office:string-value="0x1B">
            <text:p>0x1B</text:p>
          </table:table-cell>
          <table:table-cell table:formula="of:=HEX2BIN(RIGHT([.D74];2);8)" office:value-type="string" office:string-value="10111011">
            <text:p>10111011</text:p>
          </table:table-cell>
          <table:table-cell table:formula="of:=HEX2BIN(RIGHT([.E74];2);8)" office:value-type="string" office:string-value="11111111">
            <text:p>11111111</text:p>
          </table:table-cell>
          <table:table-cell table:number-columns-repeated="1014"/>
        </table:table-row>
        <table:table-row table:style-name="ro2">
          <table:table-cell office:value-type="float" office:value="1.95660636">
            <text:p>1.95660636</text:p>
          </table:table-cell>
          <table:table-cell office:value-type="float" office:value="18">
            <text:p>18</text:p>
          </table:table-cell>
          <table:table-cell table:formula="of:=IF([.B75]=[.B74];[.C74]+1;1)" office:value-type="float" office:value="2">
            <text:p>2</text:p>
          </table:table-cell>
          <table:table-cell office:value-type="string">
            <text:p>0x1B</text:p>
          </table:table-cell>
          <table:table-cell office:value-type="string">
            <text:p>0xF9</text:p>
          </table:table-cell>
          <table:table-cell table:formula="of:=IF(ISODD([.$C75]);&quot;SEND&quot;;IF([.$C75]=2;&quot;DATA&quot;;&quot;GET&quot;))" office:value-type="string" office:string-value="DATA">
            <text:p>DATA</text:p>
          </table:table-cell>
          <table:table-cell table:formula="of:=IF(ISODD([.$C75]);[.$D75];[.$E74])" office:value-type="string" office:string-value="0xFF">
            <text:p>0xFF</text:p>
          </table:table-cell>
          <table:table-cell table:formula="of:=IF(ISODD([.$C75]);[.$D76];[.$E75])" office:value-type="string" office:string-value="0xF9">
            <text:p>0xF9</text:p>
          </table:table-cell>
          <table:table-cell table:formula="of:=HEX2BIN(RIGHT([.D75];2);8)" office:value-type="string" office:string-value="00011011">
            <text:p>00011011</text:p>
          </table:table-cell>
          <table:table-cell table:formula="of:=HEX2BIN(RIGHT([.E75];2);8)" office:value-type="string" office:string-value="11111001">
            <text:p>11111001</text:p>
          </table:table-cell>
          <table:table-cell table:number-columns-repeated="1014"/>
        </table:table-row>
        <table:table-row table:style-name="ro2">
          <table:table-cell office:value-type="float" office:value="1.95703438">
            <text:p>1.95703438</text:p>
          </table:table-cell>
          <table:table-cell office:value-type="float" office:value="18">
            <text:p>18</text:p>
          </table:table-cell>
          <table:table-cell table:formula="of:=IF([.B76]=[.B75];[.C75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IF(ISODD([.$C76]);&quot;SEND&quot;;IF([.$C76]=2;&quot;DATA&quot;;&quot;GET&quot;))" office:value-type="string" office:string-value="SEND">
            <text:p>SEND</text:p>
          </table:table-cell>
          <table:table-cell table:formula="of:=IF(ISODD([.$C76]);[.$D76];[.$E75])" office:value-type="string" office:string-value="0xFF">
            <text:p>0xFF</text:p>
          </table:table-cell>
          <table:table-cell table:formula="of:=IF(ISODD([.$C76]);[.$D77];[.$E76])" office:value-type="string" office:string-value="0xFF">
            <text:p>0xFF</text:p>
          </table:table-cell>
          <table:table-cell table:formula="of:=HEX2BIN(RIGHT([.D76];2);8)" office:value-type="string" office:string-value="11111111">
            <text:p>11111111</text:p>
          </table:table-cell>
          <table:table-cell table:formula="of:=HEX2BIN(RIGHT([.E76];2);8)" office:value-type="string" office:string-value="00111011">
            <text:p>00111011</text:p>
          </table:table-cell>
          <table:table-cell table:number-columns-repeated="1014"/>
        </table:table-row>
        <table:table-row table:style-name="ro2">
          <table:table-cell office:value-type="float" office:value="1.95747016">
            <text:p>1.95747016</text:p>
          </table:table-cell>
          <table:table-cell office:value-type="float" office:value="18">
            <text:p>18</text:p>
          </table:table-cell>
          <table:table-cell table:formula="of:=IF([.B77]=[.B76];[.C76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1B</text:p>
          </table:table-cell>
          <table:table-cell table:formula="of:=IF(ISODD([.$C77]);&quot;SEND&quot;;IF([.$C77]=2;&quot;DATA&quot;;&quot;GET&quot;))" office:value-type="string" office:string-value="GET">
            <text:p>GET</text:p>
          </table:table-cell>
          <table:table-cell table:formula="of:=IF(ISODD([.$C77]);[.$D77];[.$E76])" office:value-type="string" office:string-value="0x3B">
            <text:p>0x3B</text:p>
          </table:table-cell>
          <table:table-cell table:formula="of:=IF(ISODD([.$C77]);[.$D78];[.$E77])" office:value-type="string" office:string-value="0x1B">
            <text:p>0x1B</text:p>
          </table:table-cell>
          <table:table-cell table:formula="of:=HEX2BIN(RIGHT([.D77];2);8)" office:value-type="string" office:string-value="11111111">
            <text:p>11111111</text:p>
          </table:table-cell>
          <table:table-cell table:formula="of:=HEX2BIN(RIGHT([.E77];2);8)" office:value-type="string" office:string-value="00011011">
            <text:p>00011011</text:p>
          </table:table-cell>
          <table:table-cell table:number-columns-repeated="1014"/>
        </table:table-row>
        <table:table-row table:style-name="ro2">
          <table:table-cell office:value-type="float" office:value="2.10419736">
            <text:p>2.10419736</text:p>
          </table:table-cell>
          <table:table-cell office:value-type="float" office:value="19">
            <text:p>19</text:p>
          </table:table-cell>
          <table:table-cell table:formula="of:=IF([.B78]=[.B77];[.C77]+1;1)" office:value-type="float" office:value="1">
            <text:p>1</text:p>
          </table:table-cell>
          <table:table-cell office:value-type="string">
            <text:p>0xFF</text:p>
          </table:table-cell>
          <table:table-cell office:value-type="string">
            <text:p>0x0A</text:p>
          </table:table-cell>
          <table:table-cell table:formula="of:=IF(ISODD([.$C78]);&quot;SEND&quot;;IF([.$C78]=2;&quot;DATA&quot;;&quot;GET&quot;))" office:value-type="string" office:string-value="SEND">
            <text:p>SEND</text:p>
          </table:table-cell>
          <table:table-cell table:formula="of:=IF(ISODD([.$C78]);[.$D78];[.$E77])" office:value-type="string" office:string-value="0xFF">
            <text:p>0xFF</text:p>
          </table:table-cell>
          <table:table-cell table:formula="of:=IF(ISODD([.$C78]);[.$D79];[.$E78])" office:value-type="string" office:string-value="0xFF">
            <text:p>0xFF</text:p>
          </table:table-cell>
          <table:table-cell table:formula="of:=HEX2BIN(RIGHT([.D78];2);8)" office:value-type="string" office:string-value="11111111">
            <text:p>11111111</text:p>
          </table:table-cell>
          <table:table-cell table:formula="of:=HEX2BIN(RIGHT([.E78];2);8)" office:value-type="string" office:string-value="00001010">
            <text:p>00001010</text:p>
          </table:table-cell>
          <table:table-cell table:number-columns-repeated="1014"/>
        </table:table-row>
        <table:table-row table:style-name="ro2">
          <table:table-cell office:value-type="float" office:value="2.10463308">
            <text:p>2.10463308</text:p>
          </table:table-cell>
          <table:table-cell office:value-type="float" office:value="19">
            <text:p>19</text:p>
          </table:table-cell>
          <table:table-cell table:formula="of:=IF([.B79]=[.B78];[.C78]+1;1)" office:value-type="float" office:value="2">
            <text:p>2</text:p>
          </table:table-cell>
          <table:table-cell office:value-type="string">
            <text:p>0xFF</text:p>
          </table:table-cell>
          <table:table-cell office:value-type="string">
            <text:p>0x32</text:p>
          </table:table-cell>
          <table:table-cell table:formula="of:=IF(ISODD([.$C79]);&quot;SEND&quot;;IF([.$C79]=2;&quot;DATA&quot;;&quot;GET&quot;))" office:value-type="string" office:string-value="DATA">
            <text:p>DATA</text:p>
          </table:table-cell>
          <table:table-cell table:formula="of:=IF(ISODD([.$C79]);[.$D79];[.$E78])" office:value-type="string" office:string-value="0x0A">
            <text:p>0x0A</text:p>
          </table:table-cell>
          <table:table-cell table:formula="of:=IF(ISODD([.$C79]);[.$D80];[.$E79])" office:value-type="string" office:string-value="0x32">
            <text:p>0x32</text:p>
          </table:table-cell>
          <table:table-cell table:formula="of:=HEX2BIN(RIGHT([.D79];2);8)" office:value-type="string" office:string-value="11111111">
            <text:p>11111111</text:p>
          </table:table-cell>
          <table:table-cell table:formula="of:=HEX2BIN(RIGHT([.E79];2);8)" office:value-type="string" office:string-value="00110010">
            <text:p>00110010</text:p>
          </table:table-cell>
          <table:table-cell table:number-columns-repeated="1014"/>
        </table:table-row>
        <table:table-row table:style-name="ro2">
          <table:table-cell office:value-type="float" office:value="2.1049919">
            <text:p>2.1049919</text:p>
          </table:table-cell>
          <table:table-cell office:value-type="float" office:value="19">
            <text:p>19</text:p>
          </table:table-cell>
          <table:table-cell table:formula="of:=IF([.B80]=[.B79];[.C79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1D</text:p>
          </table:table-cell>
          <table:table-cell table:formula="of:=IF(ISODD([.$C80]);&quot;SEND&quot;;IF([.$C80]=2;&quot;DATA&quot;;&quot;GET&quot;))" office:value-type="string" office:string-value="SEND">
            <text:p>SEND</text:p>
          </table:table-cell>
          <table:table-cell table:formula="of:=IF(ISODD([.$C80]);[.$D80];[.$E79])" office:value-type="string" office:string-value="0xFF">
            <text:p>0xFF</text:p>
          </table:table-cell>
          <table:table-cell table:formula="of:=IF(ISODD([.$C80]);[.$D81];[.$E80])" office:value-type="string" office:string-value="0xFF">
            <text:p>0xFF</text:p>
          </table:table-cell>
          <table:table-cell table:formula="of:=HEX2BIN(RIGHT([.D80];2);8)" office:value-type="string" office:string-value="11111111">
            <text:p>11111111</text:p>
          </table:table-cell>
          <table:table-cell table:formula="of:=HEX2BIN(RIGHT([.E80];2);8)" office:value-type="string" office:string-value="00011101">
            <text:p>00011101</text:p>
          </table:table-cell>
          <table:table-cell table:number-columns-repeated="1014"/>
        </table:table-row>
        <table:table-row table:style-name="ro2">
          <table:table-cell office:value-type="float" office:value="2.10542768">
            <text:p>2.10542768</text:p>
          </table:table-cell>
          <table:table-cell office:value-type="float" office:value="19">
            <text:p>19</text:p>
          </table:table-cell>
          <table:table-cell table:formula="of:=IF([.B81]=[.B80];[.C80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8D</text:p>
          </table:table-cell>
          <table:table-cell table:formula="of:=IF(ISODD([.$C81]);&quot;SEND&quot;;IF([.$C81]=2;&quot;DATA&quot;;&quot;GET&quot;))" office:value-type="string" office:string-value="GET">
            <text:p>GET</text:p>
          </table:table-cell>
          <table:table-cell table:formula="of:=IF(ISODD([.$C81]);[.$D81];[.$E80])" office:value-type="string" office:string-value="0x1D">
            <text:p>0x1D</text:p>
          </table:table-cell>
          <table:table-cell table:formula="of:=IF(ISODD([.$C81]);[.$D82];[.$E81])" office:value-type="string" office:string-value="0x8D">
            <text:p>0x8D</text:p>
          </table:table-cell>
          <table:table-cell table:formula="of:=HEX2BIN(RIGHT([.D81];2);8)" office:value-type="string" office:string-value="11111111">
            <text:p>11111111</text:p>
          </table:table-cell>
          <table:table-cell table:formula="of:=HEX2BIN(RIGHT([.E81];2);8)" office:value-type="string" office:string-value="10001101">
            <text:p>10001101</text:p>
          </table:table-cell>
          <table:table-cell table:number-columns-repeated="1014"/>
        </table:table-row>
        <table:table-row table:style-name="ro2">
          <table:table-cell office:value-type="float" office:value="2.22820144">
            <text:p>2.22820144</text:p>
          </table:table-cell>
          <table:table-cell office:value-type="float" office:value="20">
            <text:p>20</text:p>
          </table:table-cell>
          <table:table-cell table:formula="of:=IF([.B82]=[.B81];[.C81]+1;1)" office:value-type="float" office:value="1">
            <text:p>1</text:p>
          </table:table-cell>
          <table:table-cell office:value-type="string">
            <text:p>0xBB</text:p>
          </table:table-cell>
          <table:table-cell office:value-type="string">
            <text:p>0x0A</text:p>
          </table:table-cell>
          <table:table-cell table:formula="of:=IF(ISODD([.$C82]);&quot;SEND&quot;;IF([.$C82]=2;&quot;DATA&quot;;&quot;GET&quot;))" office:value-type="string" office:string-value="SEND">
            <text:p>SEND</text:p>
          </table:table-cell>
          <table:table-cell table:formula="of:=IF(ISODD([.$C82]);[.$D82];[.$E81])" office:value-type="string" office:string-value="0xBB">
            <text:p>0xBB</text:p>
          </table:table-cell>
          <table:table-cell table:formula="of:=IF(ISODD([.$C82]);[.$D83];[.$E82])" office:value-type="string" office:string-value="0x0B">
            <text:p>0x0B</text:p>
          </table:table-cell>
          <table:table-cell table:formula="of:=HEX2BIN(RIGHT([.D82];2);8)" office:value-type="string" office:string-value="10111011">
            <text:p>10111011</text:p>
          </table:table-cell>
          <table:table-cell table:formula="of:=HEX2BIN(RIGHT([.E82];2);8)" office:value-type="string" office:string-value="00001010">
            <text:p>00001010</text:p>
          </table:table-cell>
          <table:table-cell table:number-columns-repeated="1014"/>
        </table:table-row>
        <table:table-row table:style-name="ro2">
          <table:table-cell office:value-type="float" office:value="2.22862548">
            <text:p>2.22862548</text:p>
          </table:table-cell>
          <table:table-cell office:value-type="float" office:value="20">
            <text:p>20</text:p>
          </table:table-cell>
          <table:table-cell table:formula="of:=IF([.B83]=[.B82];[.C82]+1;1)" office:value-type="float" office:value="2">
            <text:p>2</text:p>
          </table:table-cell>
          <table:table-cell office:value-type="string">
            <text:p>0x0B</text:p>
          </table:table-cell>
          <table:table-cell office:value-type="string">
            <text:p>0x64</text:p>
          </table:table-cell>
          <table:table-cell table:formula="of:=IF(ISODD([.$C83]);&quot;SEND&quot;;IF([.$C83]=2;&quot;DATA&quot;;&quot;GET&quot;))" office:value-type="string" office:string-value="DATA">
            <text:p>DATA</text:p>
          </table:table-cell>
          <table:table-cell table:formula="of:=IF(ISODD([.$C83]);[.$D83];[.$E82])" office:value-type="string" office:string-value="0x0A">
            <text:p>0x0A</text:p>
          </table:table-cell>
          <table:table-cell table:formula="of:=IF(ISODD([.$C83]);[.$D84];[.$E83])" office:value-type="string" office:string-value="0x64">
            <text:p>0x64</text:p>
          </table:table-cell>
          <table:table-cell table:formula="of:=HEX2BIN(RIGHT([.D83];2);8)" office:value-type="string" office:string-value="00001011">
            <text:p>00001011</text:p>
          </table:table-cell>
          <table:table-cell table:formula="of:=HEX2BIN(RIGHT([.E83];2);8)" office:value-type="string" office:string-value="01100100">
            <text:p>01100100</text:p>
          </table:table-cell>
          <table:table-cell table:number-columns-repeated="1014"/>
        </table:table-row>
        <table:table-row table:style-name="ro2">
          <table:table-cell office:value-type="float" office:value="2.2290535">
            <text:p>2.2290535</text:p>
          </table:table-cell>
          <table:table-cell office:value-type="float" office:value="20">
            <text:p>20</text:p>
          </table:table-cell>
          <table:table-cell table:formula="of:=IF([.B84]=[.B83];[.C83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IF(ISODD([.$C84]);&quot;SEND&quot;;IF([.$C84]=2;&quot;DATA&quot;;&quot;GET&quot;))" office:value-type="string" office:string-value="SEND">
            <text:p>SEND</text:p>
          </table:table-cell>
          <table:table-cell table:formula="of:=IF(ISODD([.$C84]);[.$D84];[.$E83])" office:value-type="string" office:string-value="0xFF">
            <text:p>0xFF</text:p>
          </table:table-cell>
          <table:table-cell table:formula="of:=IF(ISODD([.$C84]);[.$D85];[.$E84])" office:value-type="string" office:string-value="0xFF">
            <text:p>0xFF</text:p>
          </table:table-cell>
          <table:table-cell table:formula="of:=HEX2BIN(RIGHT([.D84];2);8)" office:value-type="string" office:string-value="11111111">
            <text:p>11111111</text:p>
          </table:table-cell>
          <table:table-cell table:formula="of:=HEX2BIN(RIGHT([.E84];2);8)" office:value-type="string" office:string-value="00111011">
            <text:p>00111011</text:p>
          </table:table-cell>
          <table:table-cell table:number-columns-repeated="1014"/>
        </table:table-row>
        <table:table-row table:style-name="ro2">
          <table:table-cell office:value-type="float" office:value="2.22948926">
            <text:p>2.22948926</text:p>
          </table:table-cell>
          <table:table-cell office:value-type="float" office:value="20">
            <text:p>20</text:p>
          </table:table-cell>
          <table:table-cell table:formula="of:=IF([.B85]=[.B84];[.C84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0B</text:p>
          </table:table-cell>
          <table:table-cell table:formula="of:=IF(ISODD([.$C85]);&quot;SEND&quot;;IF([.$C85]=2;&quot;DATA&quot;;&quot;GET&quot;))" office:value-type="string" office:string-value="GET">
            <text:p>GET</text:p>
          </table:table-cell>
          <table:table-cell table:formula="of:=IF(ISODD([.$C85]);[.$D85];[.$E84])" office:value-type="string" office:string-value="0x3B">
            <text:p>0x3B</text:p>
          </table:table-cell>
          <table:table-cell table:formula="of:=IF(ISODD([.$C85]);[.$D86];[.$E85])" office:value-type="string" office:string-value="0x0B">
            <text:p>0x0B</text:p>
          </table:table-cell>
          <table:table-cell table:formula="of:=HEX2BIN(RIGHT([.D85];2);8)" office:value-type="string" office:string-value="11111111">
            <text:p>11111111</text:p>
          </table:table-cell>
          <table:table-cell table:formula="of:=HEX2BIN(RIGHT([.E85];2);8)" office:value-type="string" office:string-value="00001011">
            <text:p>00001011</text:p>
          </table:table-cell>
          <table:table-cell table:number-columns-repeated="1014"/>
        </table:table-row>
        <table:table-row table:style-name="ro2">
          <table:table-cell office:value-type="float" office:value="2.38021694">
            <text:p>2.38021694</text:p>
          </table:table-cell>
          <table:table-cell office:value-type="float" office:value="21">
            <text:p>21</text:p>
          </table:table-cell>
          <table:table-cell table:formula="of:=IF([.B86]=[.B85];[.C85]+1;1)" office:value-type="float" office:value="1">
            <text:p>1</text:p>
          </table:table-cell>
          <table:table-cell table:number-columns-repeated="2" office:value-type="string">
            <text:p>0xFF</text:p>
          </table:table-cell>
          <table:table-cell table:formula="of:=IF(ISODD([.$C86]);&quot;SEND&quot;;IF([.$C86]=2;&quot;DATA&quot;;&quot;GET&quot;))" office:value-type="string" office:string-value="SEND">
            <text:p>SEND</text:p>
          </table:table-cell>
          <table:table-cell table:formula="of:=IF(ISODD([.$C86]);[.$D86];[.$E85])" office:value-type="string" office:string-value="0xFF">
            <text:p>0xFF</text:p>
          </table:table-cell>
          <table:table-cell table:formula="of:=IF(ISODD([.$C86]);[.$D87];[.$E86])" office:value-type="string" office:string-value="0xFF">
            <text:p>0xFF</text:p>
          </table:table-cell>
          <table:table-cell table:formula="of:=HEX2BIN(RIGHT([.D86];2);8)" office:value-type="string" office:string-value="11111111">
            <text:p>11111111</text:p>
          </table:table-cell>
          <table:table-cell table:formula="of:=HEX2BIN(RIGHT([.E86];2);8)" office:value-type="string" office:string-value="11111111">
            <text:p>11111111</text:p>
          </table:table-cell>
          <table:table-cell table:number-columns-repeated="1014"/>
        </table:table-row>
        <table:table-row table:style-name="ro2">
          <table:table-cell office:value-type="float" office:value="2.38065272">
            <text:p>2.38065272</text:p>
          </table:table-cell>
          <table:table-cell office:value-type="float" office:value="21">
            <text:p>21</text:p>
          </table:table-cell>
          <table:table-cell table:formula="of:=IF([.B87]=[.B86];[.C86]+1;1)" office:value-type="float" office:value="2">
            <text:p>2</text:p>
          </table:table-cell>
          <table:table-cell office:value-type="string">
            <text:p>0xFF</text:p>
          </table:table-cell>
          <table:table-cell office:value-type="string">
            <text:p>0xF9</text:p>
          </table:table-cell>
          <table:table-cell table:formula="of:=IF(ISODD([.$C87]);&quot;SEND&quot;;IF([.$C87]=2;&quot;DATA&quot;;&quot;GET&quot;))" office:value-type="string" office:string-value="DATA">
            <text:p>DATA</text:p>
          </table:table-cell>
          <table:table-cell table:formula="of:=IF(ISODD([.$C87]);[.$D87];[.$E86])" office:value-type="string" office:string-value="0xFF">
            <text:p>0xFF</text:p>
          </table:table-cell>
          <table:table-cell table:formula="of:=IF(ISODD([.$C87]);[.$D88];[.$E87])" office:value-type="string" office:string-value="0xF9">
            <text:p>0xF9</text:p>
          </table:table-cell>
          <table:table-cell table:formula="of:=HEX2BIN(RIGHT([.D87];2);8)" office:value-type="string" office:string-value="11111111">
            <text:p>11111111</text:p>
          </table:table-cell>
          <table:table-cell table:formula="of:=HEX2BIN(RIGHT([.E87];2);8)" office:value-type="string" office:string-value="11111001">
            <text:p>11111001</text:p>
          </table:table-cell>
          <table:table-cell table:number-columns-repeated="1014"/>
        </table:table-row>
        <table:table-row table:style-name="ro2">
          <table:table-cell office:value-type="float" office:value="2.3810885">
            <text:p>2.3810885</text:p>
          </table:table-cell>
          <table:table-cell office:value-type="float" office:value="21">
            <text:p>21</text:p>
          </table:table-cell>
          <table:table-cell table:formula="of:=IF([.B88]=[.B87];[.C87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IF(ISODD([.$C88]);&quot;SEND&quot;;IF([.$C88]=2;&quot;DATA&quot;;&quot;GET&quot;))" office:value-type="string" office:string-value="SEND">
            <text:p>SEND</text:p>
          </table:table-cell>
          <table:table-cell table:formula="of:=IF(ISODD([.$C88]);[.$D88];[.$E87])" office:value-type="string" office:string-value="0xFF">
            <text:p>0xFF</text:p>
          </table:table-cell>
          <table:table-cell table:formula="of:=IF(ISODD([.$C88]);[.$D89];[.$E88])" office:value-type="string" office:string-value="0xFF">
            <text:p>0xFF</text:p>
          </table:table-cell>
          <table:table-cell table:formula="of:=HEX2BIN(RIGHT([.D88];2);8)" office:value-type="string" office:string-value="11111111">
            <text:p>11111111</text:p>
          </table:table-cell>
          <table:table-cell table:formula="of:=HEX2BIN(RIGHT([.E88];2);8)" office:value-type="string" office:string-value="00111011">
            <text:p>00111011</text:p>
          </table:table-cell>
          <table:table-cell table:number-columns-repeated="1014"/>
        </table:table-row>
        <table:table-row table:style-name="ro2">
          <table:table-cell office:value-type="float" office:value="2.38152428">
            <text:p>2.38152428</text:p>
          </table:table-cell>
          <table:table-cell office:value-type="float" office:value="21">
            <text:p>21</text:p>
          </table:table-cell>
          <table:table-cell table:formula="of:=IF([.B89]=[.B88];[.C88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0B</text:p>
          </table:table-cell>
          <table:table-cell table:formula="of:=IF(ISODD([.$C89]);&quot;SEND&quot;;IF([.$C89]=2;&quot;DATA&quot;;&quot;GET&quot;))" office:value-type="string" office:string-value="GET">
            <text:p>GET</text:p>
          </table:table-cell>
          <table:table-cell table:formula="of:=IF(ISODD([.$C89]);[.$D89];[.$E88])" office:value-type="string" office:string-value="0x3B">
            <text:p>0x3B</text:p>
          </table:table-cell>
          <table:table-cell table:formula="of:=IF(ISODD([.$C89]);[.$D90];[.$E89])" office:value-type="string" office:string-value="0x0B">
            <text:p>0x0B</text:p>
          </table:table-cell>
          <table:table-cell table:formula="of:=HEX2BIN(RIGHT([.D89];2);8)" office:value-type="string" office:string-value="11111111">
            <text:p>11111111</text:p>
          </table:table-cell>
          <table:table-cell table:formula="of:=HEX2BIN(RIGHT([.E89];2);8)" office:value-type="string" office:string-value="00001011">
            <text:p>00001011</text:p>
          </table:table-cell>
          <table:table-cell table:number-columns-repeated="1014"/>
        </table:table-row>
        <table:table-row table:style-name="ro2">
          <table:table-cell office:value-type="float" office:value="2.3962134">
            <text:p>2.3962134</text:p>
          </table:table-cell>
          <table:table-cell office:value-type="float" office:value="22">
            <text:p>22</text:p>
          </table:table-cell>
          <table:table-cell table:formula="of:=IF([.B90]=[.B89];[.C89]+1;1)" office:value-type="float" office:value="1">
            <text:p>1</text:p>
          </table:table-cell>
          <table:table-cell office:value-type="string">
            <text:p>0xBB</text:p>
          </table:table-cell>
          <table:table-cell office:value-type="string">
            <text:p>0xFF</text:p>
          </table:table-cell>
          <table:table-cell table:formula="of:=IF(ISODD([.$C90]);&quot;SEND&quot;;IF([.$C90]=2;&quot;DATA&quot;;&quot;GET&quot;))" office:value-type="string" office:string-value="SEND">
            <text:p>SEND</text:p>
          </table:table-cell>
          <table:table-cell table:formula="of:=IF(ISODD([.$C90]);[.$D90];[.$E89])" office:value-type="string" office:string-value="0xBB">
            <text:p>0xBB</text:p>
          </table:table-cell>
          <table:table-cell table:formula="of:=IF(ISODD([.$C90]);[.$D91];[.$E90])" office:value-type="string" office:string-value="0x1B">
            <text:p>0x1B</text:p>
          </table:table-cell>
          <table:table-cell table:formula="of:=HEX2BIN(RIGHT([.D90];2);8)" office:value-type="string" office:string-value="10111011">
            <text:p>10111011</text:p>
          </table:table-cell>
          <table:table-cell table:formula="of:=HEX2BIN(RIGHT([.E90];2);8)" office:value-type="string" office:string-value="11111111">
            <text:p>11111111</text:p>
          </table:table-cell>
          <table:table-cell table:number-columns-repeated="1014"/>
        </table:table-row>
        <table:table-row table:style-name="ro2">
          <table:table-cell office:value-type="float" office:value="2.39663742">
            <text:p>2.39663742</text:p>
          </table:table-cell>
          <table:table-cell office:value-type="float" office:value="22">
            <text:p>22</text:p>
          </table:table-cell>
          <table:table-cell table:formula="of:=IF([.B91]=[.B90];[.C90]+1;1)" office:value-type="float" office:value="2">
            <text:p>2</text:p>
          </table:table-cell>
          <table:table-cell office:value-type="string">
            <text:p>0x1B</text:p>
          </table:table-cell>
          <table:table-cell office:value-type="string">
            <text:p>0xF9</text:p>
          </table:table-cell>
          <table:table-cell table:formula="of:=IF(ISODD([.$C91]);&quot;SEND&quot;;IF([.$C91]=2;&quot;DATA&quot;;&quot;GET&quot;))" office:value-type="string" office:string-value="DATA">
            <text:p>DATA</text:p>
          </table:table-cell>
          <table:table-cell table:formula="of:=IF(ISODD([.$C91]);[.$D91];[.$E90])" office:value-type="string" office:string-value="0xFF">
            <text:p>0xFF</text:p>
          </table:table-cell>
          <table:table-cell table:formula="of:=IF(ISODD([.$C91]);[.$D92];[.$E91])" office:value-type="string" office:string-value="0xF9">
            <text:p>0xF9</text:p>
          </table:table-cell>
          <table:table-cell table:formula="of:=HEX2BIN(RIGHT([.D91];2);8)" office:value-type="string" office:string-value="00011011">
            <text:p>00011011</text:p>
          </table:table-cell>
          <table:table-cell table:formula="of:=HEX2BIN(RIGHT([.E91];2);8)" office:value-type="string" office:string-value="11111001">
            <text:p>11111001</text:p>
          </table:table-cell>
          <table:table-cell table:number-columns-repeated="1014"/>
        </table:table-row>
        <table:table-row table:style-name="ro2">
          <table:table-cell office:value-type="float" office:value="2.39706544">
            <text:p>2.39706544</text:p>
          </table:table-cell>
          <table:table-cell office:value-type="float" office:value="22">
            <text:p>22</text:p>
          </table:table-cell>
          <table:table-cell table:formula="of:=IF([.B92]=[.B91];[.C91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IF(ISODD([.$C92]);&quot;SEND&quot;;IF([.$C92]=2;&quot;DATA&quot;;&quot;GET&quot;))" office:value-type="string" office:string-value="SEND">
            <text:p>SEND</text:p>
          </table:table-cell>
          <table:table-cell table:formula="of:=IF(ISODD([.$C92]);[.$D92];[.$E91])" office:value-type="string" office:string-value="0xFF">
            <text:p>0xFF</text:p>
          </table:table-cell>
          <table:table-cell table:formula="of:=IF(ISODD([.$C92]);[.$D93];[.$E92])" office:value-type="string" office:string-value="0xFF">
            <text:p>0xFF</text:p>
          </table:table-cell>
          <table:table-cell table:formula="of:=HEX2BIN(RIGHT([.D92];2);8)" office:value-type="string" office:string-value="11111111">
            <text:p>11111111</text:p>
          </table:table-cell>
          <table:table-cell table:formula="of:=HEX2BIN(RIGHT([.E92];2);8)" office:value-type="string" office:string-value="00111011">
            <text:p>00111011</text:p>
          </table:table-cell>
          <table:table-cell table:number-columns-repeated="1014"/>
        </table:table-row>
        <table:table-row table:style-name="ro2">
          <table:table-cell office:value-type="float" office:value="2.39750122">
            <text:p>2.39750122</text:p>
          </table:table-cell>
          <table:table-cell office:value-type="float" office:value="22">
            <text:p>22</text:p>
          </table:table-cell>
          <table:table-cell table:formula="of:=IF([.B93]=[.B92];[.C92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1B</text:p>
          </table:table-cell>
          <table:table-cell table:formula="of:=IF(ISODD([.$C93]);&quot;SEND&quot;;IF([.$C93]=2;&quot;DATA&quot;;&quot;GET&quot;))" office:value-type="string" office:string-value="GET">
            <text:p>GET</text:p>
          </table:table-cell>
          <table:table-cell table:formula="of:=IF(ISODD([.$C93]);[.$D93];[.$E92])" office:value-type="string" office:string-value="0x3B">
            <text:p>0x3B</text:p>
          </table:table-cell>
          <table:table-cell table:formula="of:=IF(ISODD([.$C93]);[.$D94];[.$E93])" office:value-type="string" office:string-value="0x1B">
            <text:p>0x1B</text:p>
          </table:table-cell>
          <table:table-cell table:formula="of:=HEX2BIN(RIGHT([.D93];2);8)" office:value-type="string" office:string-value="11111111">
            <text:p>11111111</text:p>
          </table:table-cell>
          <table:table-cell table:formula="of:=HEX2BIN(RIGHT([.E93];2);8)" office:value-type="string" office:string-value="00011011">
            <text:p>00011011</text:p>
          </table:table-cell>
          <table:table-cell table:number-columns-repeated="1014"/>
        </table:table-row>
        <table:table-row table:style-name="ro2">
          <table:table-cell office:value-type="float" office:value="2.5482289">
            <text:p>2.5482289</text:p>
          </table:table-cell>
          <table:table-cell office:value-type="float" office:value="23">
            <text:p>23</text:p>
          </table:table-cell>
          <table:table-cell table:formula="of:=IF([.B94]=[.B93];[.C93]+1;1)" office:value-type="float" office:value="1">
            <text:p>1</text:p>
          </table:table-cell>
          <table:table-cell office:value-type="string">
            <text:p>0xFF</text:p>
          </table:table-cell>
          <table:table-cell office:value-type="string">
            <text:p>0x0A</text:p>
          </table:table-cell>
          <table:table-cell table:formula="of:=IF(ISODD([.$C94]);&quot;SEND&quot;;IF([.$C94]=2;&quot;DATA&quot;;&quot;GET&quot;))" office:value-type="string" office:string-value="SEND">
            <text:p>SEND</text:p>
          </table:table-cell>
          <table:table-cell table:formula="of:=IF(ISODD([.$C94]);[.$D94];[.$E93])" office:value-type="string" office:string-value="0xFF">
            <text:p>0xFF</text:p>
          </table:table-cell>
          <table:table-cell table:formula="of:=IF(ISODD([.$C94]);[.$D95];[.$E94])" office:value-type="string" office:string-value="0xFF">
            <text:p>0xFF</text:p>
          </table:table-cell>
          <table:table-cell table:formula="of:=HEX2BIN(RIGHT([.D94];2);8)" office:value-type="string" office:string-value="11111111">
            <text:p>11111111</text:p>
          </table:table-cell>
          <table:table-cell table:formula="of:=HEX2BIN(RIGHT([.E94];2);8)" office:value-type="string" office:string-value="00001010">
            <text:p>00001010</text:p>
          </table:table-cell>
          <table:table-cell table:number-columns-repeated="1014"/>
        </table:table-row>
        <table:table-row table:style-name="ro2">
          <table:table-cell office:value-type="float" office:value="2.54866468">
            <text:p>2.54866468</text:p>
          </table:table-cell>
          <table:table-cell office:value-type="float" office:value="23">
            <text:p>23</text:p>
          </table:table-cell>
          <table:table-cell table:formula="of:=IF([.B95]=[.B94];[.C94]+1;1)" office:value-type="float" office:value="2">
            <text:p>2</text:p>
          </table:table-cell>
          <table:table-cell office:value-type="string">
            <text:p>0xFF</text:p>
          </table:table-cell>
          <table:table-cell office:value-type="string">
            <text:p>0x64</text:p>
          </table:table-cell>
          <table:table-cell table:formula="of:=IF(ISODD([.$C95]);&quot;SEND&quot;;IF([.$C95]=2;&quot;DATA&quot;;&quot;GET&quot;))" office:value-type="string" office:string-value="DATA">
            <text:p>DATA</text:p>
          </table:table-cell>
          <table:table-cell table:formula="of:=IF(ISODD([.$C95]);[.$D95];[.$E94])" office:value-type="string" office:string-value="0x0A">
            <text:p>0x0A</text:p>
          </table:table-cell>
          <table:table-cell table:formula="of:=IF(ISODD([.$C95]);[.$D96];[.$E95])" office:value-type="string" office:string-value="0x64">
            <text:p>0x64</text:p>
          </table:table-cell>
          <table:table-cell table:formula="of:=HEX2BIN(RIGHT([.D95];2);8)" office:value-type="string" office:string-value="11111111">
            <text:p>11111111</text:p>
          </table:table-cell>
          <table:table-cell table:formula="of:=HEX2BIN(RIGHT([.E95];2);8)" office:value-type="string" office:string-value="01100100">
            <text:p>01100100</text:p>
          </table:table-cell>
          <table:table-cell table:number-columns-repeated="1014"/>
        </table:table-row>
        <table:table-row table:style-name="ro2">
          <table:table-cell office:value-type="float" office:value="2.54910046">
            <text:p>2.54910046</text:p>
          </table:table-cell>
          <table:table-cell office:value-type="float" office:value="23">
            <text:p>23</text:p>
          </table:table-cell>
          <table:table-cell table:formula="of:=IF([.B96]=[.B95];[.C95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IF(ISODD([.$C96]);&quot;SEND&quot;;IF([.$C96]=2;&quot;DATA&quot;;&quot;GET&quot;))" office:value-type="string" office:string-value="SEND">
            <text:p>SEND</text:p>
          </table:table-cell>
          <table:table-cell table:formula="of:=IF(ISODD([.$C96]);[.$D96];[.$E95])" office:value-type="string" office:string-value="0xFF">
            <text:p>0xFF</text:p>
          </table:table-cell>
          <table:table-cell table:formula="of:=IF(ISODD([.$C96]);[.$D97];[.$E96])" office:value-type="string" office:string-value="0xFF">
            <text:p>0xFF</text:p>
          </table:table-cell>
          <table:table-cell table:formula="of:=HEX2BIN(RIGHT([.D96];2);8)" office:value-type="string" office:string-value="11111111">
            <text:p>11111111</text:p>
          </table:table-cell>
          <table:table-cell table:formula="of:=HEX2BIN(RIGHT([.E96];2);8)" office:value-type="string" office:string-value="00111011">
            <text:p>00111011</text:p>
          </table:table-cell>
          <table:table-cell table:number-columns-repeated="1014"/>
        </table:table-row>
        <table:table-row table:style-name="ro2">
          <table:table-cell office:value-type="float" office:value="2.54953622">
            <text:p>2.54953622</text:p>
          </table:table-cell>
          <table:table-cell office:value-type="float" office:value="23">
            <text:p>23</text:p>
          </table:table-cell>
          <table:table-cell table:formula="of:=IF([.B97]=[.B96];[.C96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1B</text:p>
          </table:table-cell>
          <table:table-cell table:formula="of:=IF(ISODD([.$C97]);&quot;SEND&quot;;IF([.$C97]=2;&quot;DATA&quot;;&quot;GET&quot;))" office:value-type="string" office:string-value="GET">
            <text:p>GET</text:p>
          </table:table-cell>
          <table:table-cell table:formula="of:=IF(ISODD([.$C97]);[.$D97];[.$E96])" office:value-type="string" office:string-value="0x3B">
            <text:p>0x3B</text:p>
          </table:table-cell>
          <table:table-cell table:formula="of:=IF(ISODD([.$C97]);[.$D98];[.$E97])" office:value-type="string" office:string-value="0x1B">
            <text:p>0x1B</text:p>
          </table:table-cell>
          <table:table-cell table:formula="of:=HEX2BIN(RIGHT([.D97];2);8)" office:value-type="string" office:string-value="11111111">
            <text:p>11111111</text:p>
          </table:table-cell>
          <table:table-cell table:formula="of:=HEX2BIN(RIGHT([.E97];2);8)" office:value-type="string" office:string-value="00011011">
            <text:p>00011011</text:p>
          </table:table-cell>
          <table:table-cell table:number-columns-repeated="1014"/>
        </table:table-row>
        <table:table-row table:style-name="ro2">
          <table:table-cell office:value-type="float" office:value="2.66823276">
            <text:p>2.66823276</text:p>
          </table:table-cell>
          <table:table-cell office:value-type="float" office:value="24">
            <text:p>24</text:p>
          </table:table-cell>
          <table:table-cell table:formula="of:=IF([.B98]=[.B97];[.C97]+1;1)" office:value-type="float" office:value="1">
            <text:p>1</text:p>
          </table:table-cell>
          <table:table-cell office:value-type="string">
            <text:p>0xBB</text:p>
          </table:table-cell>
          <table:table-cell office:value-type="string">
            <text:p>0x0A</text:p>
          </table:table-cell>
          <table:table-cell table:formula="of:=IF(ISODD([.$C98]);&quot;SEND&quot;;IF([.$C98]=2;&quot;DATA&quot;;&quot;GET&quot;))" office:value-type="string" office:string-value="SEND">
            <text:p>SEND</text:p>
          </table:table-cell>
          <table:table-cell table:formula="of:=IF(ISODD([.$C98]);[.$D98];[.$E97])" office:value-type="string" office:string-value="0xBB">
            <text:p>0xBB</text:p>
          </table:table-cell>
          <table:table-cell table:formula="of:=IF(ISODD([.$C98]);[.$D99];[.$E98])" office:value-type="string" office:string-value="0x0B">
            <text:p>0x0B</text:p>
          </table:table-cell>
          <table:table-cell table:formula="of:=HEX2BIN(RIGHT([.D98];2);8)" office:value-type="string" office:string-value="10111011">
            <text:p>10111011</text:p>
          </table:table-cell>
          <table:table-cell table:formula="of:=HEX2BIN(RIGHT([.E98];2);8)" office:value-type="string" office:string-value="00001010">
            <text:p>00001010</text:p>
          </table:table-cell>
          <table:table-cell table:number-columns-repeated="1014"/>
        </table:table-row>
        <table:table-row table:style-name="ro2">
          <table:table-cell office:value-type="float" office:value="2.66865676">
            <text:p>2.66865676</text:p>
          </table:table-cell>
          <table:table-cell office:value-type="float" office:value="24">
            <text:p>24</text:p>
          </table:table-cell>
          <table:table-cell table:formula="of:=IF([.B99]=[.B98];[.C98]+1;1)" office:value-type="float" office:value="2">
            <text:p>2</text:p>
          </table:table-cell>
          <table:table-cell office:value-type="string">
            <text:p>0x0B</text:p>
          </table:table-cell>
          <table:table-cell office:value-type="string">
            <text:p>0x64</text:p>
          </table:table-cell>
          <table:table-cell table:formula="of:=IF(ISODD([.$C99]);&quot;SEND&quot;;IF([.$C99]=2;&quot;DATA&quot;;&quot;GET&quot;))" office:value-type="string" office:string-value="DATA">
            <text:p>DATA</text:p>
          </table:table-cell>
          <table:table-cell table:formula="of:=IF(ISODD([.$C99]);[.$D99];[.$E98])" office:value-type="string" office:string-value="0x0A">
            <text:p>0x0A</text:p>
          </table:table-cell>
          <table:table-cell table:formula="of:=IF(ISODD([.$C99]);[.$D100];[.$E99])" office:value-type="string" office:string-value="0x64">
            <text:p>0x64</text:p>
          </table:table-cell>
          <table:table-cell table:formula="of:=HEX2BIN(RIGHT([.D99];2);8)" office:value-type="string" office:string-value="00001011">
            <text:p>00001011</text:p>
          </table:table-cell>
          <table:table-cell table:formula="of:=HEX2BIN(RIGHT([.E99];2);8)" office:value-type="string" office:string-value="01100100">
            <text:p>01100100</text:p>
          </table:table-cell>
          <table:table-cell table:number-columns-repeated="1014"/>
        </table:table-row>
        <table:table-row table:style-name="ro2">
          <table:table-cell office:value-type="float" office:value="2.6690848">
            <text:p>2.6690848</text:p>
          </table:table-cell>
          <table:table-cell office:value-type="float" office:value="24">
            <text:p>24</text:p>
          </table:table-cell>
          <table:table-cell table:formula="of:=IF([.B100]=[.B99];[.C99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IF(ISODD([.$C100]);&quot;SEND&quot;;IF([.$C100]=2;&quot;DATA&quot;;&quot;GET&quot;))" office:value-type="string" office:string-value="SEND">
            <text:p>SEND</text:p>
          </table:table-cell>
          <table:table-cell table:formula="of:=IF(ISODD([.$C100]);[.$D100];[.$E99])" office:value-type="string" office:string-value="0xFF">
            <text:p>0xFF</text:p>
          </table:table-cell>
          <table:table-cell table:formula="of:=IF(ISODD([.$C100]);[.$D101];[.$E100])" office:value-type="string" office:string-value="0xFF">
            <text:p>0xFF</text:p>
          </table:table-cell>
          <table:table-cell table:formula="of:=HEX2BIN(RIGHT([.D100];2);8)" office:value-type="string" office:string-value="11111111">
            <text:p>11111111</text:p>
          </table:table-cell>
          <table:table-cell table:formula="of:=HEX2BIN(RIGHT([.E100];2);8)" office:value-type="string" office:string-value="00111011">
            <text:p>00111011</text:p>
          </table:table-cell>
          <table:table-cell table:number-columns-repeated="1014"/>
        </table:table-row>
        <table:table-row table:style-name="ro2">
          <table:table-cell office:value-type="float" office:value="2.66952058">
            <text:p>2.66952058</text:p>
          </table:table-cell>
          <table:table-cell office:value-type="float" office:value="24">
            <text:p>24</text:p>
          </table:table-cell>
          <table:table-cell table:formula="of:=IF([.B101]=[.B100];[.C100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0B</text:p>
          </table:table-cell>
          <table:table-cell table:formula="of:=IF(ISODD([.$C101]);&quot;SEND&quot;;IF([.$C101]=2;&quot;DATA&quot;;&quot;GET&quot;))" office:value-type="string" office:string-value="GET">
            <text:p>GET</text:p>
          </table:table-cell>
          <table:table-cell table:formula="of:=IF(ISODD([.$C101]);[.$D101];[.$E100])" office:value-type="string" office:string-value="0x3B">
            <text:p>0x3B</text:p>
          </table:table-cell>
          <table:table-cell table:formula="of:=IF(ISODD([.$C101]);[.$D102];[.$E101])" office:value-type="string" office:string-value="0x0B">
            <text:p>0x0B</text:p>
          </table:table-cell>
          <table:table-cell table:formula="of:=HEX2BIN(RIGHT([.D101];2);8)" office:value-type="string" office:string-value="11111111">
            <text:p>11111111</text:p>
          </table:table-cell>
          <table:table-cell table:formula="of:=HEX2BIN(RIGHT([.E101];2);8)" office:value-type="string" office:string-value="00001011">
            <text:p>00001011</text:p>
          </table:table-cell>
          <table:table-cell table:number-columns-repeated="1014"/>
        </table:table-row>
        <table:table-row table:style-name="ro2">
          <table:table-cell office:value-type="float" office:value="2.82024776">
            <text:p>2.82024776</text:p>
          </table:table-cell>
          <table:table-cell office:value-type="float" office:value="25">
            <text:p>25</text:p>
          </table:table-cell>
          <table:table-cell table:formula="of:=IF([.B102]=[.B101];[.C101]+1;1)" office:value-type="float" office:value="1">
            <text:p>1</text:p>
          </table:table-cell>
          <table:table-cell table:number-columns-repeated="2" office:value-type="string">
            <text:p>0xFF</text:p>
          </table:table-cell>
          <table:table-cell table:formula="of:=IF(ISODD([.$C102]);&quot;SEND&quot;;IF([.$C102]=2;&quot;DATA&quot;;&quot;GET&quot;))" office:value-type="string" office:string-value="SEND">
            <text:p>SEND</text:p>
          </table:table-cell>
          <table:table-cell table:formula="of:=IF(ISODD([.$C102]);[.$D102];[.$E101])" office:value-type="string" office:string-value="0xFF">
            <text:p>0xFF</text:p>
          </table:table-cell>
          <table:table-cell table:formula="of:=IF(ISODD([.$C102]);[.$D103];[.$E102])" office:value-type="string" office:string-value="0xFF">
            <text:p>0xFF</text:p>
          </table:table-cell>
          <table:table-cell table:formula="of:=HEX2BIN(RIGHT([.D102];2);8)" office:value-type="string" office:string-value="11111111">
            <text:p>11111111</text:p>
          </table:table-cell>
          <table:table-cell table:formula="of:=HEX2BIN(RIGHT([.E102];2);8)" office:value-type="string" office:string-value="11111111">
            <text:p>11111111</text:p>
          </table:table-cell>
          <table:table-cell table:number-columns-repeated="1014"/>
        </table:table-row>
        <table:table-row table:style-name="ro2">
          <table:table-cell office:value-type="float" office:value="2.82068354">
            <text:p>2.82068354</text:p>
          </table:table-cell>
          <table:table-cell office:value-type="float" office:value="25">
            <text:p>25</text:p>
          </table:table-cell>
          <table:table-cell table:formula="of:=IF([.B103]=[.B102];[.C102]+1;1)" office:value-type="float" office:value="2">
            <text:p>2</text:p>
          </table:table-cell>
          <table:table-cell office:value-type="string">
            <text:p>0xFF</text:p>
          </table:table-cell>
          <table:table-cell office:value-type="string">
            <text:p>0xF9</text:p>
          </table:table-cell>
          <table:table-cell table:formula="of:=IF(ISODD([.$C103]);&quot;SEND&quot;;IF([.$C103]=2;&quot;DATA&quot;;&quot;GET&quot;))" office:value-type="string" office:string-value="DATA">
            <text:p>DATA</text:p>
          </table:table-cell>
          <table:table-cell table:formula="of:=IF(ISODD([.$C103]);[.$D103];[.$E102])" office:value-type="string" office:string-value="0xFF">
            <text:p>0xFF</text:p>
          </table:table-cell>
          <table:table-cell table:formula="of:=IF(ISODD([.$C103]);[.$D104];[.$E103])" office:value-type="string" office:string-value="0xF9">
            <text:p>0xF9</text:p>
          </table:table-cell>
          <table:table-cell table:formula="of:=HEX2BIN(RIGHT([.D103];2);8)" office:value-type="string" office:string-value="11111111">
            <text:p>11111111</text:p>
          </table:table-cell>
          <table:table-cell table:formula="of:=HEX2BIN(RIGHT([.E103];2);8)" office:value-type="string" office:string-value="11111001">
            <text:p>11111001</text:p>
          </table:table-cell>
          <table:table-cell table:number-columns-repeated="1014"/>
        </table:table-row>
        <table:table-row table:style-name="ro2">
          <table:table-cell office:value-type="float" office:value="2.8211193">
            <text:p>2.8211193</text:p>
          </table:table-cell>
          <table:table-cell office:value-type="float" office:value="25">
            <text:p>25</text:p>
          </table:table-cell>
          <table:table-cell table:formula="of:=IF([.B104]=[.B103];[.C103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IF(ISODD([.$C104]);&quot;SEND&quot;;IF([.$C104]=2;&quot;DATA&quot;;&quot;GET&quot;))" office:value-type="string" office:string-value="SEND">
            <text:p>SEND</text:p>
          </table:table-cell>
          <table:table-cell table:formula="of:=IF(ISODD([.$C104]);[.$D104];[.$E103])" office:value-type="string" office:string-value="0xFF">
            <text:p>0xFF</text:p>
          </table:table-cell>
          <table:table-cell table:formula="of:=IF(ISODD([.$C104]);[.$D105];[.$E104])" office:value-type="string" office:string-value="0xFF">
            <text:p>0xFF</text:p>
          </table:table-cell>
          <table:table-cell table:formula="of:=HEX2BIN(RIGHT([.D104];2);8)" office:value-type="string" office:string-value="11111111">
            <text:p>11111111</text:p>
          </table:table-cell>
          <table:table-cell table:formula="of:=HEX2BIN(RIGHT([.E104];2);8)" office:value-type="string" office:string-value="00111011">
            <text:p>00111011</text:p>
          </table:table-cell>
          <table:table-cell table:number-columns-repeated="1014"/>
        </table:table-row>
        <table:table-row table:style-name="ro2">
          <table:table-cell office:value-type="float" office:value="2.82155506">
            <text:p>2.82155506</text:p>
          </table:table-cell>
          <table:table-cell office:value-type="float" office:value="25">
            <text:p>25</text:p>
          </table:table-cell>
          <table:table-cell table:formula="of:=IF([.B105]=[.B104];[.C104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0B</text:p>
          </table:table-cell>
          <table:table-cell table:formula="of:=IF(ISODD([.$C105]);&quot;SEND&quot;;IF([.$C105]=2;&quot;DATA&quot;;&quot;GET&quot;))" office:value-type="string" office:string-value="GET">
            <text:p>GET</text:p>
          </table:table-cell>
          <table:table-cell table:formula="of:=IF(ISODD([.$C105]);[.$D105];[.$E104])" office:value-type="string" office:string-value="0x3B">
            <text:p>0x3B</text:p>
          </table:table-cell>
          <table:table-cell table:formula="of:=IF(ISODD([.$C105]);[.$D106];[.$E105])" office:value-type="string" office:string-value="0x0B">
            <text:p>0x0B</text:p>
          </table:table-cell>
          <table:table-cell table:formula="of:=HEX2BIN(RIGHT([.D105];2);8)" office:value-type="string" office:string-value="11111111">
            <text:p>11111111</text:p>
          </table:table-cell>
          <table:table-cell table:formula="of:=HEX2BIN(RIGHT([.E105];2);8)" office:value-type="string" office:string-value="00001011">
            <text:p>00001011</text:p>
          </table:table-cell>
          <table:table-cell table:number-columns-repeated="1014"/>
        </table:table-row>
        <table:table-row table:style-name="ro2">
          <table:table-cell office:value-type="float" office:value="2.84824542">
            <text:p>2.84824542</text:p>
          </table:table-cell>
          <table:table-cell office:value-type="float" office:value="26">
            <text:p>26</text:p>
          </table:table-cell>
          <table:table-cell table:formula="of:=IF([.B106]=[.B105];[.C105]+1;1)" office:value-type="float" office:value="1">
            <text:p>1</text:p>
          </table:table-cell>
          <table:table-cell office:value-type="string">
            <text:p>0xBB</text:p>
          </table:table-cell>
          <table:table-cell office:value-type="string">
            <text:p>0xFF</text:p>
          </table:table-cell>
          <table:table-cell table:formula="of:=IF(ISODD([.$C106]);&quot;SEND&quot;;IF([.$C106]=2;&quot;DATA&quot;;&quot;GET&quot;))" office:value-type="string" office:string-value="SEND">
            <text:p>SEND</text:p>
          </table:table-cell>
          <table:table-cell table:formula="of:=IF(ISODD([.$C106]);[.$D106];[.$E105])" office:value-type="string" office:string-value="0xBB">
            <text:p>0xBB</text:p>
          </table:table-cell>
          <table:table-cell table:formula="of:=IF(ISODD([.$C106]);[.$D107];[.$E106])" office:value-type="string" office:string-value="0x1B">
            <text:p>0x1B</text:p>
          </table:table-cell>
          <table:table-cell table:formula="of:=HEX2BIN(RIGHT([.D106];2);8)" office:value-type="string" office:string-value="10111011">
            <text:p>10111011</text:p>
          </table:table-cell>
          <table:table-cell table:formula="of:=HEX2BIN(RIGHT([.E106];2);8)" office:value-type="string" office:string-value="11111111">
            <text:p>11111111</text:p>
          </table:table-cell>
          <table:table-cell table:number-columns-repeated="1014"/>
        </table:table-row>
        <table:table-row table:style-name="ro2">
          <table:table-cell office:value-type="float" office:value="2.84866944">
            <text:p>2.84866944</text:p>
          </table:table-cell>
          <table:table-cell office:value-type="float" office:value="26">
            <text:p>26</text:p>
          </table:table-cell>
          <table:table-cell table:formula="of:=IF([.B107]=[.B106];[.C106]+1;1)" office:value-type="float" office:value="2">
            <text:p>2</text:p>
          </table:table-cell>
          <table:table-cell office:value-type="string">
            <text:p>0x1B</text:p>
          </table:table-cell>
          <table:table-cell office:value-type="string">
            <text:p>0xF9</text:p>
          </table:table-cell>
          <table:table-cell table:formula="of:=IF(ISODD([.$C107]);&quot;SEND&quot;;IF([.$C107]=2;&quot;DATA&quot;;&quot;GET&quot;))" office:value-type="string" office:string-value="DATA">
            <text:p>DATA</text:p>
          </table:table-cell>
          <table:table-cell table:formula="of:=IF(ISODD([.$C107]);[.$D107];[.$E106])" office:value-type="string" office:string-value="0xFF">
            <text:p>0xFF</text:p>
          </table:table-cell>
          <table:table-cell table:formula="of:=IF(ISODD([.$C107]);[.$D108];[.$E107])" office:value-type="string" office:string-value="0xF9">
            <text:p>0xF9</text:p>
          </table:table-cell>
          <table:table-cell table:formula="of:=HEX2BIN(RIGHT([.D107];2);8)" office:value-type="string" office:string-value="00011011">
            <text:p>00011011</text:p>
          </table:table-cell>
          <table:table-cell table:formula="of:=HEX2BIN(RIGHT([.E107];2);8)" office:value-type="string" office:string-value="11111001">
            <text:p>11111001</text:p>
          </table:table-cell>
          <table:table-cell table:number-columns-repeated="1014"/>
        </table:table-row>
        <table:table-row table:style-name="ro2">
          <table:table-cell office:value-type="float" office:value="2.84909746">
            <text:p>2.84909746</text:p>
          </table:table-cell>
          <table:table-cell office:value-type="float" office:value="26">
            <text:p>26</text:p>
          </table:table-cell>
          <table:table-cell table:formula="of:=IF([.B108]=[.B107];[.C107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IF(ISODD([.$C108]);&quot;SEND&quot;;IF([.$C108]=2;&quot;DATA&quot;;&quot;GET&quot;))" office:value-type="string" office:string-value="SEND">
            <text:p>SEND</text:p>
          </table:table-cell>
          <table:table-cell table:formula="of:=IF(ISODD([.$C108]);[.$D108];[.$E107])" office:value-type="string" office:string-value="0xFF">
            <text:p>0xFF</text:p>
          </table:table-cell>
          <table:table-cell table:formula="of:=IF(ISODD([.$C108]);[.$D109];[.$E108])" office:value-type="string" office:string-value="0xFF">
            <text:p>0xFF</text:p>
          </table:table-cell>
          <table:table-cell table:formula="of:=HEX2BIN(RIGHT([.D108];2);8)" office:value-type="string" office:string-value="11111111">
            <text:p>11111111</text:p>
          </table:table-cell>
          <table:table-cell table:formula="of:=HEX2BIN(RIGHT([.E108];2);8)" office:value-type="string" office:string-value="00111011">
            <text:p>00111011</text:p>
          </table:table-cell>
          <table:table-cell table:number-columns-repeated="1014"/>
        </table:table-row>
        <table:table-row table:style-name="ro2">
          <table:table-cell office:value-type="float" office:value="2.84953324">
            <text:p>2.84953324</text:p>
          </table:table-cell>
          <table:table-cell office:value-type="float" office:value="26">
            <text:p>26</text:p>
          </table:table-cell>
          <table:table-cell table:formula="of:=IF([.B109]=[.B108];[.C108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1B</text:p>
          </table:table-cell>
          <table:table-cell table:formula="of:=IF(ISODD([.$C109]);&quot;SEND&quot;;IF([.$C109]=2;&quot;DATA&quot;;&quot;GET&quot;))" office:value-type="string" office:string-value="GET">
            <text:p>GET</text:p>
          </table:table-cell>
          <table:table-cell table:formula="of:=IF(ISODD([.$C109]);[.$D109];[.$E108])" office:value-type="string" office:string-value="0x3B">
            <text:p>0x3B</text:p>
          </table:table-cell>
          <table:table-cell table:formula="of:=IF(ISODD([.$C109]);[.$D110];[.$E109])" office:value-type="string" office:string-value="0x1B">
            <text:p>0x1B</text:p>
          </table:table-cell>
          <table:table-cell table:formula="of:=HEX2BIN(RIGHT([.D109];2);8)" office:value-type="string" office:string-value="11111111">
            <text:p>11111111</text:p>
          </table:table-cell>
          <table:table-cell table:formula="of:=HEX2BIN(RIGHT([.E109];2);8)" office:value-type="string" office:string-value="00011011">
            <text:p>00011011</text:p>
          </table:table-cell>
          <table:table-cell table:number-columns-repeated="1014"/>
        </table:table-row>
        <table:table-row table:style-name="ro2">
          <table:table-cell office:value-type="float" office:value="3.00026066">
            <text:p>3.00026066</text:p>
          </table:table-cell>
          <table:table-cell office:value-type="float" office:value="27">
            <text:p>27</text:p>
          </table:table-cell>
          <table:table-cell table:formula="of:=IF([.B110]=[.B109];[.C109]+1;1)" office:value-type="float" office:value="1">
            <text:p>1</text:p>
          </table:table-cell>
          <table:table-cell office:value-type="string">
            <text:p>0xFF</text:p>
          </table:table-cell>
          <table:table-cell office:value-type="string">
            <text:p>0x0A</text:p>
          </table:table-cell>
          <table:table-cell table:formula="of:=IF(ISODD([.$C110]);&quot;SEND&quot;;IF([.$C110]=2;&quot;DATA&quot;;&quot;GET&quot;))" office:value-type="string" office:string-value="SEND">
            <text:p>SEND</text:p>
          </table:table-cell>
          <table:table-cell table:formula="of:=IF(ISODD([.$C110]);[.$D110];[.$E109])" office:value-type="string" office:string-value="0xFF">
            <text:p>0xFF</text:p>
          </table:table-cell>
          <table:table-cell table:formula="of:=IF(ISODD([.$C110]);[.$D111];[.$E110])" office:value-type="string" office:string-value="0xFF">
            <text:p>0xFF</text:p>
          </table:table-cell>
          <table:table-cell table:formula="of:=HEX2BIN(RIGHT([.D110];2);8)" office:value-type="string" office:string-value="11111111">
            <text:p>11111111</text:p>
          </table:table-cell>
          <table:table-cell table:formula="of:=HEX2BIN(RIGHT([.E110];2);8)" office:value-type="string" office:string-value="00001010">
            <text:p>00001010</text:p>
          </table:table-cell>
          <table:table-cell table:number-columns-repeated="1014"/>
        </table:table-row>
        <table:table-row table:style-name="ro2">
          <table:table-cell office:value-type="float" office:value="3.00069644">
            <text:p>3.00069644</text:p>
          </table:table-cell>
          <table:table-cell office:value-type="float" office:value="27">
            <text:p>27</text:p>
          </table:table-cell>
          <table:table-cell table:formula="of:=IF([.B111]=[.B110];[.C110]+1;1)" office:value-type="float" office:value="2">
            <text:p>2</text:p>
          </table:table-cell>
          <table:table-cell office:value-type="string">
            <text:p>0xFF</text:p>
          </table:table-cell>
          <table:table-cell office:value-type="string">
            <text:p>0x64</text:p>
          </table:table-cell>
          <table:table-cell table:formula="of:=IF(ISODD([.$C111]);&quot;SEND&quot;;IF([.$C111]=2;&quot;DATA&quot;;&quot;GET&quot;))" office:value-type="string" office:string-value="DATA">
            <text:p>DATA</text:p>
          </table:table-cell>
          <table:table-cell table:formula="of:=IF(ISODD([.$C111]);[.$D111];[.$E110])" office:value-type="string" office:string-value="0x0A">
            <text:p>0x0A</text:p>
          </table:table-cell>
          <table:table-cell table:formula="of:=IF(ISODD([.$C111]);[.$D112];[.$E111])" office:value-type="string" office:string-value="0x64">
            <text:p>0x64</text:p>
          </table:table-cell>
          <table:table-cell table:formula="of:=HEX2BIN(RIGHT([.D111];2);8)" office:value-type="string" office:string-value="11111111">
            <text:p>11111111</text:p>
          </table:table-cell>
          <table:table-cell table:formula="of:=HEX2BIN(RIGHT([.E111];2);8)" office:value-type="string" office:string-value="01100100">
            <text:p>01100100</text:p>
          </table:table-cell>
          <table:table-cell table:number-columns-repeated="1014"/>
        </table:table-row>
        <table:table-row table:style-name="ro2">
          <table:table-cell office:value-type="float" office:value="3.0011322">
            <text:p>3.0011322</text:p>
          </table:table-cell>
          <table:table-cell office:value-type="float" office:value="27">
            <text:p>27</text:p>
          </table:table-cell>
          <table:table-cell table:formula="of:=IF([.B112]=[.B111];[.C111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IF(ISODD([.$C112]);&quot;SEND&quot;;IF([.$C112]=2;&quot;DATA&quot;;&quot;GET&quot;))" office:value-type="string" office:string-value="SEND">
            <text:p>SEND</text:p>
          </table:table-cell>
          <table:table-cell table:formula="of:=IF(ISODD([.$C112]);[.$D112];[.$E111])" office:value-type="string" office:string-value="0xFF">
            <text:p>0xFF</text:p>
          </table:table-cell>
          <table:table-cell table:formula="of:=IF(ISODD([.$C112]);[.$D113];[.$E112])" office:value-type="string" office:string-value="0xFF">
            <text:p>0xFF</text:p>
          </table:table-cell>
          <table:table-cell table:formula="of:=HEX2BIN(RIGHT([.D112];2);8)" office:value-type="string" office:string-value="11111111">
            <text:p>11111111</text:p>
          </table:table-cell>
          <table:table-cell table:formula="of:=HEX2BIN(RIGHT([.E112];2);8)" office:value-type="string" office:string-value="00111011">
            <text:p>00111011</text:p>
          </table:table-cell>
          <table:table-cell table:number-columns-repeated="1014"/>
        </table:table-row>
        <table:table-row table:style-name="ro2">
          <table:table-cell office:value-type="float" office:value="3.001568">
            <text:p>3.001568</text:p>
          </table:table-cell>
          <table:table-cell office:value-type="float" office:value="27">
            <text:p>27</text:p>
          </table:table-cell>
          <table:table-cell table:formula="of:=IF([.B113]=[.B112];[.C112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1B</text:p>
          </table:table-cell>
          <table:table-cell table:formula="of:=IF(ISODD([.$C113]);&quot;SEND&quot;;IF([.$C113]=2;&quot;DATA&quot;;&quot;GET&quot;))" office:value-type="string" office:string-value="GET">
            <text:p>GET</text:p>
          </table:table-cell>
          <table:table-cell table:formula="of:=IF(ISODD([.$C113]);[.$D113];[.$E112])" office:value-type="string" office:string-value="0x3B">
            <text:p>0x3B</text:p>
          </table:table-cell>
          <table:table-cell table:formula="of:=IF(ISODD([.$C113]);[.$D114];[.$E113])" office:value-type="string" office:string-value="0x1B">
            <text:p>0x1B</text:p>
          </table:table-cell>
          <table:table-cell table:formula="of:=HEX2BIN(RIGHT([.D113];2);8)" office:value-type="string" office:string-value="11111111">
            <text:p>11111111</text:p>
          </table:table-cell>
          <table:table-cell table:formula="of:=HEX2BIN(RIGHT([.E113];2);8)" office:value-type="string" office:string-value="00011011">
            <text:p>00011011</text:p>
          </table:table-cell>
          <table:table-cell table:number-columns-repeated="1014"/>
        </table:table-row>
        <table:table-row table:style-name="ro2">
          <table:table-cell office:value-type="float" office:value="3.124265">
            <text:p>3.124265</text:p>
          </table:table-cell>
          <table:table-cell office:value-type="float" office:value="28">
            <text:p>28</text:p>
          </table:table-cell>
          <table:table-cell table:formula="of:=IF([.B114]=[.B113];[.C113]+1;1)" office:value-type="float" office:value="1">
            <text:p>1</text:p>
          </table:table-cell>
          <table:table-cell office:value-type="string">
            <text:p>0xBB</text:p>
          </table:table-cell>
          <table:table-cell office:value-type="string">
            <text:p>0x0A</text:p>
          </table:table-cell>
          <table:table-cell table:formula="of:=IF(ISODD([.$C114]);&quot;SEND&quot;;IF([.$C114]=2;&quot;DATA&quot;;&quot;GET&quot;))" office:value-type="string" office:string-value="SEND">
            <text:p>SEND</text:p>
          </table:table-cell>
          <table:table-cell table:formula="of:=IF(ISODD([.$C114]);[.$D114];[.$E113])" office:value-type="string" office:string-value="0xBB">
            <text:p>0xBB</text:p>
          </table:table-cell>
          <table:table-cell table:formula="of:=IF(ISODD([.$C114]);[.$D115];[.$E114])" office:value-type="string" office:string-value="0x0B">
            <text:p>0x0B</text:p>
          </table:table-cell>
          <table:table-cell table:formula="of:=HEX2BIN(RIGHT([.D114];2);8)" office:value-type="string" office:string-value="10111011">
            <text:p>10111011</text:p>
          </table:table-cell>
          <table:table-cell table:formula="of:=HEX2BIN(RIGHT([.E114];2);8)" office:value-type="string" office:string-value="00001010">
            <text:p>00001010</text:p>
          </table:table-cell>
          <table:table-cell table:number-columns-repeated="1014"/>
        </table:table-row>
        <table:table-row table:style-name="ro2">
          <table:table-cell office:value-type="float" office:value="3.12468904">
            <text:p>3.12468904</text:p>
          </table:table-cell>
          <table:table-cell office:value-type="float" office:value="28">
            <text:p>28</text:p>
          </table:table-cell>
          <table:table-cell table:formula="of:=IF([.B115]=[.B114];[.C114]+1;1)" office:value-type="float" office:value="2">
            <text:p>2</text:p>
          </table:table-cell>
          <table:table-cell office:value-type="string">
            <text:p>0x0B</text:p>
          </table:table-cell>
          <table:table-cell office:value-type="string">
            <text:p>0x64</text:p>
          </table:table-cell>
          <table:table-cell table:formula="of:=IF(ISODD([.$C115]);&quot;SEND&quot;;IF([.$C115]=2;&quot;DATA&quot;;&quot;GET&quot;))" office:value-type="string" office:string-value="DATA">
            <text:p>DATA</text:p>
          </table:table-cell>
          <table:table-cell table:formula="of:=IF(ISODD([.$C115]);[.$D115];[.$E114])" office:value-type="string" office:string-value="0x0A">
            <text:p>0x0A</text:p>
          </table:table-cell>
          <table:table-cell table:formula="of:=IF(ISODD([.$C115]);[.$D116];[.$E115])" office:value-type="string" office:string-value="0x64">
            <text:p>0x64</text:p>
          </table:table-cell>
          <table:table-cell table:formula="of:=HEX2BIN(RIGHT([.D115];2);8)" office:value-type="string" office:string-value="00001011">
            <text:p>00001011</text:p>
          </table:table-cell>
          <table:table-cell table:formula="of:=HEX2BIN(RIGHT([.E115];2);8)" office:value-type="string" office:string-value="01100100">
            <text:p>01100100</text:p>
          </table:table-cell>
          <table:table-cell table:number-columns-repeated="1014"/>
        </table:table-row>
        <table:table-row table:style-name="ro2">
          <table:table-cell office:value-type="float" office:value="3.12511706">
            <text:p>3.12511706</text:p>
          </table:table-cell>
          <table:table-cell office:value-type="float" office:value="28">
            <text:p>28</text:p>
          </table:table-cell>
          <table:table-cell table:formula="of:=IF([.B116]=[.B115];[.C115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9</text:p>
          </table:table-cell>
          <table:table-cell table:formula="of:=IF(ISODD([.$C116]);&quot;SEND&quot;;IF([.$C116]=2;&quot;DATA&quot;;&quot;GET&quot;))" office:value-type="string" office:string-value="SEND">
            <text:p>SEND</text:p>
          </table:table-cell>
          <table:table-cell table:formula="of:=IF(ISODD([.$C116]);[.$D116];[.$E115])" office:value-type="string" office:string-value="0xFF">
            <text:p>0xFF</text:p>
          </table:table-cell>
          <table:table-cell table:formula="of:=IF(ISODD([.$C116]);[.$D117];[.$E116])" office:value-type="string" office:string-value="0xFF">
            <text:p>0xFF</text:p>
          </table:table-cell>
          <table:table-cell table:formula="of:=HEX2BIN(RIGHT([.D116];2);8)" office:value-type="string" office:string-value="11111111">
            <text:p>11111111</text:p>
          </table:table-cell>
          <table:table-cell table:formula="of:=HEX2BIN(RIGHT([.E116];2);8)" office:value-type="string" office:string-value="00111001">
            <text:p>00111001</text:p>
          </table:table-cell>
          <table:table-cell table:number-columns-repeated="1014"/>
        </table:table-row>
        <table:table-row table:style-name="ro2">
          <table:table-cell office:value-type="float" office:value="3.12547582">
            <text:p>3.12547582</text:p>
          </table:table-cell>
          <table:table-cell office:value-type="float" office:value="28">
            <text:p>28</text:p>
          </table:table-cell>
          <table:table-cell table:formula="of:=IF([.B117]=[.B116];[.C116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81</text:p>
          </table:table-cell>
          <table:table-cell table:formula="of:=IF(ISODD([.$C117]);&quot;SEND&quot;;IF([.$C117]=2;&quot;DATA&quot;;&quot;GET&quot;))" office:value-type="string" office:string-value="GET">
            <text:p>GET</text:p>
          </table:table-cell>
          <table:table-cell table:formula="of:=IF(ISODD([.$C117]);[.$D117];[.$E116])" office:value-type="string" office:string-value="0x39">
            <text:p>0x39</text:p>
          </table:table-cell>
          <table:table-cell table:formula="of:=IF(ISODD([.$C117]);[.$D118];[.$E117])" office:value-type="string" office:string-value="0x81">
            <text:p>0x81</text:p>
          </table:table-cell>
          <table:table-cell table:formula="of:=HEX2BIN(RIGHT([.D117];2);8)" office:value-type="string" office:string-value="11111111">
            <text:p>11111111</text:p>
          </table:table-cell>
          <table:table-cell table:formula="of:=HEX2BIN(RIGHT([.E117];2);8)" office:value-type="string" office:string-value="10000001">
            <text:p>10000001</text:p>
          </table:table-cell>
          <table:table-cell table:number-columns-repeated="1014"/>
        </table:table-row>
        <table:table-row table:style-name="ro2">
          <table:table-cell office:value-type="float" office:value="3.27228002">
            <text:p>3.27228002</text:p>
          </table:table-cell>
          <table:table-cell office:value-type="float" office:value="29">
            <text:p>29</text:p>
          </table:table-cell>
          <table:table-cell table:formula="of:=IF([.B118]=[.B117];[.C117]+1;1)" office:value-type="float" office:value="1">
            <text:p>1</text:p>
          </table:table-cell>
          <table:table-cell table:number-columns-repeated="2" office:value-type="string">
            <text:p>0xFF</text:p>
          </table:table-cell>
          <table:table-cell table:formula="of:=IF(ISODD([.$C118]);&quot;SEND&quot;;IF([.$C118]=2;&quot;DATA&quot;;&quot;GET&quot;))" office:value-type="string" office:string-value="SEND">
            <text:p>SEND</text:p>
          </table:table-cell>
          <table:table-cell table:formula="of:=IF(ISODD([.$C118]);[.$D118];[.$E117])" office:value-type="string" office:string-value="0xFF">
            <text:p>0xFF</text:p>
          </table:table-cell>
          <table:table-cell table:formula="of:=IF(ISODD([.$C118]);[.$D119];[.$E118])" office:value-type="string" office:string-value="0xFF">
            <text:p>0xFF</text:p>
          </table:table-cell>
          <table:table-cell table:formula="of:=HEX2BIN(RIGHT([.D118];2);8)" office:value-type="string" office:string-value="11111111">
            <text:p>11111111</text:p>
          </table:table-cell>
          <table:table-cell table:formula="of:=HEX2BIN(RIGHT([.E118];2);8)" office:value-type="string" office:string-value="11111111">
            <text:p>11111111</text:p>
          </table:table-cell>
          <table:table-cell table:number-columns-repeated="1014"/>
        </table:table-row>
        <table:table-row table:style-name="ro2">
          <table:table-cell office:value-type="float" office:value="3.2727158">
            <text:p>3.2727158</text:p>
          </table:table-cell>
          <table:table-cell office:value-type="float" office:value="29">
            <text:p>29</text:p>
          </table:table-cell>
          <table:table-cell table:formula="of:=IF([.B119]=[.B118];[.C118]+1;1)" office:value-type="float" office:value="2">
            <text:p>2</text:p>
          </table:table-cell>
          <table:table-cell office:value-type="string">
            <text:p>0xFF</text:p>
          </table:table-cell>
          <table:table-cell office:value-type="string">
            <text:p>0xF9</text:p>
          </table:table-cell>
          <table:table-cell table:formula="of:=IF(ISODD([.$C119]);&quot;SEND&quot;;IF([.$C119]=2;&quot;DATA&quot;;&quot;GET&quot;))" office:value-type="string" office:string-value="DATA">
            <text:p>DATA</text:p>
          </table:table-cell>
          <table:table-cell table:formula="of:=IF(ISODD([.$C119]);[.$D119];[.$E118])" office:value-type="string" office:string-value="0xFF">
            <text:p>0xFF</text:p>
          </table:table-cell>
          <table:table-cell table:formula="of:=IF(ISODD([.$C119]);[.$D120];[.$E119])" office:value-type="string" office:string-value="0xF9">
            <text:p>0xF9</text:p>
          </table:table-cell>
          <table:table-cell table:formula="of:=HEX2BIN(RIGHT([.D119];2);8)" office:value-type="string" office:string-value="11111111">
            <text:p>11111111</text:p>
          </table:table-cell>
          <table:table-cell table:formula="of:=HEX2BIN(RIGHT([.E119];2);8)" office:value-type="string" office:string-value="11111001">
            <text:p>11111001</text:p>
          </table:table-cell>
          <table:table-cell table:number-columns-repeated="1014"/>
        </table:table-row>
        <table:table-row table:style-name="ro2">
          <table:table-cell office:value-type="float" office:value="3.27315156">
            <text:p>3.27315156</text:p>
          </table:table-cell>
          <table:table-cell office:value-type="float" office:value="29">
            <text:p>29</text:p>
          </table:table-cell>
          <table:table-cell table:formula="of:=IF([.B120]=[.B119];[.C119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IF(ISODD([.$C120]);&quot;SEND&quot;;IF([.$C120]=2;&quot;DATA&quot;;&quot;GET&quot;))" office:value-type="string" office:string-value="SEND">
            <text:p>SEND</text:p>
          </table:table-cell>
          <table:table-cell table:formula="of:=IF(ISODD([.$C120]);[.$D120];[.$E119])" office:value-type="string" office:string-value="0xFF">
            <text:p>0xFF</text:p>
          </table:table-cell>
          <table:table-cell table:formula="of:=IF(ISODD([.$C120]);[.$D121];[.$E120])" office:value-type="string" office:string-value="0xFF">
            <text:p>0xFF</text:p>
          </table:table-cell>
          <table:table-cell table:formula="of:=HEX2BIN(RIGHT([.D120];2);8)" office:value-type="string" office:string-value="11111111">
            <text:p>11111111</text:p>
          </table:table-cell>
          <table:table-cell table:formula="of:=HEX2BIN(RIGHT([.E120];2);8)" office:value-type="string" office:string-value="00111011">
            <text:p>00111011</text:p>
          </table:table-cell>
          <table:table-cell table:number-columns-repeated="1014"/>
        </table:table-row>
        <table:table-row table:style-name="ro2">
          <table:table-cell office:value-type="float" office:value="3.27358734">
            <text:p>3.27358734</text:p>
          </table:table-cell>
          <table:table-cell office:value-type="float" office:value="29">
            <text:p>29</text:p>
          </table:table-cell>
          <table:table-cell table:formula="of:=IF([.B121]=[.B120];[.C120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0B</text:p>
          </table:table-cell>
          <table:table-cell table:formula="of:=IF(ISODD([.$C121]);&quot;SEND&quot;;IF([.$C121]=2;&quot;DATA&quot;;&quot;GET&quot;))" office:value-type="string" office:string-value="GET">
            <text:p>GET</text:p>
          </table:table-cell>
          <table:table-cell table:formula="of:=IF(ISODD([.$C121]);[.$D121];[.$E120])" office:value-type="string" office:string-value="0x3B">
            <text:p>0x3B</text:p>
          </table:table-cell>
          <table:table-cell table:formula="of:=IF(ISODD([.$C121]);[.$D122];[.$E121])" office:value-type="string" office:string-value="0x0B">
            <text:p>0x0B</text:p>
          </table:table-cell>
          <table:table-cell table:formula="of:=HEX2BIN(RIGHT([.D121];2);8)" office:value-type="string" office:string-value="11111111">
            <text:p>11111111</text:p>
          </table:table-cell>
          <table:table-cell table:formula="of:=HEX2BIN(RIGHT([.E121];2);8)" office:value-type="string" office:string-value="00001011">
            <text:p>00001011</text:p>
          </table:table-cell>
          <table:table-cell table:number-columns-repeated="1014"/>
        </table:table-row>
        <table:table-row table:style-name="ro2">
          <table:table-cell office:value-type="float" office:value="3.30827814">
            <text:p>3.30827814</text:p>
          </table:table-cell>
          <table:table-cell office:value-type="float" office:value="30">
            <text:p>30</text:p>
          </table:table-cell>
          <table:table-cell table:formula="of:=IF([.B122]=[.B121];[.C121]+1;1)" office:value-type="float" office:value="1">
            <text:p>1</text:p>
          </table:table-cell>
          <table:table-cell office:value-type="string">
            <text:p>0xBB</text:p>
          </table:table-cell>
          <table:table-cell office:value-type="string">
            <text:p>0xFF</text:p>
          </table:table-cell>
          <table:table-cell table:formula="of:=IF(ISODD([.$C122]);&quot;SEND&quot;;IF([.$C122]=2;&quot;DATA&quot;;&quot;GET&quot;))" office:value-type="string" office:string-value="SEND">
            <text:p>SEND</text:p>
          </table:table-cell>
          <table:table-cell table:formula="of:=IF(ISODD([.$C122]);[.$D122];[.$E121])" office:value-type="string" office:string-value="0xBB">
            <text:p>0xBB</text:p>
          </table:table-cell>
          <table:table-cell table:formula="of:=IF(ISODD([.$C122]);[.$D123];[.$E122])" office:value-type="string" office:string-value="0x1B">
            <text:p>0x1B</text:p>
          </table:table-cell>
          <table:table-cell table:formula="of:=HEX2BIN(RIGHT([.D122];2);8)" office:value-type="string" office:string-value="10111011">
            <text:p>10111011</text:p>
          </table:table-cell>
          <table:table-cell table:formula="of:=HEX2BIN(RIGHT([.E122];2);8)" office:value-type="string" office:string-value="11111111">
            <text:p>11111111</text:p>
          </table:table-cell>
          <table:table-cell table:number-columns-repeated="1014"/>
        </table:table-row>
        <table:table-row table:style-name="ro2">
          <table:table-cell office:value-type="float" office:value="3.30870218">
            <text:p>3.30870218</text:p>
          </table:table-cell>
          <table:table-cell office:value-type="float" office:value="30">
            <text:p>30</text:p>
          </table:table-cell>
          <table:table-cell table:formula="of:=IF([.B123]=[.B122];[.C122]+1;1)" office:value-type="float" office:value="2">
            <text:p>2</text:p>
          </table:table-cell>
          <table:table-cell office:value-type="string">
            <text:p>0x1B</text:p>
          </table:table-cell>
          <table:table-cell office:value-type="string">
            <text:p>0xF9</text:p>
          </table:table-cell>
          <table:table-cell table:formula="of:=IF(ISODD([.$C123]);&quot;SEND&quot;;IF([.$C123]=2;&quot;DATA&quot;;&quot;GET&quot;))" office:value-type="string" office:string-value="DATA">
            <text:p>DATA</text:p>
          </table:table-cell>
          <table:table-cell table:formula="of:=IF(ISODD([.$C123]);[.$D123];[.$E122])" office:value-type="string" office:string-value="0xFF">
            <text:p>0xFF</text:p>
          </table:table-cell>
          <table:table-cell table:formula="of:=IF(ISODD([.$C123]);[.$D124];[.$E123])" office:value-type="string" office:string-value="0xF9">
            <text:p>0xF9</text:p>
          </table:table-cell>
          <table:table-cell table:formula="of:=HEX2BIN(RIGHT([.D123];2);8)" office:value-type="string" office:string-value="00011011">
            <text:p>00011011</text:p>
          </table:table-cell>
          <table:table-cell table:formula="of:=HEX2BIN(RIGHT([.E123];2);8)" office:value-type="string" office:string-value="11111001">
            <text:p>11111001</text:p>
          </table:table-cell>
          <table:table-cell table:number-columns-repeated="1014"/>
        </table:table-row>
        <table:table-row table:style-name="ro2">
          <table:table-cell office:value-type="float" office:value="3.3091302">
            <text:p>3.3091302</text:p>
          </table:table-cell>
          <table:table-cell office:value-type="float" office:value="30">
            <text:p>30</text:p>
          </table:table-cell>
          <table:table-cell table:formula="of:=IF([.B124]=[.B123];[.C123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IF(ISODD([.$C124]);&quot;SEND&quot;;IF([.$C124]=2;&quot;DATA&quot;;&quot;GET&quot;))" office:value-type="string" office:string-value="SEND">
            <text:p>SEND</text:p>
          </table:table-cell>
          <table:table-cell table:formula="of:=IF(ISODD([.$C124]);[.$D124];[.$E123])" office:value-type="string" office:string-value="0xFF">
            <text:p>0xFF</text:p>
          </table:table-cell>
          <table:table-cell table:formula="of:=IF(ISODD([.$C124]);[.$D125];[.$E124])" office:value-type="string" office:string-value="0xFF">
            <text:p>0xFF</text:p>
          </table:table-cell>
          <table:table-cell table:formula="of:=HEX2BIN(RIGHT([.D124];2);8)" office:value-type="string" office:string-value="11111111">
            <text:p>11111111</text:p>
          </table:table-cell>
          <table:table-cell table:formula="of:=HEX2BIN(RIGHT([.E124];2);8)" office:value-type="string" office:string-value="00111011">
            <text:p>00111011</text:p>
          </table:table-cell>
          <table:table-cell table:number-columns-repeated="1014"/>
        </table:table-row>
        <table:table-row table:style-name="ro2">
          <table:table-cell office:value-type="float" office:value="3.30956596">
            <text:p>3.30956596</text:p>
          </table:table-cell>
          <table:table-cell office:value-type="float" office:value="30">
            <text:p>30</text:p>
          </table:table-cell>
          <table:table-cell table:formula="of:=IF([.B125]=[.B124];[.C124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1B</text:p>
          </table:table-cell>
          <table:table-cell table:formula="of:=IF(ISODD([.$C125]);&quot;SEND&quot;;IF([.$C125]=2;&quot;DATA&quot;;&quot;GET&quot;))" office:value-type="string" office:string-value="GET">
            <text:p>GET</text:p>
          </table:table-cell>
          <table:table-cell table:formula="of:=IF(ISODD([.$C125]);[.$D125];[.$E124])" office:value-type="string" office:string-value="0x3B">
            <text:p>0x3B</text:p>
          </table:table-cell>
          <table:table-cell table:formula="of:=IF(ISODD([.$C125]);[.$D126];[.$E125])" office:value-type="string" office:string-value="0x1B">
            <text:p>0x1B</text:p>
          </table:table-cell>
          <table:table-cell table:formula="of:=HEX2BIN(RIGHT([.D125];2);8)" office:value-type="string" office:string-value="11111111">
            <text:p>11111111</text:p>
          </table:table-cell>
          <table:table-cell table:formula="of:=HEX2BIN(RIGHT([.E125];2);8)" office:value-type="string" office:string-value="00011011">
            <text:p>00011011</text:p>
          </table:table-cell>
          <table:table-cell table:number-columns-repeated="1014"/>
        </table:table-row>
        <table:table-row table:style-name="ro2">
          <table:table-cell office:value-type="float" office:value="3.45229268">
            <text:p>3.45229268</text:p>
          </table:table-cell>
          <table:table-cell office:value-type="float" office:value="31">
            <text:p>31</text:p>
          </table:table-cell>
          <table:table-cell table:formula="of:=IF([.B126]=[.B125];[.C125]+1;1)" office:value-type="float" office:value="1">
            <text:p>1</text:p>
          </table:table-cell>
          <table:table-cell office:value-type="string">
            <text:p>0xFF</text:p>
          </table:table-cell>
          <table:table-cell office:value-type="string">
            <text:p>0x0A</text:p>
          </table:table-cell>
          <table:table-cell table:formula="of:=IF(ISODD([.$C126]);&quot;SEND&quot;;IF([.$C126]=2;&quot;DATA&quot;;&quot;GET&quot;))" office:value-type="string" office:string-value="SEND">
            <text:p>SEND</text:p>
          </table:table-cell>
          <table:table-cell table:formula="of:=IF(ISODD([.$C126]);[.$D126];[.$E125])" office:value-type="string" office:string-value="0xFF">
            <text:p>0xFF</text:p>
          </table:table-cell>
          <table:table-cell table:formula="of:=IF(ISODD([.$C126]);[.$D127];[.$E126])" office:value-type="string" office:string-value="0xFF">
            <text:p>0xFF</text:p>
          </table:table-cell>
          <table:table-cell table:formula="of:=HEX2BIN(RIGHT([.D126];2);8)" office:value-type="string" office:string-value="11111111">
            <text:p>11111111</text:p>
          </table:table-cell>
          <table:table-cell table:formula="of:=HEX2BIN(RIGHT([.E126];2);8)" office:value-type="string" office:string-value="00001010">
            <text:p>00001010</text:p>
          </table:table-cell>
          <table:table-cell table:number-columns-repeated="1014"/>
        </table:table-row>
        <table:table-row table:style-name="ro2">
          <table:table-cell office:value-type="float" office:value="3.45272846">
            <text:p>3.45272846</text:p>
          </table:table-cell>
          <table:table-cell office:value-type="float" office:value="31">
            <text:p>31</text:p>
          </table:table-cell>
          <table:table-cell table:formula="of:=IF([.B127]=[.B126];[.C126]+1;1)" office:value-type="float" office:value="2">
            <text:p>2</text:p>
          </table:table-cell>
          <table:table-cell office:value-type="string">
            <text:p>0xFF</text:p>
          </table:table-cell>
          <table:table-cell office:value-type="string">
            <text:p>0x64</text:p>
          </table:table-cell>
          <table:table-cell table:formula="of:=IF(ISODD([.$C127]);&quot;SEND&quot;;IF([.$C127]=2;&quot;DATA&quot;;&quot;GET&quot;))" office:value-type="string" office:string-value="DATA">
            <text:p>DATA</text:p>
          </table:table-cell>
          <table:table-cell table:formula="of:=IF(ISODD([.$C127]);[.$D127];[.$E126])" office:value-type="string" office:string-value="0x0A">
            <text:p>0x0A</text:p>
          </table:table-cell>
          <table:table-cell table:formula="of:=IF(ISODD([.$C127]);[.$D128];[.$E127])" office:value-type="string" office:string-value="0x64">
            <text:p>0x64</text:p>
          </table:table-cell>
          <table:table-cell table:formula="of:=HEX2BIN(RIGHT([.D127];2);8)" office:value-type="string" office:string-value="11111111">
            <text:p>11111111</text:p>
          </table:table-cell>
          <table:table-cell table:formula="of:=HEX2BIN(RIGHT([.E127];2);8)" office:value-type="string" office:string-value="01100100">
            <text:p>01100100</text:p>
          </table:table-cell>
          <table:table-cell table:number-columns-repeated="1014"/>
        </table:table-row>
        <table:table-row table:style-name="ro2">
          <table:table-cell office:value-type="float" office:value="3.45316424">
            <text:p>3.45316424</text:p>
          </table:table-cell>
          <table:table-cell office:value-type="float" office:value="31">
            <text:p>31</text:p>
          </table:table-cell>
          <table:table-cell table:formula="of:=IF([.B128]=[.B127];[.C127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IF(ISODD([.$C128]);&quot;SEND&quot;;IF([.$C128]=2;&quot;DATA&quot;;&quot;GET&quot;))" office:value-type="string" office:string-value="SEND">
            <text:p>SEND</text:p>
          </table:table-cell>
          <table:table-cell table:formula="of:=IF(ISODD([.$C128]);[.$D128];[.$E127])" office:value-type="string" office:string-value="0xFF">
            <text:p>0xFF</text:p>
          </table:table-cell>
          <table:table-cell table:formula="of:=IF(ISODD([.$C128]);[.$D129];[.$E128])" office:value-type="string" office:string-value="0xFF">
            <text:p>0xFF</text:p>
          </table:table-cell>
          <table:table-cell table:formula="of:=HEX2BIN(RIGHT([.D128];2);8)" office:value-type="string" office:string-value="11111111">
            <text:p>11111111</text:p>
          </table:table-cell>
          <table:table-cell table:formula="of:=HEX2BIN(RIGHT([.E128];2);8)" office:value-type="string" office:string-value="00111011">
            <text:p>00111011</text:p>
          </table:table-cell>
          <table:table-cell table:number-columns-repeated="1014"/>
        </table:table-row>
        <table:table-row table:style-name="ro2">
          <table:table-cell office:value-type="float" office:value="3.45360002">
            <text:p>3.45360002</text:p>
          </table:table-cell>
          <table:table-cell office:value-type="float" office:value="31">
            <text:p>31</text:p>
          </table:table-cell>
          <table:table-cell table:formula="of:=IF([.B129]=[.B128];[.C128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1B</text:p>
          </table:table-cell>
          <table:table-cell table:formula="of:=IF(ISODD([.$C129]);&quot;SEND&quot;;IF([.$C129]=2;&quot;DATA&quot;;&quot;GET&quot;))" office:value-type="string" office:string-value="GET">
            <text:p>GET</text:p>
          </table:table-cell>
          <table:table-cell table:formula="of:=IF(ISODD([.$C129]);[.$D129];[.$E128])" office:value-type="string" office:string-value="0x3B">
            <text:p>0x3B</text:p>
          </table:table-cell>
          <table:table-cell table:formula="of:=IF(ISODD([.$C129]);[.$D130];[.$E129])" office:value-type="string" office:string-value="0x1B">
            <text:p>0x1B</text:p>
          </table:table-cell>
          <table:table-cell table:formula="of:=HEX2BIN(RIGHT([.D129];2);8)" office:value-type="string" office:string-value="11111111">
            <text:p>11111111</text:p>
          </table:table-cell>
          <table:table-cell table:formula="of:=HEX2BIN(RIGHT([.E129];2);8)" office:value-type="string" office:string-value="00011011">
            <text:p>00011011</text:p>
          </table:table-cell>
          <table:table-cell table:number-columns-repeated="1014"/>
        </table:table-row>
        <table:table-row table:style-name="ro2">
          <table:table-cell office:value-type="float" office:value="3.57629702">
            <text:p>3.57629702</text:p>
          </table:table-cell>
          <table:table-cell office:value-type="float" office:value="32">
            <text:p>32</text:p>
          </table:table-cell>
          <table:table-cell table:formula="of:=IF([.B130]=[.B129];[.C129]+1;1)" office:value-type="float" office:value="1">
            <text:p>1</text:p>
          </table:table-cell>
          <table:table-cell office:value-type="string">
            <text:p>0xBB</text:p>
          </table:table-cell>
          <table:table-cell office:value-type="string">
            <text:p>0x0A</text:p>
          </table:table-cell>
          <table:table-cell table:formula="of:=IF(ISODD([.$C130]);&quot;SEND&quot;;IF([.$C130]=2;&quot;DATA&quot;;&quot;GET&quot;))" office:value-type="string" office:string-value="SEND">
            <text:p>SEND</text:p>
          </table:table-cell>
          <table:table-cell table:formula="of:=IF(ISODD([.$C130]);[.$D130];[.$E129])" office:value-type="string" office:string-value="0xBB">
            <text:p>0xBB</text:p>
          </table:table-cell>
          <table:table-cell table:formula="of:=IF(ISODD([.$C130]);[.$D131];[.$E130])" office:value-type="string" office:string-value="0x0B">
            <text:p>0x0B</text:p>
          </table:table-cell>
          <table:table-cell table:formula="of:=HEX2BIN(RIGHT([.D130];2);8)" office:value-type="string" office:string-value="10111011">
            <text:p>10111011</text:p>
          </table:table-cell>
          <table:table-cell table:formula="of:=HEX2BIN(RIGHT([.E130];2);8)" office:value-type="string" office:string-value="00001010">
            <text:p>00001010</text:p>
          </table:table-cell>
          <table:table-cell table:number-columns-repeated="1014"/>
        </table:table-row>
        <table:table-row table:style-name="ro2">
          <table:table-cell office:value-type="float" office:value="3.57672106">
            <text:p>3.57672106</text:p>
          </table:table-cell>
          <table:table-cell office:value-type="float" office:value="32">
            <text:p>32</text:p>
          </table:table-cell>
          <table:table-cell table:formula="of:=IF([.B131]=[.B130];[.C130]+1;1)" office:value-type="float" office:value="2">
            <text:p>2</text:p>
          </table:table-cell>
          <table:table-cell office:value-type="string">
            <text:p>0x0B</text:p>
          </table:table-cell>
          <table:table-cell office:value-type="string">
            <text:p>0x64</text:p>
          </table:table-cell>
          <table:table-cell table:formula="of:=IF(ISODD([.$C131]);&quot;SEND&quot;;IF([.$C131]=2;&quot;DATA&quot;;&quot;GET&quot;))" office:value-type="string" office:string-value="DATA">
            <text:p>DATA</text:p>
          </table:table-cell>
          <table:table-cell table:formula="of:=IF(ISODD([.$C131]);[.$D131];[.$E130])" office:value-type="string" office:string-value="0x0A">
            <text:p>0x0A</text:p>
          </table:table-cell>
          <table:table-cell table:formula="of:=IF(ISODD([.$C131]);[.$D132];[.$E131])" office:value-type="string" office:string-value="0x64">
            <text:p>0x64</text:p>
          </table:table-cell>
          <table:table-cell table:formula="of:=HEX2BIN(RIGHT([.D131];2);8)" office:value-type="string" office:string-value="00001011">
            <text:p>00001011</text:p>
          </table:table-cell>
          <table:table-cell table:formula="of:=HEX2BIN(RIGHT([.E131];2);8)" office:value-type="string" office:string-value="01100100">
            <text:p>01100100</text:p>
          </table:table-cell>
          <table:table-cell table:number-columns-repeated="1014"/>
        </table:table-row>
        <table:table-row table:style-name="ro2">
          <table:table-cell office:value-type="float" office:value="3.57714908">
            <text:p>3.57714908</text:p>
          </table:table-cell>
          <table:table-cell office:value-type="float" office:value="32">
            <text:p>32</text:p>
          </table:table-cell>
          <table:table-cell table:formula="of:=IF([.B132]=[.B131];[.C131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1D</text:p>
          </table:table-cell>
          <table:table-cell table:formula="of:=IF(ISODD([.$C132]);&quot;SEND&quot;;IF([.$C132]=2;&quot;DATA&quot;;&quot;GET&quot;))" office:value-type="string" office:string-value="SEND">
            <text:p>SEND</text:p>
          </table:table-cell>
          <table:table-cell table:formula="of:=IF(ISODD([.$C132]);[.$D132];[.$E131])" office:value-type="string" office:string-value="0xFF">
            <text:p>0xFF</text:p>
          </table:table-cell>
          <table:table-cell table:formula="of:=IF(ISODD([.$C132]);[.$D133];[.$E132])" office:value-type="string" office:string-value="0xFF">
            <text:p>0xFF</text:p>
          </table:table-cell>
          <table:table-cell table:formula="of:=HEX2BIN(RIGHT([.D132];2);8)" office:value-type="string" office:string-value="11111111">
            <text:p>11111111</text:p>
          </table:table-cell>
          <table:table-cell table:formula="of:=HEX2BIN(RIGHT([.E132];2);8)" office:value-type="string" office:string-value="00011101">
            <text:p>00011101</text:p>
          </table:table-cell>
          <table:table-cell table:number-columns-repeated="1014"/>
        </table:table-row>
        <table:table-row table:style-name="ro2">
          <table:table-cell office:value-type="float" office:value="3.57750786">
            <text:p>3.57750786</text:p>
          </table:table-cell>
          <table:table-cell office:value-type="float" office:value="32">
            <text:p>32</text:p>
          </table:table-cell>
          <table:table-cell table:formula="of:=IF([.B133]=[.B132];[.C132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85</text:p>
          </table:table-cell>
          <table:table-cell table:formula="of:=IF(ISODD([.$C133]);&quot;SEND&quot;;IF([.$C133]=2;&quot;DATA&quot;;&quot;GET&quot;))" office:value-type="string" office:string-value="GET">
            <text:p>GET</text:p>
          </table:table-cell>
          <table:table-cell table:formula="of:=IF(ISODD([.$C133]);[.$D133];[.$E132])" office:value-type="string" office:string-value="0x1D">
            <text:p>0x1D</text:p>
          </table:table-cell>
          <table:table-cell table:formula="of:=IF(ISODD([.$C133]);[.$D134];[.$E133])" office:value-type="string" office:string-value="0x85">
            <text:p>0x85</text:p>
          </table:table-cell>
          <table:table-cell table:formula="of:=HEX2BIN(RIGHT([.D133];2);8)" office:value-type="string" office:string-value="11111111">
            <text:p>11111111</text:p>
          </table:table-cell>
          <table:table-cell table:formula="of:=HEX2BIN(RIGHT([.E133];2);8)" office:value-type="string" office:string-value="10000101">
            <text:p>10000101</text:p>
          </table:table-cell>
          <table:table-cell table:number-columns-repeated="1014"/>
        </table:table-row>
        <table:table-row table:style-name="ro2">
          <table:table-cell office:value-type="float" office:value="3.72431204">
            <text:p>3.72431204</text:p>
          </table:table-cell>
          <table:table-cell office:value-type="float" office:value="33">
            <text:p>33</text:p>
          </table:table-cell>
          <table:table-cell table:formula="of:=IF([.B134]=[.B133];[.C133]+1;1)" office:value-type="float" office:value="1">
            <text:p>1</text:p>
          </table:table-cell>
          <table:table-cell table:number-columns-repeated="2" office:value-type="string">
            <text:p>0xFF</text:p>
          </table:table-cell>
          <table:table-cell table:formula="of:=IF(ISODD([.$C134]);&quot;SEND&quot;;IF([.$C134]=2;&quot;DATA&quot;;&quot;GET&quot;))" office:value-type="string" office:string-value="SEND">
            <text:p>SEND</text:p>
          </table:table-cell>
          <table:table-cell table:formula="of:=IF(ISODD([.$C134]);[.$D134];[.$E133])" office:value-type="string" office:string-value="0xFF">
            <text:p>0xFF</text:p>
          </table:table-cell>
          <table:table-cell table:formula="of:=IF(ISODD([.$C134]);[.$D135];[.$E134])" office:value-type="string" office:string-value="0xFF">
            <text:p>0xFF</text:p>
          </table:table-cell>
          <table:table-cell table:formula="of:=HEX2BIN(RIGHT([.D134];2);8)" office:value-type="string" office:string-value="11111111">
            <text:p>11111111</text:p>
          </table:table-cell>
          <table:table-cell table:formula="of:=HEX2BIN(RIGHT([.E134];2);8)" office:value-type="string" office:string-value="11111111">
            <text:p>11111111</text:p>
          </table:table-cell>
          <table:table-cell table:number-columns-repeated="1014"/>
        </table:table-row>
        <table:table-row table:style-name="ro2">
          <table:table-cell office:value-type="float" office:value="3.72474782">
            <text:p>3.72474782</text:p>
          </table:table-cell>
          <table:table-cell office:value-type="float" office:value="33">
            <text:p>33</text:p>
          </table:table-cell>
          <table:table-cell table:formula="of:=IF([.B135]=[.B134];[.C134]+1;1)" office:value-type="float" office:value="2">
            <text:p>2</text:p>
          </table:table-cell>
          <table:table-cell office:value-type="string">
            <text:p>0xFF</text:p>
          </table:table-cell>
          <table:table-cell office:value-type="string">
            <text:p>0xF9</text:p>
          </table:table-cell>
          <table:table-cell table:formula="of:=IF(ISODD([.$C135]);&quot;SEND&quot;;IF([.$C135]=2;&quot;DATA&quot;;&quot;GET&quot;))" office:value-type="string" office:string-value="DATA">
            <text:p>DATA</text:p>
          </table:table-cell>
          <table:table-cell table:formula="of:=IF(ISODD([.$C135]);[.$D135];[.$E134])" office:value-type="string" office:string-value="0xFF">
            <text:p>0xFF</text:p>
          </table:table-cell>
          <table:table-cell table:formula="of:=IF(ISODD([.$C135]);[.$D136];[.$E135])" office:value-type="string" office:string-value="0xF9">
            <text:p>0xF9</text:p>
          </table:table-cell>
          <table:table-cell table:formula="of:=HEX2BIN(RIGHT([.D135];2);8)" office:value-type="string" office:string-value="11111111">
            <text:p>11111111</text:p>
          </table:table-cell>
          <table:table-cell table:formula="of:=HEX2BIN(RIGHT([.E135];2);8)" office:value-type="string" office:string-value="11111001">
            <text:p>11111001</text:p>
          </table:table-cell>
          <table:table-cell table:number-columns-repeated="1014"/>
        </table:table-row>
        <table:table-row table:style-name="ro2">
          <table:table-cell office:value-type="float" office:value="3.7251836">
            <text:p>3.7251836</text:p>
          </table:table-cell>
          <table:table-cell office:value-type="float" office:value="33">
            <text:p>33</text:p>
          </table:table-cell>
          <table:table-cell table:formula="of:=IF([.B136]=[.B135];[.C135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IF(ISODD([.$C136]);&quot;SEND&quot;;IF([.$C136]=2;&quot;DATA&quot;;&quot;GET&quot;))" office:value-type="string" office:string-value="SEND">
            <text:p>SEND</text:p>
          </table:table-cell>
          <table:table-cell table:formula="of:=IF(ISODD([.$C136]);[.$D136];[.$E135])" office:value-type="string" office:string-value="0xFF">
            <text:p>0xFF</text:p>
          </table:table-cell>
          <table:table-cell table:formula="of:=IF(ISODD([.$C136]);[.$D137];[.$E136])" office:value-type="string" office:string-value="0xFF">
            <text:p>0xFF</text:p>
          </table:table-cell>
          <table:table-cell table:formula="of:=HEX2BIN(RIGHT([.D136];2);8)" office:value-type="string" office:string-value="11111111">
            <text:p>11111111</text:p>
          </table:table-cell>
          <table:table-cell table:formula="of:=HEX2BIN(RIGHT([.E136];2);8)" office:value-type="string" office:string-value="00111011">
            <text:p>00111011</text:p>
          </table:table-cell>
          <table:table-cell table:number-columns-repeated="1014"/>
        </table:table-row>
        <table:table-row table:style-name="ro2">
          <table:table-cell office:value-type="float" office:value="3.72561936">
            <text:p>3.72561936</text:p>
          </table:table-cell>
          <table:table-cell office:value-type="float" office:value="33">
            <text:p>33</text:p>
          </table:table-cell>
          <table:table-cell table:formula="of:=IF([.B137]=[.B136];[.C136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02</text:p>
          </table:table-cell>
          <table:table-cell table:formula="of:=IF(ISODD([.$C137]);&quot;SEND&quot;;IF([.$C137]=2;&quot;DATA&quot;;&quot;GET&quot;))" office:value-type="string" office:string-value="GET">
            <text:p>GET</text:p>
          </table:table-cell>
          <table:table-cell table:formula="of:=IF(ISODD([.$C137]);[.$D137];[.$E136])" office:value-type="string" office:string-value="0x3B">
            <text:p>0x3B</text:p>
          </table:table-cell>
          <table:table-cell table:formula="of:=IF(ISODD([.$C137]);[.$D138];[.$E137])" office:value-type="string" office:string-value="0x02">
            <text:p>0x02</text:p>
          </table:table-cell>
          <table:table-cell table:formula="of:=HEX2BIN(RIGHT([.D137];2);8)" office:value-type="string" office:string-value="11111111">
            <text:p>11111111</text:p>
          </table:table-cell>
          <table:table-cell table:formula="of:=HEX2BIN(RIGHT([.E137];2);8)" office:value-type="string" office:string-value="00000010">
            <text:p>00000010</text:p>
          </table:table-cell>
          <table:table-cell table:number-columns-repeated="1014"/>
        </table:table-row>
        <table:table-row table:style-name="ro2">
          <table:table-cell office:value-type="float" office:value="3.74030898">
            <text:p>3.74030898</text:p>
          </table:table-cell>
          <table:table-cell office:value-type="float" office:value="34">
            <text:p>34</text:p>
          </table:table-cell>
          <table:table-cell table:formula="of:=IF([.B138]=[.B137];[.C137]+1;1)" office:value-type="float" office:value="1">
            <text:p>1</text:p>
          </table:table-cell>
          <table:table-cell office:value-type="string">
            <text:p>0xBB</text:p>
          </table:table-cell>
          <table:table-cell office:value-type="string">
            <text:p>0xFF</text:p>
          </table:table-cell>
          <table:table-cell table:formula="of:=IF(ISODD([.$C138]);&quot;SEND&quot;;IF([.$C138]=2;&quot;DATA&quot;;&quot;GET&quot;))" office:value-type="string" office:string-value="SEND">
            <text:p>SEND</text:p>
          </table:table-cell>
          <table:table-cell table:formula="of:=IF(ISODD([.$C138]);[.$D138];[.$E137])" office:value-type="string" office:string-value="0xBB">
            <text:p>0xBB</text:p>
          </table:table-cell>
          <table:table-cell table:formula="of:=IF(ISODD([.$C138]);[.$D139];[.$E138])" office:value-type="string" office:string-value="0x1B">
            <text:p>0x1B</text:p>
          </table:table-cell>
          <table:table-cell table:formula="of:=HEX2BIN(RIGHT([.D138];2);8)" office:value-type="string" office:string-value="10111011">
            <text:p>10111011</text:p>
          </table:table-cell>
          <table:table-cell table:formula="of:=HEX2BIN(RIGHT([.E138];2);8)" office:value-type="string" office:string-value="11111111">
            <text:p>11111111</text:p>
          </table:table-cell>
          <table:table-cell table:number-columns-repeated="1014"/>
        </table:table-row>
        <table:table-row table:style-name="ro2">
          <table:table-cell office:value-type="float" office:value="3.740733">
            <text:p>3.740733</text:p>
          </table:table-cell>
          <table:table-cell office:value-type="float" office:value="34">
            <text:p>34</text:p>
          </table:table-cell>
          <table:table-cell table:formula="of:=IF([.B139]=[.B138];[.C138]+1;1)" office:value-type="float" office:value="2">
            <text:p>2</text:p>
          </table:table-cell>
          <table:table-cell office:value-type="string">
            <text:p>0x1B</text:p>
          </table:table-cell>
          <table:table-cell office:value-type="string">
            <text:p>0xF9</text:p>
          </table:table-cell>
          <table:table-cell table:formula="of:=IF(ISODD([.$C139]);&quot;SEND&quot;;IF([.$C139]=2;&quot;DATA&quot;;&quot;GET&quot;))" office:value-type="string" office:string-value="DATA">
            <text:p>DATA</text:p>
          </table:table-cell>
          <table:table-cell table:formula="of:=IF(ISODD([.$C139]);[.$D139];[.$E138])" office:value-type="string" office:string-value="0xFF">
            <text:p>0xFF</text:p>
          </table:table-cell>
          <table:table-cell table:formula="of:=IF(ISODD([.$C139]);[.$D140];[.$E139])" office:value-type="string" office:string-value="0xF9">
            <text:p>0xF9</text:p>
          </table:table-cell>
          <table:table-cell table:formula="of:=HEX2BIN(RIGHT([.D139];2);8)" office:value-type="string" office:string-value="00011011">
            <text:p>00011011</text:p>
          </table:table-cell>
          <table:table-cell table:formula="of:=HEX2BIN(RIGHT([.E139];2);8)" office:value-type="string" office:string-value="11111001">
            <text:p>11111001</text:p>
          </table:table-cell>
          <table:table-cell table:number-columns-repeated="1014"/>
        </table:table-row>
        <table:table-row table:style-name="ro2">
          <table:table-cell office:value-type="float" office:value="3.74116104">
            <text:p>3.74116104</text:p>
          </table:table-cell>
          <table:table-cell office:value-type="float" office:value="34">
            <text:p>34</text:p>
          </table:table-cell>
          <table:table-cell table:formula="of:=IF([.B140]=[.B139];[.C139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IF(ISODD([.$C140]);&quot;SEND&quot;;IF([.$C140]=2;&quot;DATA&quot;;&quot;GET&quot;))" office:value-type="string" office:string-value="SEND">
            <text:p>SEND</text:p>
          </table:table-cell>
          <table:table-cell table:formula="of:=IF(ISODD([.$C140]);[.$D140];[.$E139])" office:value-type="string" office:string-value="0xFF">
            <text:p>0xFF</text:p>
          </table:table-cell>
          <table:table-cell table:formula="of:=IF(ISODD([.$C140]);[.$D141];[.$E140])" office:value-type="string" office:string-value="0xFF">
            <text:p>0xFF</text:p>
          </table:table-cell>
          <table:table-cell table:formula="of:=HEX2BIN(RIGHT([.D140];2);8)" office:value-type="string" office:string-value="11111111">
            <text:p>11111111</text:p>
          </table:table-cell>
          <table:table-cell table:formula="of:=HEX2BIN(RIGHT([.E140];2);8)" office:value-type="string" office:string-value="00111011">
            <text:p>00111011</text:p>
          </table:table-cell>
          <table:table-cell table:number-columns-repeated="1014"/>
        </table:table-row>
        <table:table-row table:style-name="ro2">
          <table:table-cell office:value-type="float" office:value="3.7415968">
            <text:p>3.7415968</text:p>
          </table:table-cell>
          <table:table-cell office:value-type="float" office:value="34">
            <text:p>34</text:p>
          </table:table-cell>
          <table:table-cell table:formula="of:=IF([.B141]=[.B140];[.C140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1B</text:p>
          </table:table-cell>
          <table:table-cell table:formula="of:=IF(ISODD([.$C141]);&quot;SEND&quot;;IF([.$C141]=2;&quot;DATA&quot;;&quot;GET&quot;))" office:value-type="string" office:string-value="GET">
            <text:p>GET</text:p>
          </table:table-cell>
          <table:table-cell table:formula="of:=IF(ISODD([.$C141]);[.$D141];[.$E140])" office:value-type="string" office:string-value="0x3B">
            <text:p>0x3B</text:p>
          </table:table-cell>
          <table:table-cell table:formula="of:=IF(ISODD([.$C141]);[.$D142];[.$E141])" office:value-type="string" office:string-value="0x1B">
            <text:p>0x1B</text:p>
          </table:table-cell>
          <table:table-cell table:formula="of:=HEX2BIN(RIGHT([.D141];2);8)" office:value-type="string" office:string-value="11111111">
            <text:p>11111111</text:p>
          </table:table-cell>
          <table:table-cell table:formula="of:=HEX2BIN(RIGHT([.E141];2);8)" office:value-type="string" office:string-value="00011011">
            <text:p>00011011</text:p>
          </table:table-cell>
          <table:table-cell table:number-columns-repeated="1014"/>
        </table:table-row>
        <table:table-row table:style-name="ro2">
          <table:table-cell office:value-type="float" office:value="3.89232398">
            <text:p>3.89232398</text:p>
          </table:table-cell>
          <table:table-cell office:value-type="float" office:value="35">
            <text:p>35</text:p>
          </table:table-cell>
          <table:table-cell table:formula="of:=IF([.B142]=[.B141];[.C141]+1;1)" office:value-type="float" office:value="1">
            <text:p>1</text:p>
          </table:table-cell>
          <table:table-cell office:value-type="string">
            <text:p>0xFF</text:p>
          </table:table-cell>
          <table:table-cell office:value-type="string">
            <text:p>0x0A</text:p>
          </table:table-cell>
          <table:table-cell table:formula="of:=IF(ISODD([.$C142]);&quot;SEND&quot;;IF([.$C142]=2;&quot;DATA&quot;;&quot;GET&quot;))" office:value-type="string" office:string-value="SEND">
            <text:p>SEND</text:p>
          </table:table-cell>
          <table:table-cell table:formula="of:=IF(ISODD([.$C142]);[.$D142];[.$E141])" office:value-type="string" office:string-value="0xFF">
            <text:p>0xFF</text:p>
          </table:table-cell>
          <table:table-cell table:formula="of:=IF(ISODD([.$C142]);[.$D143];[.$E142])" office:value-type="string" office:string-value="0xFF">
            <text:p>0xFF</text:p>
          </table:table-cell>
          <table:table-cell table:formula="of:=HEX2BIN(RIGHT([.D142];2);8)" office:value-type="string" office:string-value="11111111">
            <text:p>11111111</text:p>
          </table:table-cell>
          <table:table-cell table:formula="of:=HEX2BIN(RIGHT([.E142];2);8)" office:value-type="string" office:string-value="00001010">
            <text:p>00001010</text:p>
          </table:table-cell>
          <table:table-cell table:number-columns-repeated="1014"/>
        </table:table-row>
        <table:table-row table:style-name="ro2">
          <table:table-cell office:value-type="float" office:value="3.89275976">
            <text:p>3.89275976</text:p>
          </table:table-cell>
          <table:table-cell office:value-type="float" office:value="35">
            <text:p>35</text:p>
          </table:table-cell>
          <table:table-cell table:formula="of:=IF([.B143]=[.B142];[.C142]+1;1)" office:value-type="float" office:value="2">
            <text:p>2</text:p>
          </table:table-cell>
          <table:table-cell office:value-type="string">
            <text:p>0xFF</text:p>
          </table:table-cell>
          <table:table-cell office:value-type="string">
            <text:p>0x64</text:p>
          </table:table-cell>
          <table:table-cell table:formula="of:=IF(ISODD([.$C143]);&quot;SEND&quot;;IF([.$C143]=2;&quot;DATA&quot;;&quot;GET&quot;))" office:value-type="string" office:string-value="DATA">
            <text:p>DATA</text:p>
          </table:table-cell>
          <table:table-cell table:formula="of:=IF(ISODD([.$C143]);[.$D143];[.$E142])" office:value-type="string" office:string-value="0x0A">
            <text:p>0x0A</text:p>
          </table:table-cell>
          <table:table-cell table:formula="of:=IF(ISODD([.$C143]);[.$D144];[.$E143])" office:value-type="string" office:string-value="0x64">
            <text:p>0x64</text:p>
          </table:table-cell>
          <table:table-cell table:formula="of:=HEX2BIN(RIGHT([.D143];2);8)" office:value-type="string" office:string-value="11111111">
            <text:p>11111111</text:p>
          </table:table-cell>
          <table:table-cell table:formula="of:=HEX2BIN(RIGHT([.E143];2);8)" office:value-type="string" office:string-value="01100100">
            <text:p>01100100</text:p>
          </table:table-cell>
          <table:table-cell table:number-columns-repeated="1014"/>
        </table:table-row>
        <table:table-row table:style-name="ro2">
          <table:table-cell office:value-type="float" office:value="3.89319554">
            <text:p>3.89319554</text:p>
          </table:table-cell>
          <table:table-cell office:value-type="float" office:value="35">
            <text:p>35</text:p>
          </table:table-cell>
          <table:table-cell table:formula="of:=IF([.B144]=[.B143];[.C143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IF(ISODD([.$C144]);&quot;SEND&quot;;IF([.$C144]=2;&quot;DATA&quot;;&quot;GET&quot;))" office:value-type="string" office:string-value="SEND">
            <text:p>SEND</text:p>
          </table:table-cell>
          <table:table-cell table:formula="of:=IF(ISODD([.$C144]);[.$D144];[.$E143])" office:value-type="string" office:string-value="0xFF">
            <text:p>0xFF</text:p>
          </table:table-cell>
          <table:table-cell table:formula="of:=IF(ISODD([.$C144]);[.$D145];[.$E144])" office:value-type="string" office:string-value="0xFF">
            <text:p>0xFF</text:p>
          </table:table-cell>
          <table:table-cell table:formula="of:=HEX2BIN(RIGHT([.D144];2);8)" office:value-type="string" office:string-value="11111111">
            <text:p>11111111</text:p>
          </table:table-cell>
          <table:table-cell table:formula="of:=HEX2BIN(RIGHT([.E144];2);8)" office:value-type="string" office:string-value="00111011">
            <text:p>00111011</text:p>
          </table:table-cell>
          <table:table-cell table:number-columns-repeated="1014"/>
        </table:table-row>
        <table:table-row table:style-name="ro2">
          <table:table-cell office:value-type="float" office:value="3.89363132">
            <text:p>3.89363132</text:p>
          </table:table-cell>
          <table:table-cell office:value-type="float" office:value="35">
            <text:p>35</text:p>
          </table:table-cell>
          <table:table-cell table:formula="of:=IF([.B145]=[.B144];[.C144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1B</text:p>
          </table:table-cell>
          <table:table-cell table:formula="of:=IF(ISODD([.$C145]);&quot;SEND&quot;;IF([.$C145]=2;&quot;DATA&quot;;&quot;GET&quot;))" office:value-type="string" office:string-value="GET">
            <text:p>GET</text:p>
          </table:table-cell>
          <table:table-cell table:formula="of:=IF(ISODD([.$C145]);[.$D145];[.$E144])" office:value-type="string" office:string-value="0x3B">
            <text:p>0x3B</text:p>
          </table:table-cell>
          <table:table-cell table:formula="of:=IF(ISODD([.$C145]);[.$D146];[.$E145])" office:value-type="string" office:string-value="0x1B">
            <text:p>0x1B</text:p>
          </table:table-cell>
          <table:table-cell table:formula="of:=HEX2BIN(RIGHT([.D145];2);8)" office:value-type="string" office:string-value="11111111">
            <text:p>11111111</text:p>
          </table:table-cell>
          <table:table-cell table:formula="of:=HEX2BIN(RIGHT([.E145];2);8)" office:value-type="string" office:string-value="00011011">
            <text:p>00011011</text:p>
          </table:table-cell>
          <table:table-cell table:number-columns-repeated="1014"/>
        </table:table-row>
        <table:table-row table:style-name="ro2">
          <table:table-cell office:value-type="float" office:value="4.01232808">
            <text:p>4.01232808</text:p>
          </table:table-cell>
          <table:table-cell office:value-type="float" office:value="36">
            <text:p>36</text:p>
          </table:table-cell>
          <table:table-cell table:formula="of:=IF([.B146]=[.B145];[.C145]+1;1)" office:value-type="float" office:value="1">
            <text:p>1</text:p>
          </table:table-cell>
          <table:table-cell office:value-type="string">
            <text:p>0xBB</text:p>
          </table:table-cell>
          <table:table-cell office:value-type="string">
            <text:p>0x0A</text:p>
          </table:table-cell>
          <table:table-cell table:formula="of:=IF(ISODD([.$C146]);&quot;SEND&quot;;IF([.$C146]=2;&quot;DATA&quot;;&quot;GET&quot;))" office:value-type="string" office:string-value="SEND">
            <text:p>SEND</text:p>
          </table:table-cell>
          <table:table-cell table:formula="of:=IF(ISODD([.$C146]);[.$D146];[.$E145])" office:value-type="string" office:string-value="0xBB">
            <text:p>0xBB</text:p>
          </table:table-cell>
          <table:table-cell table:formula="of:=IF(ISODD([.$C146]);[.$D147];[.$E146])" office:value-type="string" office:string-value="0x0B">
            <text:p>0x0B</text:p>
          </table:table-cell>
          <table:table-cell table:formula="of:=HEX2BIN(RIGHT([.D146];2);8)" office:value-type="string" office:string-value="10111011">
            <text:p>10111011</text:p>
          </table:table-cell>
          <table:table-cell table:formula="of:=HEX2BIN(RIGHT([.E146];2);8)" office:value-type="string" office:string-value="00001010">
            <text:p>00001010</text:p>
          </table:table-cell>
          <table:table-cell table:number-columns-repeated="1014"/>
        </table:table-row>
        <table:table-row table:style-name="ro2">
          <table:table-cell office:value-type="float" office:value="4.01275212">
            <text:p>4.01275212</text:p>
          </table:table-cell>
          <table:table-cell office:value-type="float" office:value="36">
            <text:p>36</text:p>
          </table:table-cell>
          <table:table-cell table:formula="of:=IF([.B147]=[.B146];[.C146]+1;1)" office:value-type="float" office:value="2">
            <text:p>2</text:p>
          </table:table-cell>
          <table:table-cell office:value-type="string">
            <text:p>0x0B</text:p>
          </table:table-cell>
          <table:table-cell office:value-type="string">
            <text:p>0x64</text:p>
          </table:table-cell>
          <table:table-cell table:formula="of:=IF(ISODD([.$C147]);&quot;SEND&quot;;IF([.$C147]=2;&quot;DATA&quot;;&quot;GET&quot;))" office:value-type="string" office:string-value="DATA">
            <text:p>DATA</text:p>
          </table:table-cell>
          <table:table-cell table:formula="of:=IF(ISODD([.$C147]);[.$D147];[.$E146])" office:value-type="string" office:string-value="0x0A">
            <text:p>0x0A</text:p>
          </table:table-cell>
          <table:table-cell table:formula="of:=IF(ISODD([.$C147]);[.$D148];[.$E147])" office:value-type="string" office:string-value="0x64">
            <text:p>0x64</text:p>
          </table:table-cell>
          <table:table-cell table:formula="of:=HEX2BIN(RIGHT([.D147];2);8)" office:value-type="string" office:string-value="00001011">
            <text:p>00001011</text:p>
          </table:table-cell>
          <table:table-cell table:formula="of:=HEX2BIN(RIGHT([.E147];2);8)" office:value-type="string" office:string-value="01100100">
            <text:p>01100100</text:p>
          </table:table-cell>
          <table:table-cell table:number-columns-repeated="1014"/>
        </table:table-row>
        <table:table-row table:style-name="ro2">
          <table:table-cell office:value-type="float" office:value="4.01318014">
            <text:p>4.01318014</text:p>
          </table:table-cell>
          <table:table-cell office:value-type="float" office:value="36">
            <text:p>36</text:p>
          </table:table-cell>
          <table:table-cell table:formula="of:=IF([.B148]=[.B147];[.C147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IF(ISODD([.$C148]);&quot;SEND&quot;;IF([.$C148]=2;&quot;DATA&quot;;&quot;GET&quot;))" office:value-type="string" office:string-value="SEND">
            <text:p>SEND</text:p>
          </table:table-cell>
          <table:table-cell table:formula="of:=IF(ISODD([.$C148]);[.$D148];[.$E147])" office:value-type="string" office:string-value="0xFF">
            <text:p>0xFF</text:p>
          </table:table-cell>
          <table:table-cell table:formula="of:=IF(ISODD([.$C148]);[.$D149];[.$E148])" office:value-type="string" office:string-value="0xFF">
            <text:p>0xFF</text:p>
          </table:table-cell>
          <table:table-cell table:formula="of:=HEX2BIN(RIGHT([.D148];2);8)" office:value-type="string" office:string-value="11111111">
            <text:p>11111111</text:p>
          </table:table-cell>
          <table:table-cell table:formula="of:=HEX2BIN(RIGHT([.E148];2);8)" office:value-type="string" office:string-value="00111011">
            <text:p>00111011</text:p>
          </table:table-cell>
          <table:table-cell table:number-columns-repeated="1014"/>
        </table:table-row>
        <table:table-row table:style-name="ro2">
          <table:table-cell office:value-type="float" office:value="4.01361592">
            <text:p>4.01361592</text:p>
          </table:table-cell>
          <table:table-cell office:value-type="float" office:value="36">
            <text:p>36</text:p>
          </table:table-cell>
          <table:table-cell table:formula="of:=IF([.B149]=[.B148];[.C148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0B</text:p>
          </table:table-cell>
          <table:table-cell table:formula="of:=IF(ISODD([.$C149]);&quot;SEND&quot;;IF([.$C149]=2;&quot;DATA&quot;;&quot;GET&quot;))" office:value-type="string" office:string-value="GET">
            <text:p>GET</text:p>
          </table:table-cell>
          <table:table-cell table:formula="of:=IF(ISODD([.$C149]);[.$D149];[.$E148])" office:value-type="string" office:string-value="0x3B">
            <text:p>0x3B</text:p>
          </table:table-cell>
          <table:table-cell table:formula="of:=IF(ISODD([.$C149]);[.$D150];[.$E149])" office:value-type="string" office:string-value="0x0B">
            <text:p>0x0B</text:p>
          </table:table-cell>
          <table:table-cell table:formula="of:=HEX2BIN(RIGHT([.D149];2);8)" office:value-type="string" office:string-value="11111111">
            <text:p>11111111</text:p>
          </table:table-cell>
          <table:table-cell table:formula="of:=HEX2BIN(RIGHT([.E149];2);8)" office:value-type="string" office:string-value="00001011">
            <text:p>00001011</text:p>
          </table:table-cell>
          <table:table-cell table:number-columns-repeated="1014"/>
        </table:table-row>
        <table:table-row table:style-name="ro2">
          <table:table-cell office:value-type="float" office:value="4.16434308">
            <text:p>4.16434308</text:p>
          </table:table-cell>
          <table:table-cell office:value-type="float" office:value="37">
            <text:p>37</text:p>
          </table:table-cell>
          <table:table-cell table:formula="of:=IF([.B150]=[.B149];[.C149]+1;1)" office:value-type="float" office:value="1">
            <text:p>1</text:p>
          </table:table-cell>
          <table:table-cell table:number-columns-repeated="2" office:value-type="string">
            <text:p>0xFF</text:p>
          </table:table-cell>
          <table:table-cell table:formula="of:=IF(ISODD([.$C150]);&quot;SEND&quot;;IF([.$C150]=2;&quot;DATA&quot;;&quot;GET&quot;))" office:value-type="string" office:string-value="SEND">
            <text:p>SEND</text:p>
          </table:table-cell>
          <table:table-cell table:formula="of:=IF(ISODD([.$C150]);[.$D150];[.$E149])" office:value-type="string" office:string-value="0xFF">
            <text:p>0xFF</text:p>
          </table:table-cell>
          <table:table-cell table:formula="of:=IF(ISODD([.$C150]);[.$D151];[.$E150])" office:value-type="string" office:string-value="0xFF">
            <text:p>0xFF</text:p>
          </table:table-cell>
          <table:table-cell table:formula="of:=HEX2BIN(RIGHT([.D150];2);8)" office:value-type="string" office:string-value="11111111">
            <text:p>11111111</text:p>
          </table:table-cell>
          <table:table-cell table:formula="of:=HEX2BIN(RIGHT([.E150];2);8)" office:value-type="string" office:string-value="11111111">
            <text:p>11111111</text:p>
          </table:table-cell>
          <table:table-cell table:number-columns-repeated="1014"/>
        </table:table-row>
        <table:table-row table:style-name="ro2">
          <table:table-cell office:value-type="float" office:value="4.16477886">
            <text:p>4.16477886</text:p>
          </table:table-cell>
          <table:table-cell office:value-type="float" office:value="37">
            <text:p>37</text:p>
          </table:table-cell>
          <table:table-cell table:formula="of:=IF([.B151]=[.B150];[.C150]+1;1)" office:value-type="float" office:value="2">
            <text:p>2</text:p>
          </table:table-cell>
          <table:table-cell office:value-type="string">
            <text:p>0xFF</text:p>
          </table:table-cell>
          <table:table-cell office:value-type="string">
            <text:p>0xFA</text:p>
          </table:table-cell>
          <table:table-cell table:formula="of:=IF(ISODD([.$C151]);&quot;SEND&quot;;IF([.$C151]=2;&quot;DATA&quot;;&quot;GET&quot;))" office:value-type="string" office:string-value="DATA">
            <text:p>DATA</text:p>
          </table:table-cell>
          <table:table-cell table:formula="of:=IF(ISODD([.$C151]);[.$D151];[.$E150])" office:value-type="string" office:string-value="0xFF">
            <text:p>0xFF</text:p>
          </table:table-cell>
          <table:table-cell table:formula="of:=IF(ISODD([.$C151]);[.$D152];[.$E151])" office:value-type="string" office:string-value="0xFA">
            <text:p>0xFA</text:p>
          </table:table-cell>
          <table:table-cell table:formula="of:=HEX2BIN(RIGHT([.D151];2);8)" office:value-type="string" office:string-value="11111111">
            <text:p>11111111</text:p>
          </table:table-cell>
          <table:table-cell table:formula="of:=HEX2BIN(RIGHT([.E151];2);8)" office:value-type="string" office:string-value="11111010">
            <text:p>11111010</text:p>
          </table:table-cell>
          <table:table-cell table:number-columns-repeated="1014"/>
        </table:table-row>
        <table:table-row table:style-name="ro2">
          <table:table-cell office:value-type="float" office:value="4.16521464">
            <text:p>4.16521464</text:p>
          </table:table-cell>
          <table:table-cell office:value-type="float" office:value="37">
            <text:p>37</text:p>
          </table:table-cell>
          <table:table-cell table:formula="of:=IF([.B152]=[.B151];[.C151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IF(ISODD([.$C152]);&quot;SEND&quot;;IF([.$C152]=2;&quot;DATA&quot;;&quot;GET&quot;))" office:value-type="string" office:string-value="SEND">
            <text:p>SEND</text:p>
          </table:table-cell>
          <table:table-cell table:formula="of:=IF(ISODD([.$C152]);[.$D152];[.$E151])" office:value-type="string" office:string-value="0xFF">
            <text:p>0xFF</text:p>
          </table:table-cell>
          <table:table-cell table:formula="of:=IF(ISODD([.$C152]);[.$D153];[.$E152])" office:value-type="string" office:string-value="0xFF">
            <text:p>0xFF</text:p>
          </table:table-cell>
          <table:table-cell table:formula="of:=HEX2BIN(RIGHT([.D152];2);8)" office:value-type="string" office:string-value="11111111">
            <text:p>11111111</text:p>
          </table:table-cell>
          <table:table-cell table:formula="of:=HEX2BIN(RIGHT([.E152];2);8)" office:value-type="string" office:string-value="00111011">
            <text:p>00111011</text:p>
          </table:table-cell>
          <table:table-cell table:number-columns-repeated="1014"/>
        </table:table-row>
        <table:table-row table:style-name="ro2">
          <table:table-cell office:value-type="float" office:value="4.16565042">
            <text:p>4.16565042</text:p>
          </table:table-cell>
          <table:table-cell office:value-type="float" office:value="37">
            <text:p>37</text:p>
          </table:table-cell>
          <table:table-cell table:formula="of:=IF([.B153]=[.B152];[.C152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0B</text:p>
          </table:table-cell>
          <table:table-cell table:formula="of:=IF(ISODD([.$C153]);&quot;SEND&quot;;IF([.$C153]=2;&quot;DATA&quot;;&quot;GET&quot;))" office:value-type="string" office:string-value="GET">
            <text:p>GET</text:p>
          </table:table-cell>
          <table:table-cell table:formula="of:=IF(ISODD([.$C153]);[.$D153];[.$E152])" office:value-type="string" office:string-value="0x3B">
            <text:p>0x3B</text:p>
          </table:table-cell>
          <table:table-cell table:formula="of:=IF(ISODD([.$C153]);[.$D154];[.$E153])" office:value-type="string" office:string-value="0x0B">
            <text:p>0x0B</text:p>
          </table:table-cell>
          <table:table-cell table:formula="of:=HEX2BIN(RIGHT([.D153];2);8)" office:value-type="string" office:string-value="11111111">
            <text:p>11111111</text:p>
          </table:table-cell>
          <table:table-cell table:formula="of:=HEX2BIN(RIGHT([.E153];2);8)" office:value-type="string" office:string-value="00001011">
            <text:p>00001011</text:p>
          </table:table-cell>
          <table:table-cell table:number-columns-repeated="1014"/>
        </table:table-row>
        <table:table-row table:style-name="ro2">
          <table:table-cell office:value-type="float" office:value="4.192341">
            <text:p>4.192341</text:p>
          </table:table-cell>
          <table:table-cell office:value-type="float" office:value="38">
            <text:p>38</text:p>
          </table:table-cell>
          <table:table-cell table:formula="of:=IF([.B154]=[.B153];[.C153]+1;1)" office:value-type="float" office:value="1">
            <text:p>1</text:p>
          </table:table-cell>
          <table:table-cell office:value-type="string">
            <text:p>0xBB</text:p>
          </table:table-cell>
          <table:table-cell office:value-type="string">
            <text:p>0xFF</text:p>
          </table:table-cell>
          <table:table-cell table:formula="of:=IF(ISODD([.$C154]);&quot;SEND&quot;;IF([.$C154]=2;&quot;DATA&quot;;&quot;GET&quot;))" office:value-type="string" office:string-value="SEND">
            <text:p>SEND</text:p>
          </table:table-cell>
          <table:table-cell table:formula="of:=IF(ISODD([.$C154]);[.$D154];[.$E153])" office:value-type="string" office:string-value="0xBB">
            <text:p>0xBB</text:p>
          </table:table-cell>
          <table:table-cell table:formula="of:=IF(ISODD([.$C154]);[.$D155];[.$E154])" office:value-type="string" office:string-value="0x1B">
            <text:p>0x1B</text:p>
          </table:table-cell>
          <table:table-cell table:formula="of:=HEX2BIN(RIGHT([.D154];2);8)" office:value-type="string" office:string-value="10111011">
            <text:p>10111011</text:p>
          </table:table-cell>
          <table:table-cell table:formula="of:=HEX2BIN(RIGHT([.E154];2);8)" office:value-type="string" office:string-value="11111111">
            <text:p>11111111</text:p>
          </table:table-cell>
          <table:table-cell table:number-columns-repeated="1014"/>
        </table:table-row>
        <table:table-row table:style-name="ro2">
          <table:table-cell office:value-type="float" office:value="4.192765">
            <text:p>4.192765</text:p>
          </table:table-cell>
          <table:table-cell office:value-type="float" office:value="38">
            <text:p>38</text:p>
          </table:table-cell>
          <table:table-cell table:formula="of:=IF([.B155]=[.B154];[.C154]+1;1)" office:value-type="float" office:value="2">
            <text:p>2</text:p>
          </table:table-cell>
          <table:table-cell office:value-type="string">
            <text:p>0x1B</text:p>
          </table:table-cell>
          <table:table-cell office:value-type="string">
            <text:p>0xFA</text:p>
          </table:table-cell>
          <table:table-cell table:formula="of:=IF(ISODD([.$C155]);&quot;SEND&quot;;IF([.$C155]=2;&quot;DATA&quot;;&quot;GET&quot;))" office:value-type="string" office:string-value="DATA">
            <text:p>DATA</text:p>
          </table:table-cell>
          <table:table-cell table:formula="of:=IF(ISODD([.$C155]);[.$D155];[.$E154])" office:value-type="string" office:string-value="0xFF">
            <text:p>0xFF</text:p>
          </table:table-cell>
          <table:table-cell table:formula="of:=IF(ISODD([.$C155]);[.$D156];[.$E155])" office:value-type="string" office:string-value="0xFA">
            <text:p>0xFA</text:p>
          </table:table-cell>
          <table:table-cell table:formula="of:=HEX2BIN(RIGHT([.D155];2);8)" office:value-type="string" office:string-value="00011011">
            <text:p>00011011</text:p>
          </table:table-cell>
          <table:table-cell table:formula="of:=HEX2BIN(RIGHT([.E155];2);8)" office:value-type="string" office:string-value="11111010">
            <text:p>11111010</text:p>
          </table:table-cell>
          <table:table-cell table:number-columns-repeated="1014"/>
        </table:table-row>
        <table:table-row table:style-name="ro2">
          <table:table-cell office:value-type="float" office:value="4.19319304">
            <text:p>4.19319304</text:p>
          </table:table-cell>
          <table:table-cell office:value-type="float" office:value="38">
            <text:p>38</text:p>
          </table:table-cell>
          <table:table-cell table:formula="of:=IF([.B156]=[.B155];[.C155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IF(ISODD([.$C156]);&quot;SEND&quot;;IF([.$C156]=2;&quot;DATA&quot;;&quot;GET&quot;))" office:value-type="string" office:string-value="SEND">
            <text:p>SEND</text:p>
          </table:table-cell>
          <table:table-cell table:formula="of:=IF(ISODD([.$C156]);[.$D156];[.$E155])" office:value-type="string" office:string-value="0xFF">
            <text:p>0xFF</text:p>
          </table:table-cell>
          <table:table-cell table:formula="of:=IF(ISODD([.$C156]);[.$D157];[.$E156])" office:value-type="string" office:string-value="0xFF">
            <text:p>0xFF</text:p>
          </table:table-cell>
          <table:table-cell table:formula="of:=HEX2BIN(RIGHT([.D156];2);8)" office:value-type="string" office:string-value="11111111">
            <text:p>11111111</text:p>
          </table:table-cell>
          <table:table-cell table:formula="of:=HEX2BIN(RIGHT([.E156];2);8)" office:value-type="string" office:string-value="00111011">
            <text:p>00111011</text:p>
          </table:table-cell>
          <table:table-cell table:number-columns-repeated="1014"/>
        </table:table-row>
        <table:table-row table:style-name="ro2">
          <table:table-cell office:value-type="float" office:value="4.19362882">
            <text:p>4.19362882</text:p>
          </table:table-cell>
          <table:table-cell office:value-type="float" office:value="38">
            <text:p>38</text:p>
          </table:table-cell>
          <table:table-cell table:formula="of:=IF([.B157]=[.B156];[.C156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1B</text:p>
          </table:table-cell>
          <table:table-cell table:formula="of:=IF(ISODD([.$C157]);&quot;SEND&quot;;IF([.$C157]=2;&quot;DATA&quot;;&quot;GET&quot;))" office:value-type="string" office:string-value="GET">
            <text:p>GET</text:p>
          </table:table-cell>
          <table:table-cell table:formula="of:=IF(ISODD([.$C157]);[.$D157];[.$E156])" office:value-type="string" office:string-value="0x3B">
            <text:p>0x3B</text:p>
          </table:table-cell>
          <table:table-cell table:formula="of:=IF(ISODD([.$C157]);[.$D158];[.$E157])" office:value-type="string" office:string-value="0x1B">
            <text:p>0x1B</text:p>
          </table:table-cell>
          <table:table-cell table:formula="of:=HEX2BIN(RIGHT([.D157];2);8)" office:value-type="string" office:string-value="11111111">
            <text:p>11111111</text:p>
          </table:table-cell>
          <table:table-cell table:formula="of:=HEX2BIN(RIGHT([.E157];2);8)" office:value-type="string" office:string-value="00011011">
            <text:p>00011011</text:p>
          </table:table-cell>
          <table:table-cell table:number-columns-repeated="1014"/>
        </table:table-row>
        <table:table-row table:style-name="ro2">
          <table:table-cell office:value-type="float" office:value="4.34435574">
            <text:p>4.34435574</text:p>
          </table:table-cell>
          <table:table-cell office:value-type="float" office:value="39">
            <text:p>39</text:p>
          </table:table-cell>
          <table:table-cell table:formula="of:=IF([.B158]=[.B157];[.C157]+1;1)" office:value-type="float" office:value="1">
            <text:p>1</text:p>
          </table:table-cell>
          <table:table-cell office:value-type="string">
            <text:p>0xFF</text:p>
          </table:table-cell>
          <table:table-cell office:value-type="string">
            <text:p>0x0A</text:p>
          </table:table-cell>
          <table:table-cell table:formula="of:=IF(ISODD([.$C158]);&quot;SEND&quot;;IF([.$C158]=2;&quot;DATA&quot;;&quot;GET&quot;))" office:value-type="string" office:string-value="SEND">
            <text:p>SEND</text:p>
          </table:table-cell>
          <table:table-cell table:formula="of:=IF(ISODD([.$C158]);[.$D158];[.$E157])" office:value-type="string" office:string-value="0xFF">
            <text:p>0xFF</text:p>
          </table:table-cell>
          <table:table-cell table:formula="of:=IF(ISODD([.$C158]);[.$D159];[.$E158])" office:value-type="string" office:string-value="0xFF">
            <text:p>0xFF</text:p>
          </table:table-cell>
          <table:table-cell table:formula="of:=HEX2BIN(RIGHT([.D158];2);8)" office:value-type="string" office:string-value="11111111">
            <text:p>11111111</text:p>
          </table:table-cell>
          <table:table-cell table:formula="of:=HEX2BIN(RIGHT([.E158];2);8)" office:value-type="string" office:string-value="00001010">
            <text:p>00001010</text:p>
          </table:table-cell>
          <table:table-cell table:number-columns-repeated="1014"/>
        </table:table-row>
        <table:table-row table:style-name="ro2">
          <table:table-cell office:value-type="float" office:value="4.34479152">
            <text:p>4.34479152</text:p>
          </table:table-cell>
          <table:table-cell office:value-type="float" office:value="39">
            <text:p>39</text:p>
          </table:table-cell>
          <table:table-cell table:formula="of:=IF([.B159]=[.B158];[.C158]+1;1)" office:value-type="float" office:value="2">
            <text:p>2</text:p>
          </table:table-cell>
          <table:table-cell office:value-type="string">
            <text:p>0xFF</text:p>
          </table:table-cell>
          <table:table-cell office:value-type="string">
            <text:p>0x64</text:p>
          </table:table-cell>
          <table:table-cell table:formula="of:=IF(ISODD([.$C159]);&quot;SEND&quot;;IF([.$C159]=2;&quot;DATA&quot;;&quot;GET&quot;))" office:value-type="string" office:string-value="DATA">
            <text:p>DATA</text:p>
          </table:table-cell>
          <table:table-cell table:formula="of:=IF(ISODD([.$C159]);[.$D159];[.$E158])" office:value-type="string" office:string-value="0x0A">
            <text:p>0x0A</text:p>
          </table:table-cell>
          <table:table-cell table:formula="of:=IF(ISODD([.$C159]);[.$D160];[.$E159])" office:value-type="string" office:string-value="0x64">
            <text:p>0x64</text:p>
          </table:table-cell>
          <table:table-cell table:formula="of:=HEX2BIN(RIGHT([.D159];2);8)" office:value-type="string" office:string-value="11111111">
            <text:p>11111111</text:p>
          </table:table-cell>
          <table:table-cell table:formula="of:=HEX2BIN(RIGHT([.E159];2);8)" office:value-type="string" office:string-value="01100100">
            <text:p>01100100</text:p>
          </table:table-cell>
          <table:table-cell table:number-columns-repeated="1014"/>
        </table:table-row>
        <table:table-row table:style-name="ro2">
          <table:table-cell office:value-type="float" office:value="4.3452273">
            <text:p>4.3452273</text:p>
          </table:table-cell>
          <table:table-cell office:value-type="float" office:value="39">
            <text:p>39</text:p>
          </table:table-cell>
          <table:table-cell table:formula="of:=IF([.B160]=[.B159];[.C159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IF(ISODD([.$C160]);&quot;SEND&quot;;IF([.$C160]=2;&quot;DATA&quot;;&quot;GET&quot;))" office:value-type="string" office:string-value="SEND">
            <text:p>SEND</text:p>
          </table:table-cell>
          <table:table-cell table:formula="of:=IF(ISODD([.$C160]);[.$D160];[.$E159])" office:value-type="string" office:string-value="0xFF">
            <text:p>0xFF</text:p>
          </table:table-cell>
          <table:table-cell table:formula="of:=IF(ISODD([.$C160]);[.$D161];[.$E160])" office:value-type="string" office:string-value="0xFF">
            <text:p>0xFF</text:p>
          </table:table-cell>
          <table:table-cell table:formula="of:=HEX2BIN(RIGHT([.D160];2);8)" office:value-type="string" office:string-value="11111111">
            <text:p>11111111</text:p>
          </table:table-cell>
          <table:table-cell table:formula="of:=HEX2BIN(RIGHT([.E160];2);8)" office:value-type="string" office:string-value="00111011">
            <text:p>00111011</text:p>
          </table:table-cell>
          <table:table-cell table:number-columns-repeated="1014"/>
        </table:table-row>
        <table:table-row table:style-name="ro2">
          <table:table-cell office:value-type="float" office:value="4.34566308">
            <text:p>4.34566308</text:p>
          </table:table-cell>
          <table:table-cell office:value-type="float" office:value="39">
            <text:p>39</text:p>
          </table:table-cell>
          <table:table-cell table:formula="of:=IF([.B161]=[.B160];[.C160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1B</text:p>
          </table:table-cell>
          <table:table-cell table:formula="of:=IF(ISODD([.$C161]);&quot;SEND&quot;;IF([.$C161]=2;&quot;DATA&quot;;&quot;GET&quot;))" office:value-type="string" office:string-value="GET">
            <text:p>GET</text:p>
          </table:table-cell>
          <table:table-cell table:formula="of:=IF(ISODD([.$C161]);[.$D161];[.$E160])" office:value-type="string" office:string-value="0x3B">
            <text:p>0x3B</text:p>
          </table:table-cell>
          <table:table-cell table:formula="of:=IF(ISODD([.$C161]);[.$D162];[.$E161])" office:value-type="string" office:string-value="0x1B">
            <text:p>0x1B</text:p>
          </table:table-cell>
          <table:table-cell table:formula="of:=HEX2BIN(RIGHT([.D161];2);8)" office:value-type="string" office:string-value="11111111">
            <text:p>11111111</text:p>
          </table:table-cell>
          <table:table-cell table:formula="of:=HEX2BIN(RIGHT([.E161];2);8)" office:value-type="string" office:string-value="00011011">
            <text:p>00011011</text:p>
          </table:table-cell>
          <table:table-cell table:number-columns-repeated="1014"/>
        </table:table-row>
        <table:table-row table:style-name="ro2">
          <table:table-cell office:value-type="float" office:value="4.4643601">
            <text:p>4.4643601</text:p>
          </table:table-cell>
          <table:table-cell office:value-type="float" office:value="40">
            <text:p>40</text:p>
          </table:table-cell>
          <table:table-cell table:formula="of:=IF([.B162]=[.B161];[.C161]+1;1)" office:value-type="float" office:value="1">
            <text:p>1</text:p>
          </table:table-cell>
          <table:table-cell office:value-type="string">
            <text:p>0xBB</text:p>
          </table:table-cell>
          <table:table-cell office:value-type="string">
            <text:p>0x0A</text:p>
          </table:table-cell>
          <table:table-cell table:formula="of:=IF(ISODD([.$C162]);&quot;SEND&quot;;IF([.$C162]=2;&quot;DATA&quot;;&quot;GET&quot;))" office:value-type="string" office:string-value="SEND">
            <text:p>SEND</text:p>
          </table:table-cell>
          <table:table-cell table:formula="of:=IF(ISODD([.$C162]);[.$D162];[.$E161])" office:value-type="string" office:string-value="0xBB">
            <text:p>0xBB</text:p>
          </table:table-cell>
          <table:table-cell table:formula="of:=IF(ISODD([.$C162]);[.$D163];[.$E162])" office:value-type="string" office:string-value="0x0B">
            <text:p>0x0B</text:p>
          </table:table-cell>
          <table:table-cell table:formula="of:=HEX2BIN(RIGHT([.D162];2);8)" office:value-type="string" office:string-value="10111011">
            <text:p>10111011</text:p>
          </table:table-cell>
          <table:table-cell table:formula="of:=HEX2BIN(RIGHT([.E162];2);8)" office:value-type="string" office:string-value="00001010">
            <text:p>00001010</text:p>
          </table:table-cell>
          <table:table-cell table:number-columns-repeated="1014"/>
        </table:table-row>
        <table:table-row table:style-name="ro2">
          <table:table-cell office:value-type="float" office:value="4.46478412">
            <text:p>4.46478412</text:p>
          </table:table-cell>
          <table:table-cell office:value-type="float" office:value="40">
            <text:p>40</text:p>
          </table:table-cell>
          <table:table-cell table:formula="of:=IF([.B163]=[.B162];[.C162]+1;1)" office:value-type="float" office:value="2">
            <text:p>2</text:p>
          </table:table-cell>
          <table:table-cell office:value-type="string">
            <text:p>0x0B</text:p>
          </table:table-cell>
          <table:table-cell office:value-type="string">
            <text:p>0x64</text:p>
          </table:table-cell>
          <table:table-cell table:formula="of:=IF(ISODD([.$C163]);&quot;SEND&quot;;IF([.$C163]=2;&quot;DATA&quot;;&quot;GET&quot;))" office:value-type="string" office:string-value="DATA">
            <text:p>DATA</text:p>
          </table:table-cell>
          <table:table-cell table:formula="of:=IF(ISODD([.$C163]);[.$D163];[.$E162])" office:value-type="string" office:string-value="0x0A">
            <text:p>0x0A</text:p>
          </table:table-cell>
          <table:table-cell table:formula="of:=IF(ISODD([.$C163]);[.$D164];[.$E163])" office:value-type="string" office:string-value="0x64">
            <text:p>0x64</text:p>
          </table:table-cell>
          <table:table-cell table:formula="of:=HEX2BIN(RIGHT([.D163];2);8)" office:value-type="string" office:string-value="00001011">
            <text:p>00001011</text:p>
          </table:table-cell>
          <table:table-cell table:formula="of:=HEX2BIN(RIGHT([.E163];2);8)" office:value-type="string" office:string-value="01100100">
            <text:p>01100100</text:p>
          </table:table-cell>
          <table:table-cell table:number-columns-repeated="1014"/>
        </table:table-row>
        <table:table-row table:style-name="ro2">
          <table:table-cell office:value-type="float" office:value="4.46521216">
            <text:p>4.46521216</text:p>
          </table:table-cell>
          <table:table-cell office:value-type="float" office:value="40">
            <text:p>40</text:p>
          </table:table-cell>
          <table:table-cell table:formula="of:=IF([.B164]=[.B163];[.C163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IF(ISODD([.$C164]);&quot;SEND&quot;;IF([.$C164]=2;&quot;DATA&quot;;&quot;GET&quot;))" office:value-type="string" office:string-value="SEND">
            <text:p>SEND</text:p>
          </table:table-cell>
          <table:table-cell table:formula="of:=IF(ISODD([.$C164]);[.$D164];[.$E163])" office:value-type="string" office:string-value="0xFF">
            <text:p>0xFF</text:p>
          </table:table-cell>
          <table:table-cell table:formula="of:=IF(ISODD([.$C164]);[.$D165];[.$E164])" office:value-type="string" office:string-value="0xFF">
            <text:p>0xFF</text:p>
          </table:table-cell>
          <table:table-cell table:formula="of:=HEX2BIN(RIGHT([.D164];2);8)" office:value-type="string" office:string-value="11111111">
            <text:p>11111111</text:p>
          </table:table-cell>
          <table:table-cell table:formula="of:=HEX2BIN(RIGHT([.E164];2);8)" office:value-type="string" office:string-value="00111011">
            <text:p>00111011</text:p>
          </table:table-cell>
          <table:table-cell table:number-columns-repeated="1014"/>
        </table:table-row>
        <table:table-row table:style-name="ro2">
          <table:table-cell office:value-type="float" office:value="4.46564792">
            <text:p>4.46564792</text:p>
          </table:table-cell>
          <table:table-cell office:value-type="float" office:value="40">
            <text:p>40</text:p>
          </table:table-cell>
          <table:table-cell table:formula="of:=IF([.B165]=[.B164];[.C164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0B</text:p>
          </table:table-cell>
          <table:table-cell table:formula="of:=IF(ISODD([.$C165]);&quot;SEND&quot;;IF([.$C165]=2;&quot;DATA&quot;;&quot;GET&quot;))" office:value-type="string" office:string-value="GET">
            <text:p>GET</text:p>
          </table:table-cell>
          <table:table-cell table:formula="of:=IF(ISODD([.$C165]);[.$D165];[.$E164])" office:value-type="string" office:string-value="0x3B">
            <text:p>0x3B</text:p>
          </table:table-cell>
          <table:table-cell table:formula="of:=IF(ISODD([.$C165]);[.$D166];[.$E165])" office:value-type="string" office:string-value="0x0B">
            <text:p>0x0B</text:p>
          </table:table-cell>
          <table:table-cell table:formula="of:=HEX2BIN(RIGHT([.D165];2);8)" office:value-type="string" office:string-value="11111111">
            <text:p>11111111</text:p>
          </table:table-cell>
          <table:table-cell table:formula="of:=HEX2BIN(RIGHT([.E165];2);8)" office:value-type="string" office:string-value="00001011">
            <text:p>00001011</text:p>
          </table:table-cell>
          <table:table-cell table:number-columns-repeated="1014"/>
        </table:table-row>
        <table:table-row table:style-name="ro2">
          <table:table-cell office:value-type="float" office:value="4.6163751">
            <text:p>4.6163751</text:p>
          </table:table-cell>
          <table:table-cell office:value-type="float" office:value="41">
            <text:p>41</text:p>
          </table:table-cell>
          <table:table-cell table:formula="of:=IF([.B166]=[.B165];[.C165]+1;1)" office:value-type="float" office:value="1">
            <text:p>1</text:p>
          </table:table-cell>
          <table:table-cell table:number-columns-repeated="2" office:value-type="string">
            <text:p>0xFF</text:p>
          </table:table-cell>
          <table:table-cell table:formula="of:=IF(ISODD([.$C166]);&quot;SEND&quot;;IF([.$C166]=2;&quot;DATA&quot;;&quot;GET&quot;))" office:value-type="string" office:string-value="SEND">
            <text:p>SEND</text:p>
          </table:table-cell>
          <table:table-cell table:formula="of:=IF(ISODD([.$C166]);[.$D166];[.$E165])" office:value-type="string" office:string-value="0xFF">
            <text:p>0xFF</text:p>
          </table:table-cell>
          <table:table-cell table:formula="of:=IF(ISODD([.$C166]);[.$D167];[.$E166])" office:value-type="string" office:string-value="0xFF">
            <text:p>0xFF</text:p>
          </table:table-cell>
          <table:table-cell table:formula="of:=HEX2BIN(RIGHT([.D166];2);8)" office:value-type="string" office:string-value="11111111">
            <text:p>11111111</text:p>
          </table:table-cell>
          <table:table-cell table:formula="of:=HEX2BIN(RIGHT([.E166];2);8)" office:value-type="string" office:string-value="11111111">
            <text:p>11111111</text:p>
          </table:table-cell>
          <table:table-cell table:number-columns-repeated="1014"/>
        </table:table-row>
        <table:table-row table:style-name="ro2">
          <table:table-cell office:value-type="float" office:value="4.61681088">
            <text:p>4.61681088</text:p>
          </table:table-cell>
          <table:table-cell office:value-type="float" office:value="41">
            <text:p>41</text:p>
          </table:table-cell>
          <table:table-cell table:formula="of:=IF([.B167]=[.B166];[.C166]+1;1)" office:value-type="float" office:value="2">
            <text:p>2</text:p>
          </table:table-cell>
          <table:table-cell office:value-type="string">
            <text:p>0xFF</text:p>
          </table:table-cell>
          <table:table-cell office:value-type="string">
            <text:p>0xF9</text:p>
          </table:table-cell>
          <table:table-cell table:formula="of:=IF(ISODD([.$C167]);&quot;SEND&quot;;IF([.$C167]=2;&quot;DATA&quot;;&quot;GET&quot;))" office:value-type="string" office:string-value="DATA">
            <text:p>DATA</text:p>
          </table:table-cell>
          <table:table-cell table:formula="of:=IF(ISODD([.$C167]);[.$D167];[.$E166])" office:value-type="string" office:string-value="0xFF">
            <text:p>0xFF</text:p>
          </table:table-cell>
          <table:table-cell table:formula="of:=IF(ISODD([.$C167]);[.$D168];[.$E167])" office:value-type="string" office:string-value="0xF9">
            <text:p>0xF9</text:p>
          </table:table-cell>
          <table:table-cell table:formula="of:=HEX2BIN(RIGHT([.D167];2);8)" office:value-type="string" office:string-value="11111111">
            <text:p>11111111</text:p>
          </table:table-cell>
          <table:table-cell table:formula="of:=HEX2BIN(RIGHT([.E167];2);8)" office:value-type="string" office:string-value="11111001">
            <text:p>11111001</text:p>
          </table:table-cell>
          <table:table-cell table:number-columns-repeated="1014"/>
        </table:table-row>
        <table:table-row table:style-name="ro2">
          <table:table-cell office:value-type="float" office:value="4.61724666">
            <text:p>4.61724666</text:p>
          </table:table-cell>
          <table:table-cell office:value-type="float" office:value="41">
            <text:p>41</text:p>
          </table:table-cell>
          <table:table-cell table:formula="of:=IF([.B168]=[.B167];[.C167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IF(ISODD([.$C168]);&quot;SEND&quot;;IF([.$C168]=2;&quot;DATA&quot;;&quot;GET&quot;))" office:value-type="string" office:string-value="SEND">
            <text:p>SEND</text:p>
          </table:table-cell>
          <table:table-cell table:formula="of:=IF(ISODD([.$C168]);[.$D168];[.$E167])" office:value-type="string" office:string-value="0xFF">
            <text:p>0xFF</text:p>
          </table:table-cell>
          <table:table-cell table:formula="of:=IF(ISODD([.$C168]);[.$D169];[.$E168])" office:value-type="string" office:string-value="0xFF">
            <text:p>0xFF</text:p>
          </table:table-cell>
          <table:table-cell table:formula="of:=HEX2BIN(RIGHT([.D168];2);8)" office:value-type="string" office:string-value="11111111">
            <text:p>11111111</text:p>
          </table:table-cell>
          <table:table-cell table:formula="of:=HEX2BIN(RIGHT([.E168];2);8)" office:value-type="string" office:string-value="00111011">
            <text:p>00111011</text:p>
          </table:table-cell>
          <table:table-cell table:number-columns-repeated="1014"/>
        </table:table-row>
        <table:table-row table:style-name="ro2">
          <table:table-cell office:value-type="float" office:value="4.61768244">
            <text:p>4.61768244</text:p>
          </table:table-cell>
          <table:table-cell office:value-type="float" office:value="41">
            <text:p>41</text:p>
          </table:table-cell>
          <table:table-cell table:formula="of:=IF([.B169]=[.B168];[.C168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0B</text:p>
          </table:table-cell>
          <table:table-cell table:formula="of:=IF(ISODD([.$C169]);&quot;SEND&quot;;IF([.$C169]=2;&quot;DATA&quot;;&quot;GET&quot;))" office:value-type="string" office:string-value="GET">
            <text:p>GET</text:p>
          </table:table-cell>
          <table:table-cell table:formula="of:=IF(ISODD([.$C169]);[.$D169];[.$E168])" office:value-type="string" office:string-value="0x3B">
            <text:p>0x3B</text:p>
          </table:table-cell>
          <table:table-cell table:formula="of:=IF(ISODD([.$C169]);[.$D170];[.$E169])" office:value-type="string" office:string-value="0x0B">
            <text:p>0x0B</text:p>
          </table:table-cell>
          <table:table-cell table:formula="of:=HEX2BIN(RIGHT([.D169];2);8)" office:value-type="string" office:string-value="11111111">
            <text:p>11111111</text:p>
          </table:table-cell>
          <table:table-cell table:formula="of:=HEX2BIN(RIGHT([.E169];2);8)" office:value-type="string" office:string-value="00001011">
            <text:p>00001011</text:p>
          </table:table-cell>
          <table:table-cell table:number-columns-repeated="1014"/>
        </table:table-row>
        <table:table-row table:style-name="ro2">
          <table:table-cell office:value-type="float" office:value="4.648373">
            <text:p>4.648373</text:p>
          </table:table-cell>
          <table:table-cell office:value-type="float" office:value="42">
            <text:p>42</text:p>
          </table:table-cell>
          <table:table-cell table:formula="of:=IF([.B170]=[.B169];[.C169]+1;1)" office:value-type="float" office:value="1">
            <text:p>1</text:p>
          </table:table-cell>
          <table:table-cell office:value-type="string">
            <text:p>0xBB</text:p>
          </table:table-cell>
          <table:table-cell office:value-type="string">
            <text:p>0xFF</text:p>
          </table:table-cell>
          <table:table-cell table:formula="of:=IF(ISODD([.$C170]);&quot;SEND&quot;;IF([.$C170]=2;&quot;DATA&quot;;&quot;GET&quot;))" office:value-type="string" office:string-value="SEND">
            <text:p>SEND</text:p>
          </table:table-cell>
          <table:table-cell table:formula="of:=IF(ISODD([.$C170]);[.$D170];[.$E169])" office:value-type="string" office:string-value="0xBB">
            <text:p>0xBB</text:p>
          </table:table-cell>
          <table:table-cell table:formula="of:=IF(ISODD([.$C170]);[.$D171];[.$E170])" office:value-type="string" office:string-value="0x1B">
            <text:p>0x1B</text:p>
          </table:table-cell>
          <table:table-cell table:formula="of:=HEX2BIN(RIGHT([.D170];2);8)" office:value-type="string" office:string-value="10111011">
            <text:p>10111011</text:p>
          </table:table-cell>
          <table:table-cell table:formula="of:=HEX2BIN(RIGHT([.E170];2);8)" office:value-type="string" office:string-value="11111111">
            <text:p>11111111</text:p>
          </table:table-cell>
          <table:table-cell table:number-columns-repeated="1014"/>
        </table:table-row>
        <table:table-row table:style-name="ro2">
          <table:table-cell office:value-type="float" office:value="4.64879704">
            <text:p>4.64879704</text:p>
          </table:table-cell>
          <table:table-cell office:value-type="float" office:value="42">
            <text:p>42</text:p>
          </table:table-cell>
          <table:table-cell table:formula="of:=IF([.B171]=[.B170];[.C170]+1;1)" office:value-type="float" office:value="2">
            <text:p>2</text:p>
          </table:table-cell>
          <table:table-cell office:value-type="string">
            <text:p>0x1B</text:p>
          </table:table-cell>
          <table:table-cell office:value-type="string">
            <text:p>0xF9</text:p>
          </table:table-cell>
          <table:table-cell table:formula="of:=IF(ISODD([.$C171]);&quot;SEND&quot;;IF([.$C171]=2;&quot;DATA&quot;;&quot;GET&quot;))" office:value-type="string" office:string-value="DATA">
            <text:p>DATA</text:p>
          </table:table-cell>
          <table:table-cell table:formula="of:=IF(ISODD([.$C171]);[.$D171];[.$E170])" office:value-type="string" office:string-value="0xFF">
            <text:p>0xFF</text:p>
          </table:table-cell>
          <table:table-cell table:formula="of:=IF(ISODD([.$C171]);[.$D172];[.$E171])" office:value-type="string" office:string-value="0xF9">
            <text:p>0xF9</text:p>
          </table:table-cell>
          <table:table-cell table:formula="of:=HEX2BIN(RIGHT([.D171];2);8)" office:value-type="string" office:string-value="00011011">
            <text:p>00011011</text:p>
          </table:table-cell>
          <table:table-cell table:formula="of:=HEX2BIN(RIGHT([.E171];2);8)" office:value-type="string" office:string-value="11111001">
            <text:p>11111001</text:p>
          </table:table-cell>
          <table:table-cell table:number-columns-repeated="1014"/>
        </table:table-row>
        <table:table-row table:style-name="ro2">
          <table:table-cell office:value-type="float" office:value="4.64922504">
            <text:p>4.64922504</text:p>
          </table:table-cell>
          <table:table-cell office:value-type="float" office:value="42">
            <text:p>42</text:p>
          </table:table-cell>
          <table:table-cell table:formula="of:=IF([.B172]=[.B171];[.C171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IF(ISODD([.$C172]);&quot;SEND&quot;;IF([.$C172]=2;&quot;DATA&quot;;&quot;GET&quot;))" office:value-type="string" office:string-value="SEND">
            <text:p>SEND</text:p>
          </table:table-cell>
          <table:table-cell table:formula="of:=IF(ISODD([.$C172]);[.$D172];[.$E171])" office:value-type="string" office:string-value="0xFF">
            <text:p>0xFF</text:p>
          </table:table-cell>
          <table:table-cell table:formula="of:=IF(ISODD([.$C172]);[.$D173];[.$E172])" office:value-type="string" office:string-value="0xFF">
            <text:p>0xFF</text:p>
          </table:table-cell>
          <table:table-cell table:formula="of:=HEX2BIN(RIGHT([.D172];2);8)" office:value-type="string" office:string-value="11111111">
            <text:p>11111111</text:p>
          </table:table-cell>
          <table:table-cell table:formula="of:=HEX2BIN(RIGHT([.E172];2);8)" office:value-type="string" office:string-value="00111011">
            <text:p>00111011</text:p>
          </table:table-cell>
          <table:table-cell table:number-columns-repeated="1014"/>
        </table:table-row>
        <table:table-row table:style-name="ro2">
          <table:table-cell office:value-type="float" office:value="4.64966082">
            <text:p>4.64966082</text:p>
          </table:table-cell>
          <table:table-cell office:value-type="float" office:value="42">
            <text:p>42</text:p>
          </table:table-cell>
          <table:table-cell table:formula="of:=IF([.B173]=[.B172];[.C172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1B</text:p>
          </table:table-cell>
          <table:table-cell table:formula="of:=IF(ISODD([.$C173]);&quot;SEND&quot;;IF([.$C173]=2;&quot;DATA&quot;;&quot;GET&quot;))" office:value-type="string" office:string-value="GET">
            <text:p>GET</text:p>
          </table:table-cell>
          <table:table-cell table:formula="of:=IF(ISODD([.$C173]);[.$D173];[.$E172])" office:value-type="string" office:string-value="0x3B">
            <text:p>0x3B</text:p>
          </table:table-cell>
          <table:table-cell table:formula="of:=IF(ISODD([.$C173]);[.$D174];[.$E173])" office:value-type="string" office:string-value="0x1B">
            <text:p>0x1B</text:p>
          </table:table-cell>
          <table:table-cell table:formula="of:=HEX2BIN(RIGHT([.D173];2);8)" office:value-type="string" office:string-value="11111111">
            <text:p>11111111</text:p>
          </table:table-cell>
          <table:table-cell table:formula="of:=HEX2BIN(RIGHT([.E173];2);8)" office:value-type="string" office:string-value="00011011">
            <text:p>00011011</text:p>
          </table:table-cell>
          <table:table-cell table:number-columns-repeated="1014"/>
        </table:table-row>
        <table:table-row table:style-name="ro2">
          <table:table-cell office:value-type="float" office:value="4.80038826">
            <text:p>4.80038826</text:p>
          </table:table-cell>
          <table:table-cell office:value-type="float" office:value="43">
            <text:p>43</text:p>
          </table:table-cell>
          <table:table-cell table:formula="of:=IF([.B174]=[.B173];[.C173]+1;1)" office:value-type="float" office:value="1">
            <text:p>1</text:p>
          </table:table-cell>
          <table:table-cell office:value-type="string">
            <text:p>0xFF</text:p>
          </table:table-cell>
          <table:table-cell office:value-type="string">
            <text:p>0x0A</text:p>
          </table:table-cell>
          <table:table-cell table:formula="of:=IF(ISODD([.$C174]);&quot;SEND&quot;;IF([.$C174]=2;&quot;DATA&quot;;&quot;GET&quot;))" office:value-type="string" office:string-value="SEND">
            <text:p>SEND</text:p>
          </table:table-cell>
          <table:table-cell table:formula="of:=IF(ISODD([.$C174]);[.$D174];[.$E173])" office:value-type="string" office:string-value="0xFF">
            <text:p>0xFF</text:p>
          </table:table-cell>
          <table:table-cell table:formula="of:=IF(ISODD([.$C174]);[.$D175];[.$E174])" office:value-type="string" office:string-value="0xFF">
            <text:p>0xFF</text:p>
          </table:table-cell>
          <table:table-cell table:formula="of:=HEX2BIN(RIGHT([.D174];2);8)" office:value-type="string" office:string-value="11111111">
            <text:p>11111111</text:p>
          </table:table-cell>
          <table:table-cell table:formula="of:=HEX2BIN(RIGHT([.E174];2);8)" office:value-type="string" office:string-value="00001010">
            <text:p>00001010</text:p>
          </table:table-cell>
          <table:table-cell table:number-columns-repeated="1014"/>
        </table:table-row>
        <table:table-row table:style-name="ro2">
          <table:table-cell office:value-type="float" office:value="4.80082404">
            <text:p>4.80082404</text:p>
          </table:table-cell>
          <table:table-cell office:value-type="float" office:value="43">
            <text:p>43</text:p>
          </table:table-cell>
          <table:table-cell table:formula="of:=IF([.B175]=[.B174];[.C174]+1;1)" office:value-type="float" office:value="2">
            <text:p>2</text:p>
          </table:table-cell>
          <table:table-cell office:value-type="string">
            <text:p>0xFF</text:p>
          </table:table-cell>
          <table:table-cell office:value-type="string">
            <text:p>0x64</text:p>
          </table:table-cell>
          <table:table-cell table:formula="of:=IF(ISODD([.$C175]);&quot;SEND&quot;;IF([.$C175]=2;&quot;DATA&quot;;&quot;GET&quot;))" office:value-type="string" office:string-value="DATA">
            <text:p>DATA</text:p>
          </table:table-cell>
          <table:table-cell table:formula="of:=IF(ISODD([.$C175]);[.$D175];[.$E174])" office:value-type="string" office:string-value="0x0A">
            <text:p>0x0A</text:p>
          </table:table-cell>
          <table:table-cell table:formula="of:=IF(ISODD([.$C175]);[.$D176];[.$E175])" office:value-type="string" office:string-value="0x64">
            <text:p>0x64</text:p>
          </table:table-cell>
          <table:table-cell table:formula="of:=HEX2BIN(RIGHT([.D175];2);8)" office:value-type="string" office:string-value="11111111">
            <text:p>11111111</text:p>
          </table:table-cell>
          <table:table-cell table:formula="of:=HEX2BIN(RIGHT([.E175];2);8)" office:value-type="string" office:string-value="01100100">
            <text:p>01100100</text:p>
          </table:table-cell>
          <table:table-cell table:number-columns-repeated="1014"/>
        </table:table-row>
        <table:table-row table:style-name="ro2">
          <table:table-cell office:value-type="float" office:value="4.8012598">
            <text:p>4.8012598</text:p>
          </table:table-cell>
          <table:table-cell office:value-type="float" office:value="43">
            <text:p>43</text:p>
          </table:table-cell>
          <table:table-cell table:formula="of:=IF([.B176]=[.B175];[.C175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IF(ISODD([.$C176]);&quot;SEND&quot;;IF([.$C176]=2;&quot;DATA&quot;;&quot;GET&quot;))" office:value-type="string" office:string-value="SEND">
            <text:p>SEND</text:p>
          </table:table-cell>
          <table:table-cell table:formula="of:=IF(ISODD([.$C176]);[.$D176];[.$E175])" office:value-type="string" office:string-value="0xFF">
            <text:p>0xFF</text:p>
          </table:table-cell>
          <table:table-cell table:formula="of:=IF(ISODD([.$C176]);[.$D177];[.$E176])" office:value-type="string" office:string-value="0xFF">
            <text:p>0xFF</text:p>
          </table:table-cell>
          <table:table-cell table:formula="of:=HEX2BIN(RIGHT([.D176];2);8)" office:value-type="string" office:string-value="11111111">
            <text:p>11111111</text:p>
          </table:table-cell>
          <table:table-cell table:formula="of:=HEX2BIN(RIGHT([.E176];2);8)" office:value-type="string" office:string-value="00111011">
            <text:p>00111011</text:p>
          </table:table-cell>
          <table:table-cell table:number-columns-repeated="1014"/>
        </table:table-row>
        <table:table-row table:style-name="ro2">
          <table:table-cell office:value-type="float" office:value="4.80169556">
            <text:p>4.80169556</text:p>
          </table:table-cell>
          <table:table-cell office:value-type="float" office:value="43">
            <text:p>43</text:p>
          </table:table-cell>
          <table:table-cell table:formula="of:=IF([.B177]=[.B176];[.C176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1B</text:p>
          </table:table-cell>
          <table:table-cell table:formula="of:=IF(ISODD([.$C177]);&quot;SEND&quot;;IF([.$C177]=2;&quot;DATA&quot;;&quot;GET&quot;))" office:value-type="string" office:string-value="GET">
            <text:p>GET</text:p>
          </table:table-cell>
          <table:table-cell table:formula="of:=IF(ISODD([.$C177]);[.$D177];[.$E176])" office:value-type="string" office:string-value="0x3B">
            <text:p>0x3B</text:p>
          </table:table-cell>
          <table:table-cell table:formula="of:=IF(ISODD([.$C177]);[.$D178];[.$E177])" office:value-type="string" office:string-value="0x1B">
            <text:p>0x1B</text:p>
          </table:table-cell>
          <table:table-cell table:formula="of:=HEX2BIN(RIGHT([.D177];2);8)" office:value-type="string" office:string-value="11111111">
            <text:p>11111111</text:p>
          </table:table-cell>
          <table:table-cell table:formula="of:=HEX2BIN(RIGHT([.E177];2);8)" office:value-type="string" office:string-value="00011011">
            <text:p>00011011</text:p>
          </table:table-cell>
          <table:table-cell table:number-columns-repeated="1014"/>
        </table:table-row>
        <table:table-row table:style-name="ro2">
          <table:table-cell office:value-type="float" office:value="4.92039236">
            <text:p>4.92039236</text:p>
          </table:table-cell>
          <table:table-cell/>
          <table:table-cell/>
          <table:table-cell office:value-type="string">
            <text:p>0xBB</text:p>
          </table:table-cell>
          <table:table-cell office:value-type="string">
            <text:p>0x0A</text:p>
          </table:table-cell>
          <table:table-cell table:formula="of:=IF(ISODD([.$C178]);&quot;SEND&quot;;IF([.$C178]=2;&quot;DATA&quot;;&quot;GET&quot;))" office:value-type="boolean" office:boolean-value="false">
            <text:p>Err:504</text:p>
          </table:table-cell>
          <table:table-cell table:formula="of:=IF(ISODD([.$C178]);[.$D178];[.$E177])" office:value-type="boolean" office:boolean-value="false">
            <text:p>Err:504</text:p>
          </table:table-cell>
          <table:table-cell table:formula="of:=IF(ISODD([.$C178]);[.$D179];[.$E178])" office:value-type="boolean" office:boolean-value="false">
            <text:p>Err:504</text:p>
          </table:table-cell>
          <table:table-cell table:formula="of:=HEX2BIN(RIGHT([.D178];2);8)" office:value-type="string" office:string-value="10111011">
            <text:p>10111011</text:p>
          </table:table-cell>
          <table:table-cell table:formula="of:=HEX2BIN(RIGHT([.E178];2);8)" office:value-type="string" office:string-value="00001010">
            <text:p>00001010</text:p>
          </table:table-cell>
          <table:table-cell table:number-columns-repeated="1014"/>
        </table:table-row>
        <table:table-row table:style-name="ro2">
          <table:table-cell office:value-type="float" office:value="4.9208164">
            <text:p>4.9208164</text:p>
          </table:table-cell>
          <table:table-cell/>
          <table:table-cell/>
          <table:table-cell office:value-type="string">
            <text:p>0x0B</text:p>
          </table:table-cell>
          <table:table-cell office:value-type="string">
            <text:p>0x64</text:p>
          </table:table-cell>
          <table:table-cell table:formula="of:=IF(ISODD([.$C179]);&quot;SEND&quot;;IF([.$C179]=2;&quot;DATA&quot;;&quot;GET&quot;))" office:value-type="boolean" office:boolean-value="false">
            <text:p>Err:504</text:p>
          </table:table-cell>
          <table:table-cell table:formula="of:=IF(ISODD([.$C179]);[.$D179];[.$E178])" office:value-type="boolean" office:boolean-value="false">
            <text:p>Err:504</text:p>
          </table:table-cell>
          <table:table-cell table:formula="of:=IF(ISODD([.$C179]);[.$D180];[.$E179])" office:value-type="boolean" office:boolean-value="false">
            <text:p>Err:504</text:p>
          </table:table-cell>
          <table:table-cell table:formula="of:=HEX2BIN(RIGHT([.D179];2);8)" office:value-type="string" office:string-value="00001011">
            <text:p>00001011</text:p>
          </table:table-cell>
          <table:table-cell table:formula="of:=HEX2BIN(RIGHT([.E179];2);8)" office:value-type="string" office:string-value="01100100">
            <text:p>01100100</text:p>
          </table:table-cell>
          <table:table-cell table:number-columns-repeated="1014"/>
        </table:table-row>
        <table:table-row table:style-name="ro2">
          <table:table-cell office:value-type="float" office:value="4.9212444">
            <text:p>4.9212444</text:p>
          </table:table-cell>
          <table:table-cell/>
          <table:table-cell/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IF(ISODD([.$C180]);&quot;SEND&quot;;IF([.$C180]=2;&quot;DATA&quot;;&quot;GET&quot;))" office:value-type="boolean" office:boolean-value="false">
            <text:p>Err:504</text:p>
          </table:table-cell>
          <table:table-cell table:formula="of:=IF(ISODD([.$C180]);[.$D180];[.$E179])" office:value-type="boolean" office:boolean-value="false">
            <text:p>Err:504</text:p>
          </table:table-cell>
          <table:table-cell table:formula="of:=IF(ISODD([.$C180]);[.$D181];[.$E180])" office:value-type="boolean" office:boolean-value="false">
            <text:p>Err:504</text:p>
          </table:table-cell>
          <table:table-cell table:formula="of:=HEX2BIN(RIGHT([.D180];2);8)" office:value-type="string" office:string-value="11111111">
            <text:p>11111111</text:p>
          </table:table-cell>
          <table:table-cell table:formula="of:=HEX2BIN(RIGHT([.E180];2);8)" office:value-type="string" office:string-value="00111011">
            <text:p>00111011</text:p>
          </table:table-cell>
          <table:table-cell table:number-columns-repeated="1014"/>
        </table:table-row>
        <table:table-row table:style-name="ro2">
          <table:table-cell office:value-type="float" office:value="4.92168018">
            <text:p>4.92168018</text:p>
          </table:table-cell>
          <table:table-cell/>
          <table:table-cell/>
          <table:table-cell office:value-type="string">
            <text:p>0xFF</text:p>
          </table:table-cell>
          <table:table-cell office:value-type="string">
            <text:p>0x0B</text:p>
          </table:table-cell>
          <table:table-cell table:formula="of:=IF(ISODD([.$C181]);&quot;SEND&quot;;IF([.$C181]=2;&quot;DATA&quot;;&quot;GET&quot;))" office:value-type="boolean" office:boolean-value="false">
            <text:p>Err:504</text:p>
          </table:table-cell>
          <table:table-cell table:formula="of:=IF(ISODD([.$C181]);[.$D181];[.$E180])" office:value-type="boolean" office:boolean-value="false">
            <text:p>Err:504</text:p>
          </table:table-cell>
          <table:table-cell table:formula="of:=IF(ISODD([.$C181]);[.$D182];[.$E181])" office:value-type="boolean" office:boolean-value="false">
            <text:p>Err:504</text:p>
          </table:table-cell>
          <table:table-cell table:formula="of:=HEX2BIN(RIGHT([.D181];2);8)" office:value-type="string" office:string-value="11111111">
            <text:p>11111111</text:p>
          </table:table-cell>
          <table:table-cell table:formula="of:=HEX2BIN(RIGHT([.E181];2);8)" office:value-type="string" office:string-value="00001011">
            <text:p>00001011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138in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0413in double #3f3f3f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0555in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0555in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346in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138in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0413in double #ff8001" style:border-line-width-bottom="0.0138in 0.0138in 0.0138in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138in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138in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0.0413in double #4f81bd" style:border-line-width-bottom="0.0138in 0.0138in 0.0138in" style:diagonal-bl-tr="none" style:diagonal-tl-br="none" fo:border-left="none" fo:border-right="none" style:rotation-align="none" fo:border-top="0.0138in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5">05/05/2013</text:date>, <text:time>22:3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ds1118_5f_SPI_5f_01" style:display-name="PageStyle_ads1118_SPI_0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5T22:32:53.75</dc:date>
    <meta:document-statistic meta:table-count="1" meta:cell-count="1804" meta:object-count="0"/>
    <meta:generator>OpenOffice.org/3.4.1$Win32 OpenOffice.org_project/341m1$Build-9593</meta:generator>
  </office:meta>
</office:document-meta>
</file>